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13" style:family="table">
      <style:table-properties style:width="7.3188in" table:align="margins"/>
    </style:style>
    <style:style style:name="Table13.A" style:family="table-column">
      <style:table-column-properties style:column-width="2.4375in" style:rel-column-width="21826*"/>
    </style:style>
    <style:style style:name="Table13.B" style:family="table-column">
      <style:table-column-properties style:column-width="4.8813in" style:rel-column-width="43709*"/>
    </style:style>
    <style:style style:name="Table13.A1" style:family="table-cell">
      <style:table-cell-properties style:writing-mode="page"/>
    </style:style>
    <style:style style:name="Table14" style:family="table">
      <style:table-properties style:width="7.3188in" table:align="margins"/>
    </style:style>
    <style:style style:name="Table14.A" style:family="table-column">
      <style:table-column-properties style:column-width="1.375in" style:rel-column-width="12312*"/>
    </style:style>
    <style:style style:name="Table14.B" style:family="table-column">
      <style:table-column-properties style:column-width="2in" style:rel-column-width="17908*"/>
    </style:style>
    <style:style style:name="Table14.C" style:family="table-column">
      <style:table-column-properties style:column-width="3.9438in" style:rel-column-width="35315*"/>
    </style:style>
    <style:style style:name="Table14.A1" style:family="table-cell">
      <style:table-cell-properties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10" style:family="table-row">
      <style:table-row-properties style:min-row-height="0.6125in"/>
    </style:style>
    <style:style style:name="Table12.11"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8" style:family="table-row">
      <style:table-row-properties style:min-row-height="1.375in"/>
    </style:style>
    <style:style style:name="Table3.11"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Horizontal_20_Line">
      <style:text-properties fo:color="#000080" loext:opacity="100%"/>
    </style:style>
    <style:style style:name="P4" style:family="paragraph" style:parent-style-name="Text_20_body">
      <style:text-properties officeooo:paragraph-rsid="000eb8de"/>
    </style:style>
    <style:style style:name="P5" style:family="paragraph" style:parent-style-name="Text_20_body">
      <style:text-properties fo:font-style="normal" officeooo:rsid="00edfc68" officeooo:paragraph-rsid="010c79af" style:font-style-asian="normal" style:font-style-complex="normal"/>
    </style:style>
    <style:style style:name="P6" style:family="paragraph" style:parent-style-name="Text_20_body">
      <style:text-properties fo:font-style="normal" officeooo:rsid="00edfc68" officeooo:paragraph-rsid="01ef5299" style:font-style-asian="normal" style:font-style-complex="normal"/>
    </style:style>
    <style:style style:name="P7" style:family="paragraph" style:parent-style-name="Text_20_body">
      <style:text-properties fo:font-style="normal" officeooo:rsid="00edfc68" officeooo:paragraph-rsid="00eb6414" style:font-style-asian="normal" style:font-style-complex="normal"/>
    </style:style>
    <style:style style:name="P8" style:family="paragraph" style:parent-style-name="Table_20_Contents">
      <style:text-properties fo:font-style="normal" officeooo:rsid="019945d4" officeooo:paragraph-rsid="019945d4" style:font-style-asian="normal" style:font-style-complex="normal"/>
    </style:style>
    <style:style style:name="P9" style:family="paragraph" style:parent-style-name="Text_20_body">
      <style:text-properties fo:font-style="normal" officeooo:rsid="00f31c32" officeooo:paragraph-rsid="01ef5299" style:font-style-asian="normal" style:font-style-complex="normal"/>
    </style:style>
    <style:style style:name="P10" style:family="paragraph" style:parent-style-name="Text_20_body">
      <style:text-properties fo:font-style="normal" officeooo:rsid="00dcfe11" officeooo:paragraph-rsid="00dcfe11" style:font-style-asian="normal" style:font-style-complex="normal"/>
    </style:style>
    <style:style style:name="P11" style:family="paragraph" style:parent-style-name="Text_20_body">
      <style:text-properties fo:font-style="normal" officeooo:rsid="01f0c730" officeooo:paragraph-rsid="01f0c730" style:font-style-asian="normal" style:font-style-complex="normal"/>
    </style:style>
    <style:style style:name="P12" style:family="paragraph" style:parent-style-name="Text_20_body">
      <style:text-properties fo:font-style="normal" officeooo:rsid="01e8c4f0" officeooo:paragraph-rsid="01f0c730" style:font-style-asian="normal" style:font-style-complex="normal"/>
    </style:style>
    <style:style style:name="P13"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14"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5"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16"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17"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18" style:family="paragraph" style:parent-style-name="Text_20_body">
      <style:text-properties officeooo:paragraph-rsid="007869e7"/>
    </style:style>
    <style:style style:name="P19" style:family="paragraph" style:parent-style-name="Text_20_body">
      <style:text-properties officeooo:rsid="008f166c" officeooo:paragraph-rsid="008f166c"/>
    </style:style>
    <style:style style:name="P20" style:family="paragraph" style:parent-style-name="Text_20_body">
      <style:text-properties officeooo:rsid="008f166c" officeooo:paragraph-rsid="0092a749"/>
    </style:style>
    <style:style style:name="P21" style:family="paragraph" style:parent-style-name="Text_20_body">
      <style:text-properties officeooo:rsid="008f166c" officeooo:paragraph-rsid="009ab009"/>
    </style:style>
    <style:style style:name="P22" style:family="paragraph" style:parent-style-name="Text_20_body">
      <style:text-properties officeooo:rsid="0090edb5" officeooo:paragraph-rsid="0090edb5"/>
    </style:style>
    <style:style style:name="P23" style:family="paragraph" style:parent-style-name="Text_20_body">
      <style:text-properties officeooo:rsid="0090edb5" officeooo:paragraph-rsid="01315f2a"/>
    </style:style>
    <style:style style:name="P24" style:family="paragraph" style:parent-style-name="Text_20_body">
      <style:text-properties officeooo:rsid="0090edb5" officeooo:paragraph-rsid="020c25e1"/>
    </style:style>
    <style:style style:name="P25" style:family="paragraph" style:parent-style-name="Text_20_body">
      <style:text-properties officeooo:paragraph-rsid="0090edb5"/>
    </style:style>
    <style:style style:name="P26" style:family="paragraph" style:parent-style-name="Text_20_body">
      <style:text-properties officeooo:paragraph-rsid="0091b48c"/>
    </style:style>
    <style:style style:name="P27" style:family="paragraph" style:parent-style-name="Text_20_body">
      <style:text-properties officeooo:rsid="009342d4" officeooo:paragraph-rsid="009342d4"/>
    </style:style>
    <style:style style:name="P28" style:family="paragraph" style:parent-style-name="Text_20_body">
      <style:text-properties officeooo:rsid="009342d4" officeooo:paragraph-rsid="014f6b5a"/>
    </style:style>
    <style:style style:name="P29" style:family="paragraph" style:parent-style-name="Table_20_Heading">
      <style:text-properties officeooo:rsid="009342d4" officeooo:paragraph-rsid="014f6b5a"/>
    </style:style>
    <style:style style:name="P30" style:family="paragraph" style:parent-style-name="Table_20_Contents">
      <style:text-properties officeooo:rsid="009342d4" officeooo:paragraph-rsid="014f6b5a"/>
    </style:style>
    <style:style style:name="P31" style:family="paragraph" style:parent-style-name="Text_20_body">
      <style:text-properties officeooo:rsid="0096c0cd" officeooo:paragraph-rsid="0096c0cd"/>
    </style:style>
    <style:style style:name="P32" style:family="paragraph" style:parent-style-name="Text_20_body">
      <style:text-properties officeooo:rsid="0096c0cd" officeooo:paragraph-rsid="009f8095"/>
    </style:style>
    <style:style style:name="P33" style:family="paragraph" style:parent-style-name="Text_20_body">
      <style:text-properties officeooo:rsid="0097b36a" officeooo:paragraph-rsid="0097b36a"/>
    </style:style>
    <style:style style:name="P34" style:family="paragraph" style:parent-style-name="Text_20_body">
      <style:text-properties officeooo:rsid="0097b36a" officeooo:paragraph-rsid="0141c3e6"/>
    </style:style>
    <style:style style:name="P35" style:family="paragraph" style:parent-style-name="Text_20_body">
      <style:text-properties officeooo:rsid="0097c053" officeooo:paragraph-rsid="0097c053"/>
    </style:style>
    <style:style style:name="P36" style:family="paragraph" style:parent-style-name="Text_20_body">
      <style:text-properties officeooo:rsid="0097c053" officeooo:paragraph-rsid="0098b874"/>
    </style:style>
    <style:style style:name="P37" style:family="paragraph" style:parent-style-name="Text_20_body">
      <style:text-properties officeooo:rsid="0098b874" officeooo:paragraph-rsid="0098b874"/>
    </style:style>
    <style:style style:name="P38" style:family="paragraph" style:parent-style-name="Text_20_body">
      <style:text-properties officeooo:rsid="009ab009" officeooo:paragraph-rsid="009ab009"/>
    </style:style>
    <style:style style:name="P39" style:family="paragraph" style:parent-style-name="Text_20_body">
      <style:text-properties officeooo:rsid="009e5ccb" officeooo:paragraph-rsid="009e5ccb"/>
    </style:style>
    <style:style style:name="P40" style:family="paragraph" style:parent-style-name="Text_20_body">
      <style:text-properties officeooo:rsid="009f8095" officeooo:paragraph-rsid="009f8095"/>
    </style:style>
    <style:style style:name="P41" style:family="paragraph" style:parent-style-name="Text_20_body">
      <style:text-properties officeooo:rsid="009f8095" officeooo:paragraph-rsid="00a025ff"/>
    </style:style>
    <style:style style:name="P42" style:family="paragraph" style:parent-style-name="Text_20_body">
      <style:text-properties officeooo:rsid="00a025ff" officeooo:paragraph-rsid="00a025ff"/>
    </style:style>
    <style:style style:name="P43" style:family="paragraph" style:parent-style-name="Text_20_body">
      <style:text-properties officeooo:rsid="00a3d0f5" officeooo:paragraph-rsid="00a3d0f5"/>
    </style:style>
    <style:style style:name="P44" style:family="paragraph" style:parent-style-name="Table_20_Contents">
      <style:text-properties officeooo:rsid="00a3d0f5" officeooo:paragraph-rsid="00a3d0f5"/>
    </style:style>
    <style:style style:name="P45" style:family="paragraph" style:parent-style-name="Text_20_body">
      <style:text-properties officeooo:rsid="00a3d0f5" officeooo:paragraph-rsid="00a8c6b0"/>
    </style:style>
    <style:style style:name="P46" style:family="paragraph" style:parent-style-name="Text_20_body">
      <style:text-properties officeooo:rsid="00a3d0f5" officeooo:paragraph-rsid="000eb8de"/>
    </style:style>
    <style:style style:name="P47" style:family="paragraph" style:parent-style-name="Text_20_body">
      <style:text-properties officeooo:rsid="00a75309" officeooo:paragraph-rsid="00a75309"/>
    </style:style>
    <style:style style:name="P48" style:family="paragraph" style:parent-style-name="Text_20_body">
      <style:text-properties officeooo:rsid="00a75309" officeooo:paragraph-rsid="00b04859"/>
    </style:style>
    <style:style style:name="P49" style:family="paragraph" style:parent-style-name="Text_20_body">
      <style:text-properties officeooo:rsid="00a75309" officeooo:paragraph-rsid="00b1f068"/>
    </style:style>
    <style:style style:name="P50" style:family="paragraph" style:parent-style-name="Text_20_body">
      <style:text-properties officeooo:rsid="00a75309" officeooo:paragraph-rsid="00b8e907"/>
    </style:style>
    <style:style style:name="P51" style:family="paragraph" style:parent-style-name="Text_20_body">
      <style:text-properties officeooo:rsid="00a75309" officeooo:paragraph-rsid="00bbb35f"/>
    </style:style>
    <style:style style:name="P52" style:family="paragraph" style:parent-style-name="Text_20_body">
      <style:text-properties officeooo:rsid="00a75309" officeooo:paragraph-rsid="01fb99a6"/>
    </style:style>
    <style:style style:name="P53" style:family="paragraph" style:parent-style-name="Text_20_body">
      <style:text-properties officeooo:rsid="00b04859" officeooo:paragraph-rsid="00b04859"/>
    </style:style>
    <style:style style:name="P54" style:family="paragraph" style:parent-style-name="Text_20_body">
      <style:text-properties officeooo:rsid="00b1f068" officeooo:paragraph-rsid="00b1f068"/>
    </style:style>
    <style:style style:name="P55" style:family="paragraph" style:parent-style-name="Text_20_body">
      <style:text-properties officeooo:rsid="00b7dbce" officeooo:paragraph-rsid="00b7dbce"/>
    </style:style>
    <style:style style:name="P56" style:family="paragraph" style:parent-style-name="Text_20_body">
      <style:text-properties officeooo:rsid="00b7dbce" officeooo:paragraph-rsid="00b8e907"/>
    </style:style>
    <style:style style:name="P57" style:family="paragraph" style:parent-style-name="Text_20_body">
      <style:text-properties officeooo:rsid="00b9aeca" officeooo:paragraph-rsid="00b9aeca"/>
    </style:style>
    <style:style style:name="P58" style:family="paragraph" style:parent-style-name="Text_20_body">
      <style:text-properties officeooo:rsid="00bb7ac7" officeooo:paragraph-rsid="00bb7ac7"/>
    </style:style>
    <style:style style:name="P59" style:family="paragraph" style:parent-style-name="Text_20_body">
      <style:text-properties officeooo:rsid="00bbb35f" officeooo:paragraph-rsid="00bbb35f"/>
    </style:style>
    <style:style style:name="P60" style:family="paragraph" style:parent-style-name="Text_20_body">
      <style:text-properties officeooo:rsid="00b8e907" officeooo:paragraph-rsid="00b8e907"/>
    </style:style>
    <style:style style:name="P61" style:family="paragraph" style:parent-style-name="Text_20_body">
      <style:text-properties officeooo:rsid="00c30a47" officeooo:paragraph-rsid="00c30a47"/>
    </style:style>
    <style:style style:name="P62" style:family="paragraph" style:parent-style-name="Table_20_Contents">
      <style:text-properties officeooo:rsid="00c30a47" officeooo:paragraph-rsid="00c30a47"/>
    </style:style>
    <style:style style:name="P63" style:family="paragraph" style:parent-style-name="Text_20_body">
      <style:text-properties officeooo:rsid="00c30a47" officeooo:paragraph-rsid="01524928"/>
    </style:style>
    <style:style style:name="P64" style:family="paragraph" style:parent-style-name="Text_20_body">
      <style:paragraph-properties fo:break-before="page"/>
      <style:text-properties officeooo:rsid="00c30a47" officeooo:paragraph-rsid="01524928"/>
    </style:style>
    <style:style style:name="P65" style:family="paragraph" style:parent-style-name="Text_20_body">
      <style:text-properties officeooo:rsid="00c4b064" officeooo:paragraph-rsid="00c4b064"/>
    </style:style>
    <style:style style:name="P66" style:family="paragraph" style:parent-style-name="Text_20_body">
      <style:text-properties officeooo:rsid="00c4b064" officeooo:paragraph-rsid="0194d703"/>
    </style:style>
    <style:style style:name="P67" style:family="paragraph" style:parent-style-name="Text_20_body">
      <style:text-properties officeooo:rsid="00c4b064" officeooo:paragraph-rsid="01901718"/>
    </style:style>
    <style:style style:name="P68" style:family="paragraph" style:parent-style-name="Text_20_body">
      <style:text-properties officeooo:rsid="00c4c19a" officeooo:paragraph-rsid="00c4c19a"/>
    </style:style>
    <style:style style:name="P69" style:family="paragraph" style:parent-style-name="Table_20_Heading">
      <style:text-properties officeooo:rsid="00c4c19a" officeooo:paragraph-rsid="00c4c19a"/>
    </style:style>
    <style:style style:name="P70" style:family="paragraph" style:parent-style-name="Table_20_Contents">
      <style:text-properties officeooo:rsid="00c4c19a" officeooo:paragraph-rsid="00c4c19a"/>
    </style:style>
    <style:style style:name="P71" style:family="paragraph" style:parent-style-name="Table_20_Contents">
      <style:text-properties officeooo:rsid="00cd54ff" officeooo:paragraph-rsid="00cd54ff"/>
    </style:style>
    <style:style style:name="P72" style:family="paragraph" style:parent-style-name="Table_20_Contents">
      <style:text-properties officeooo:rsid="00cd54ff" officeooo:paragraph-rsid="00ce90bb"/>
    </style:style>
    <style:style style:name="P73" style:family="paragraph" style:parent-style-name="Text_20_body">
      <style:text-properties officeooo:rsid="00cfcaae" officeooo:paragraph-rsid="00cfcaae"/>
    </style:style>
    <style:style style:name="P74" style:family="paragraph" style:parent-style-name="Table_20_Heading">
      <style:text-properties officeooo:rsid="00cfcaae" officeooo:paragraph-rsid="00cfcaae"/>
    </style:style>
    <style:style style:name="P75" style:family="paragraph" style:parent-style-name="Table_20_Contents">
      <style:text-properties officeooo:rsid="00cfcaae" officeooo:paragraph-rsid="00cfcaae"/>
    </style:style>
    <style:style style:name="P76" style:family="paragraph" style:parent-style-name="Table_20_Contents">
      <style:text-properties officeooo:rsid="00cfcaae" officeooo:paragraph-rsid="019945d4"/>
    </style:style>
    <style:style style:name="P77" style:family="paragraph" style:parent-style-name="Table_20_Contents">
      <style:text-properties officeooo:rsid="00cfcaae" officeooo:paragraph-rsid="019b1230"/>
    </style:style>
    <style:style style:name="P78" style:family="paragraph" style:parent-style-name="Text_20_body">
      <style:text-properties officeooo:rsid="00cfcaae" officeooo:paragraph-rsid="01962f81"/>
    </style:style>
    <style:style style:name="P79" style:family="paragraph" style:parent-style-name="Text_20_body">
      <style:text-properties officeooo:rsid="00d58618" officeooo:paragraph-rsid="00d58618"/>
    </style:style>
    <style:style style:name="P80" style:family="paragraph" style:parent-style-name="Table_20_Heading">
      <style:text-properties officeooo:rsid="00d58618" officeooo:paragraph-rsid="00d58618"/>
    </style:style>
    <style:style style:name="P81" style:family="paragraph" style:parent-style-name="Text_20_body">
      <style:text-properties officeooo:rsid="00d58618"/>
    </style:style>
    <style:style style:name="P82" style:family="paragraph" style:parent-style-name="Text_20_body">
      <style:text-properties officeooo:rsid="00da4eba" officeooo:paragraph-rsid="00dc384a"/>
    </style:style>
    <style:style style:name="P83" style:family="paragraph" style:parent-style-name="Text_20_body">
      <style:text-properties officeooo:rsid="00da4eba" officeooo:paragraph-rsid="00eb6414"/>
    </style:style>
    <style:style style:name="P84" style:family="paragraph" style:parent-style-name="Text_20_body">
      <style:text-properties officeooo:rsid="00da4eba" officeooo:paragraph-rsid="00dcfe11"/>
    </style:style>
    <style:style style:name="P85" style:family="paragraph" style:parent-style-name="Text_20_body">
      <style:text-properties officeooo:rsid="00da4eba" officeooo:paragraph-rsid="01ef5299"/>
    </style:style>
    <style:style style:name="P86" style:family="paragraph" style:parent-style-name="Text_20_body">
      <style:text-properties officeooo:rsid="00dc384a" officeooo:paragraph-rsid="00dc384a"/>
    </style:style>
    <style:style style:name="P87" style:family="paragraph" style:parent-style-name="Text_20_body">
      <style:paragraph-properties fo:break-before="page"/>
      <style:text-properties officeooo:rsid="00dc384a" officeooo:paragraph-rsid="00dc384a"/>
    </style:style>
    <style:style style:name="P88" style:family="paragraph" style:parent-style-name="Text_20_body">
      <style:text-properties officeooo:rsid="00dcfe11" officeooo:paragraph-rsid="00dcfe11"/>
    </style:style>
    <style:style style:name="P89" style:family="paragraph" style:parent-style-name="Text_20_body">
      <style:text-properties officeooo:rsid="00dff77f" officeooo:paragraph-rsid="00eb6414"/>
    </style:style>
    <style:style style:name="P90" style:family="paragraph" style:parent-style-name="Text_20_body">
      <style:text-properties officeooo:rsid="00e420d7" officeooo:paragraph-rsid="00eb6414"/>
    </style:style>
    <style:style style:name="P91" style:family="paragraph" style:parent-style-name="Table_20_Contents">
      <style:text-properties officeooo:rsid="00e420d7" officeooo:paragraph-rsid="00eb6414"/>
    </style:style>
    <style:style style:name="P92" style:family="paragraph" style:parent-style-name="Text_20_body">
      <style:text-properties officeooo:rsid="00e420d7" officeooo:paragraph-rsid="01ce1a32"/>
    </style:style>
    <style:style style:name="P93" style:family="paragraph" style:parent-style-name="Table_20_Contents">
      <style:text-properties officeooo:rsid="00e420d7" officeooo:paragraph-rsid="01ef5299"/>
    </style:style>
    <style:style style:name="P94" style:family="paragraph" style:parent-style-name="Text_20_body">
      <style:text-properties officeooo:rsid="00e420d7" officeooo:paragraph-rsid="01ef5299"/>
    </style:style>
    <style:style style:name="P95" style:family="paragraph" style:parent-style-name="Text_20_body">
      <style:text-properties officeooo:rsid="00e692ac" officeooo:paragraph-rsid="00eb6414"/>
    </style:style>
    <style:style style:name="P96" style:family="paragraph" style:parent-style-name="Table_20_Contents">
      <style:text-properties officeooo:rsid="00e692ac" officeooo:paragraph-rsid="00eb6414"/>
    </style:style>
    <style:style style:name="P97" style:family="paragraph" style:parent-style-name="Text_20_body">
      <style:text-properties officeooo:rsid="00e692ac" officeooo:paragraph-rsid="00da4eba"/>
    </style:style>
    <style:style style:name="P98" style:family="paragraph" style:parent-style-name="Text_20_body">
      <style:text-properties officeooo:rsid="00e692ac" officeooo:paragraph-rsid="00ffcd9c"/>
    </style:style>
    <style:style style:name="P99" style:family="paragraph" style:parent-style-name="Text_20_body">
      <style:text-properties officeooo:rsid="00e692ac" officeooo:paragraph-rsid="015e5577"/>
    </style:style>
    <style:style style:name="P100" style:family="paragraph" style:parent-style-name="Text_20_body">
      <style:text-properties officeooo:rsid="00e692ac" officeooo:paragraph-rsid="015f90fb"/>
    </style:style>
    <style:style style:name="P101" style:family="paragraph" style:parent-style-name="Text_20_body">
      <style:text-properties officeooo:rsid="00e692ac" officeooo:paragraph-rsid="01be446c"/>
    </style:style>
    <style:style style:name="P102" style:family="paragraph" style:parent-style-name="Text_20_body">
      <style:text-properties officeooo:rsid="00eb6414" officeooo:paragraph-rsid="00eb6414"/>
    </style:style>
    <style:style style:name="P103" style:family="paragraph" style:parent-style-name="Text_20_body">
      <style:text-properties officeooo:rsid="00f05772" officeooo:paragraph-rsid="00f05772"/>
    </style:style>
    <style:style style:name="P104" style:family="paragraph" style:parent-style-name="Text_20_body">
      <style:text-properties officeooo:rsid="00f05772" officeooo:paragraph-rsid="0104cfdd"/>
    </style:style>
    <style:style style:name="P105" style:family="paragraph" style:parent-style-name="Text_20_body">
      <style:text-properties officeooo:rsid="00f05772" officeooo:paragraph-rsid="01d79854"/>
    </style:style>
    <style:style style:name="P106" style:family="paragraph" style:parent-style-name="Text_20_body">
      <style:text-properties officeooo:rsid="00f05772" officeooo:paragraph-rsid="01ef5299"/>
    </style:style>
    <style:style style:name="P107" style:family="paragraph" style:parent-style-name="Text_20_body">
      <style:text-properties officeooo:rsid="00f18b35" officeooo:paragraph-rsid="0104cfdd"/>
    </style:style>
    <style:style style:name="P108" style:family="paragraph" style:parent-style-name="Text_20_body">
      <style:text-properties officeooo:rsid="00f18b35" officeooo:paragraph-rsid="01ef5299"/>
    </style:style>
    <style:style style:name="P109" style:family="paragraph" style:parent-style-name="Table_20_Contents">
      <style:text-properties fo:font-style="italic" officeooo:rsid="00e04dde" officeooo:paragraph-rsid="00eb6414" style:font-style-asian="italic" style:font-style-complex="italic"/>
    </style:style>
    <style:style style:name="P110" style:family="paragraph" style:parent-style-name="Table_20_Contents">
      <style:text-properties fo:font-style="italic" officeooo:rsid="00e04dde" officeooo:paragraph-rsid="01ef5299" style:font-style-asian="italic" style:font-style-complex="italic"/>
    </style:style>
    <style:style style:name="P111" style:family="paragraph" style:parent-style-name="Table_20_Contents">
      <style:text-properties fo:font-style="italic" officeooo:rsid="016ede71" officeooo:paragraph-rsid="016ede71" style:font-style-asian="italic" style:font-style-complex="italic"/>
    </style:style>
    <style:style style:name="P112" style:family="paragraph" style:parent-style-name="Table_20_Contents">
      <style:text-properties fo:font-style="italic" officeooo:rsid="016ede71" officeooo:paragraph-rsid="01ef5299" style:font-style-asian="italic" style:font-style-complex="italic"/>
    </style:style>
    <style:style style:name="P113" style:family="paragraph" style:parent-style-name="Table_20_Contents">
      <style:text-properties fo:font-style="italic" style:font-style-asian="italic" style:font-style-complex="italic"/>
    </style:style>
    <style:style style:name="P114" style:family="paragraph" style:parent-style-name="Table_20_Contents">
      <style:text-properties fo:font-style="italic" officeooo:rsid="00f42fd8" officeooo:paragraph-rsid="01ef5299" style:font-style-asian="italic" style:font-style-complex="italic"/>
    </style:style>
    <style:style style:name="P115" style:family="paragraph" style:parent-style-name="Table_20_Contents">
      <style:text-properties fo:font-style="italic" officeooo:rsid="00edfc68" officeooo:paragraph-rsid="01ef5299" style:font-style-asian="italic" style:font-style-complex="italic"/>
    </style:style>
    <style:style style:name="P116" style:family="paragraph" style:parent-style-name="Table_20_Contents">
      <style:text-properties fo:font-style="italic" officeooo:rsid="02187b11" officeooo:paragraph-rsid="02187b11" style:font-style-asian="italic" style:font-style-complex="italic"/>
    </style:style>
    <style:style style:name="P117" style:family="paragraph" style:parent-style-name="Text_20_body">
      <style:text-properties fo:font-style="italic" fo:font-weight="bold" officeooo:rsid="0090edb5" officeooo:paragraph-rsid="01315f2a" style:font-style-asian="italic" style:font-weight-asian="bold" style:font-style-complex="italic" style:font-weight-complex="bold"/>
    </style:style>
    <style:style style:name="P118" style:family="paragraph" style:parent-style-name="Text_20_body">
      <style:text-properties officeooo:rsid="00fb931e" officeooo:paragraph-rsid="0104cfdd"/>
    </style:style>
    <style:style style:name="P119" style:family="paragraph" style:parent-style-name="Text_20_body">
      <style:text-properties officeooo:rsid="00fb931e" officeooo:paragraph-rsid="01ef5299"/>
    </style:style>
    <style:style style:name="P120" style:family="paragraph" style:parent-style-name="Text_20_body">
      <style:text-properties officeooo:rsid="0104cfdd" officeooo:paragraph-rsid="0104cfdd"/>
    </style:style>
    <style:style style:name="P121" style:family="paragraph" style:parent-style-name="Text_20_body">
      <style:text-properties officeooo:rsid="0104cfdd" officeooo:paragraph-rsid="01f6f2be"/>
    </style:style>
    <style:style style:name="P122" style:family="paragraph" style:parent-style-name="Text_20_body">
      <style:text-properties officeooo:rsid="0104cfdd" officeooo:paragraph-rsid="01f88561"/>
    </style:style>
    <style:style style:name="P123" style:family="paragraph" style:parent-style-name="Text_20_body">
      <style:text-properties officeooo:rsid="010827a9" officeooo:paragraph-rsid="010827a9"/>
    </style:style>
    <style:style style:name="P124" style:family="paragraph" style:parent-style-name="Text_20_body">
      <style:text-properties officeooo:rsid="010aad89" officeooo:paragraph-rsid="010aad89"/>
    </style:style>
    <style:style style:name="P125" style:family="paragraph" style:parent-style-name="Text_20_body">
      <style:text-properties officeooo:rsid="0110717a" officeooo:paragraph-rsid="0110717a"/>
    </style:style>
    <style:style style:name="P126" style:family="paragraph" style:parent-style-name="Text_20_body">
      <style:text-properties officeooo:rsid="0092a749" officeooo:paragraph-rsid="012d9334"/>
    </style:style>
    <style:style style:name="P127" style:family="paragraph" style:parent-style-name="Text_20_body">
      <style:text-properties officeooo:rsid="012d9334" officeooo:paragraph-rsid="012d9334"/>
    </style:style>
    <style:style style:name="P128" style:family="paragraph" style:parent-style-name="Text_20_body">
      <style:text-properties officeooo:paragraph-rsid="012e9fcd"/>
    </style:style>
    <style:style style:name="P129" style:family="paragraph" style:parent-style-name="Text_20_body">
      <style:text-properties officeooo:rsid="01315f2a" officeooo:paragraph-rsid="01315f2a"/>
    </style:style>
    <style:style style:name="P130" style:family="paragraph" style:parent-style-name="Table_20_Contents">
      <style:text-properties officeooo:rsid="01315f2a" officeooo:paragraph-rsid="01315f2a"/>
    </style:style>
    <style:style style:name="P131" style:family="paragraph" style:parent-style-name="Text_20_body">
      <style:text-properties officeooo:rsid="01334cd0" officeooo:paragraph-rsid="01334cd0"/>
    </style:style>
    <style:style style:name="P132" style:family="paragraph" style:parent-style-name="Text_20_body">
      <style:text-properties style:use-window-font-color="true" loext:opacity="0%" style:text-underline-style="none" officeooo:rsid="0007b8f7" officeooo:paragraph-rsid="0007b8f7"/>
    </style:style>
    <style:style style:name="P133" style:family="paragraph" style:parent-style-name="Text_20_body">
      <style:text-properties style:use-window-font-color="true" loext:opacity="0%" style:text-underline-style="none" officeooo:rsid="0135c16e" officeooo:paragraph-rsid="0135c16e"/>
    </style:style>
    <style:style style:name="P134" style:family="paragraph" style:parent-style-name="Text_20_body">
      <style:text-properties style:use-window-font-color="true" loext:opacity="0%" style:text-underline-style="none" officeooo:rsid="01349060" officeooo:paragraph-rsid="0007b8f7"/>
    </style:style>
    <style:style style:name="P135" style:family="paragraph" style:parent-style-name="Text_20_body">
      <style:text-properties officeooo:rsid="014d2d74" officeooo:paragraph-rsid="014d2d74"/>
    </style:style>
    <style:style style:name="P136" style:family="paragraph" style:parent-style-name="Text_20_body">
      <style:text-properties officeooo:rsid="014f6b5a" officeooo:paragraph-rsid="014f6b5a"/>
    </style:style>
    <style:style style:name="P137" style:family="paragraph" style:parent-style-name="Table_20_Contents">
      <style:text-properties officeooo:rsid="014f6b5a" officeooo:paragraph-rsid="014f6b5a"/>
    </style:style>
    <style:style style:name="P138" style:family="paragraph" style:parent-style-name="Text_20_body">
      <style:text-properties officeooo:paragraph-rsid="014f6b5a"/>
    </style:style>
    <style:style style:name="P139" style:family="paragraph" style:parent-style-name="Text_20_body">
      <style:text-properties officeooo:rsid="01524928" officeooo:paragraph-rsid="01524928"/>
    </style:style>
    <style:style style:name="P140" style:family="paragraph" style:parent-style-name="Text_20_body">
      <style:text-properties officeooo:rsid="00a08224" officeooo:paragraph-rsid="01524928"/>
    </style:style>
    <style:style style:name="P141" style:family="paragraph" style:parent-style-name="Table_20_Heading">
      <style:text-properties officeooo:rsid="00a08224" officeooo:paragraph-rsid="00a08224"/>
    </style:style>
    <style:style style:name="P142" style:family="paragraph" style:parent-style-name="Table_20_Contents">
      <style:text-properties officeooo:rsid="00a08224" officeooo:paragraph-rsid="00a08224"/>
    </style:style>
    <style:style style:name="P143" style:family="paragraph" style:parent-style-name="Table_20_Contents">
      <style:text-properties officeooo:rsid="00a08224" officeooo:paragraph-rsid="00a8b265"/>
    </style:style>
    <style:style style:name="P144" style:family="paragraph" style:parent-style-name="Table_20_Contents">
      <style:text-properties officeooo:rsid="00a08224" officeooo:paragraph-rsid="00a9c968"/>
    </style:style>
    <style:style style:name="P145" style:family="paragraph" style:parent-style-name="Table_20_Contents">
      <style:text-properties officeooo:rsid="00a08224" officeooo:paragraph-rsid="00b04859"/>
    </style:style>
    <style:style style:name="P146" style:family="paragraph" style:parent-style-name="Table_20_Contents">
      <style:text-properties officeooo:rsid="00a08224" officeooo:paragraph-rsid="00b1f068"/>
    </style:style>
    <style:style style:name="P147" style:family="paragraph" style:parent-style-name="Table_20_Contents">
      <style:text-properties officeooo:rsid="00a08224" officeooo:paragraph-rsid="00b8e907"/>
    </style:style>
    <style:style style:name="P148" style:family="paragraph" style:parent-style-name="Table_20_Contents">
      <style:text-properties officeooo:rsid="00a08224" officeooo:paragraph-rsid="00bbb35f"/>
    </style:style>
    <style:style style:name="P149" style:family="paragraph" style:parent-style-name="Text_20_body">
      <style:text-properties officeooo:rsid="01534ed8" officeooo:paragraph-rsid="01534ed8"/>
    </style:style>
    <style:style style:name="P150" style:family="paragraph" style:parent-style-name="Text_20_body">
      <style:text-properties officeooo:rsid="015606a8" officeooo:paragraph-rsid="015606a8"/>
    </style:style>
    <style:style style:name="P151" style:family="paragraph" style:parent-style-name="Table_20_Contents">
      <style:text-properties officeooo:rsid="015798ba" officeooo:paragraph-rsid="015798ba"/>
    </style:style>
    <style:style style:name="P152" style:family="paragraph" style:parent-style-name="Table_20_Contents">
      <style:text-properties officeooo:rsid="015798ba" officeooo:paragraph-rsid="015993d6"/>
    </style:style>
    <style:style style:name="P153" style:family="paragraph" style:parent-style-name="Text_20_body">
      <style:text-properties fo:font-weight="normal" officeooo:rsid="014b65d3" officeooo:paragraph-rsid="00ffcd9c" style:font-weight-asian="normal" style:font-weight-complex="normal"/>
    </style:style>
    <style:style style:name="P154"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55" style:family="paragraph" style:parent-style-name="Text_20_body">
      <style:text-properties fo:font-weight="normal" officeooo:rsid="015e5577" officeooo:paragraph-rsid="01d79854" style:font-weight-asian="normal" style:font-weight-complex="normal"/>
    </style:style>
    <style:style style:name="P156" style:family="paragraph" style:parent-style-name="Text_20_body">
      <style:text-properties fo:font-weight="normal" officeooo:rsid="01d79854" officeooo:paragraph-rsid="01d79854" style:font-weight-asian="normal" style:font-weight-complex="normal"/>
    </style:style>
    <style:style style:name="P157" style:family="paragraph" style:parent-style-name="Text_20_body">
      <style:text-properties fo:font-weight="normal" officeooo:rsid="01e8c4f0" officeooo:paragraph-rsid="01e8c4f0" style:font-weight-asian="normal" style:font-weight-complex="normal"/>
    </style:style>
    <style:style style:name="P158" style:family="paragraph" style:parent-style-name="Text_20_body">
      <style:text-properties fo:font-weight="normal" officeooo:rsid="01e8c4f0" officeooo:paragraph-rsid="01ef5299" style:font-weight-asian="normal" style:font-weight-complex="normal"/>
    </style:style>
    <style:style style:name="P159" style:family="paragraph" style:parent-style-name="Text_20_body">
      <style:text-properties fo:font-weight="normal" officeooo:rsid="01f17f8c" officeooo:paragraph-rsid="01f17f8c" style:font-weight-asian="normal" style:font-weight-complex="normal"/>
    </style:style>
    <style:style style:name="P160" style:family="paragraph" style:parent-style-name="Text_20_body">
      <style:text-properties fo:font-weight="normal" officeooo:rsid="01f35233" officeooo:paragraph-rsid="01f35233" style:font-weight-asian="normal" style:font-weight-complex="normal"/>
    </style:style>
    <style:style style:name="P161" style:family="paragraph" style:parent-style-name="Table_20_Contents">
      <style:text-properties officeooo:rsid="01621159" officeooo:paragraph-rsid="01621159"/>
    </style:style>
    <style:style style:name="P162" style:family="paragraph" style:parent-style-name="Text_20_body">
      <style:text-properties officeooo:rsid="01621159" officeooo:paragraph-rsid="01afa03d"/>
    </style:style>
    <style:style style:name="P163" style:family="paragraph" style:parent-style-name="Text_20_body">
      <style:text-properties officeooo:paragraph-rsid="01621159"/>
    </style:style>
    <style:style style:name="P164" style:family="paragraph" style:parent-style-name="Text_20_body">
      <style:text-properties officeooo:rsid="0162b373" officeooo:paragraph-rsid="0162b373"/>
    </style:style>
    <style:style style:name="P165" style:family="paragraph" style:parent-style-name="Text_20_body">
      <style:text-properties officeooo:rsid="0162b373" officeooo:paragraph-rsid="01afa03d"/>
    </style:style>
    <style:style style:name="P166" style:family="paragraph" style:parent-style-name="Text_20_body">
      <style:text-properties officeooo:rsid="01630c5c" officeooo:paragraph-rsid="01630c5c"/>
    </style:style>
    <style:style style:name="P167" style:family="paragraph" style:parent-style-name="Table_20_Contents">
      <style:text-properties officeooo:rsid="01630c5c" officeooo:paragraph-rsid="01630c5c"/>
    </style:style>
    <style:style style:name="P168" style:family="paragraph" style:parent-style-name="Text_20_body">
      <style:text-properties officeooo:rsid="016f94d0" officeooo:paragraph-rsid="016f94d0"/>
    </style:style>
    <style:style style:name="P169" style:family="paragraph" style:parent-style-name="Table_20_Heading">
      <style:text-properties officeooo:rsid="00a86771" officeooo:paragraph-rsid="00a86771"/>
    </style:style>
    <style:style style:name="P170" style:family="paragraph" style:parent-style-name="Table_20_Heading">
      <style:text-properties officeooo:rsid="00a86771" officeooo:paragraph-rsid="00b04859"/>
    </style:style>
    <style:style style:name="P171" style:family="paragraph" style:parent-style-name="Table_20_Heading">
      <style:text-properties officeooo:rsid="00a86771" officeooo:paragraph-rsid="00b1f068"/>
    </style:style>
    <style:style style:name="P172" style:family="paragraph" style:parent-style-name="Table_20_Heading">
      <style:text-properties officeooo:rsid="00a86771" officeooo:paragraph-rsid="00b8e907"/>
    </style:style>
    <style:style style:name="P173" style:family="paragraph" style:parent-style-name="Table_20_Contents">
      <style:text-properties officeooo:rsid="00a86771" officeooo:paragraph-rsid="00b8e907"/>
    </style:style>
    <style:style style:name="P174" style:family="paragraph" style:parent-style-name="Table_20_Heading">
      <style:text-properties officeooo:rsid="00a86771" officeooo:paragraph-rsid="00bbb35f"/>
    </style:style>
    <style:style style:name="P175" style:family="paragraph" style:parent-style-name="Table_20_Contents">
      <style:text-properties officeooo:rsid="00a86771" officeooo:paragraph-rsid="00bbb35f"/>
    </style:style>
    <style:style style:name="P176" style:family="paragraph" style:parent-style-name="Table_20_Heading">
      <style:text-properties officeooo:rsid="00d6a001" officeooo:paragraph-rsid="00d6a001"/>
    </style:style>
    <style:style style:name="P177" style:family="paragraph" style:parent-style-name="Table_20_Heading">
      <style:text-properties officeooo:rsid="00e04dde" officeooo:paragraph-rsid="00eb6414"/>
    </style:style>
    <style:style style:name="P178" style:family="paragraph" style:parent-style-name="Table_20_Contents">
      <style:text-properties officeooo:rsid="00e04dde" officeooo:paragraph-rsid="00eb6414"/>
    </style:style>
    <style:style style:name="P179" style:family="paragraph" style:parent-style-name="Table_20_Contents">
      <style:text-properties officeooo:rsid="00e04dde" officeooo:paragraph-rsid="00f6a46a"/>
    </style:style>
    <style:style style:name="P180" style:family="paragraph" style:parent-style-name="Table_20_Contents">
      <style:text-properties officeooo:rsid="00e04dde" officeooo:paragraph-rsid="01db7219"/>
    </style:style>
    <style:style style:name="P181" style:family="paragraph" style:parent-style-name="Table_20_Contents">
      <style:text-properties officeooo:rsid="00e04dde" officeooo:paragraph-rsid="01ef5299"/>
    </style:style>
    <style:style style:name="P182" style:family="paragraph" style:parent-style-name="Table_20_Heading">
      <style:text-properties officeooo:rsid="00e04dde" officeooo:paragraph-rsid="01ef5299"/>
    </style:style>
    <style:style style:name="P183" style:family="paragraph" style:parent-style-name="Table_20_Contents">
      <style:text-properties fo:font-weight="bold"/>
    </style:style>
    <style:style style:name="P184" style:family="paragraph" style:parent-style-name="Table_20_Contents">
      <style:text-properties fo:font-weight="bold" officeooo:rsid="00092a3e" officeooo:paragraph-rsid="00092a3e"/>
    </style:style>
    <style:style style:name="P185" style:family="paragraph" style:parent-style-name="Table_20_Contents">
      <style:text-properties fo:font-weight="bold" officeooo:rsid="000dc73f" officeooo:paragraph-rsid="000dc73f"/>
    </style:style>
    <style:style style:name="P186" style:family="paragraph" style:parent-style-name="Table_20_Contents">
      <style:text-properties fo:font-weight="bold" officeooo:rsid="0064977e" officeooo:paragraph-rsid="0064977e"/>
    </style:style>
    <style:style style:name="P187" style:family="paragraph" style:parent-style-name="Table_20_Contents">
      <style:text-properties fo:font-weight="bold" officeooo:rsid="008f166c" officeooo:paragraph-rsid="008f166c"/>
    </style:style>
    <style:style style:name="P188" style:family="paragraph" style:parent-style-name="Table_20_Contents">
      <style:text-properties fo:font-weight="bold" officeooo:rsid="00c30a47" officeooo:paragraph-rsid="00c30a47"/>
    </style:style>
    <style:style style:name="P189" style:family="paragraph" style:parent-style-name="Table_20_Contents">
      <style:text-properties fo:font-weight="bold" officeooo:rsid="01304ceb" officeooo:paragraph-rsid="01304ceb"/>
    </style:style>
    <style:style style:name="P190" style:family="paragraph" style:parent-style-name="Table_20_Contents">
      <style:text-properties fo:font-weight="bold" officeooo:rsid="01315f2a" officeooo:paragraph-rsid="01315f2a"/>
    </style:style>
    <style:style style:name="P191" style:family="paragraph" style:parent-style-name="Table_20_Contents">
      <style:text-properties fo:font-weight="bold" officeooo:rsid="014df628" officeooo:paragraph-rsid="014df628"/>
    </style:style>
    <style:style style:name="P192" style:family="paragraph" style:parent-style-name="Table_20_Contents">
      <style:text-properties fo:font-weight="bold" officeooo:rsid="014ed522" officeooo:paragraph-rsid="014ed522"/>
    </style:style>
    <style:style style:name="P193" style:family="paragraph" style:parent-style-name="Text_20_body">
      <style:paragraph-properties fo:margin-top="0in" fo:margin-bottom="0in" style:contextual-spacing="false" fo:text-align="center" style:justify-single-word="false"/>
      <style:text-properties fo:font-weight="bold"/>
    </style:style>
    <style:style style:name="P194" style:family="paragraph" style:parent-style-name="Table_20_Contents">
      <style:text-properties officeooo:rsid="00092a3e" officeooo:paragraph-rsid="00092a3e"/>
    </style:style>
    <style:style style:name="P195" style:family="paragraph" style:parent-style-name="Table_20_Contents">
      <style:text-properties officeooo:rsid="000a841d" officeooo:paragraph-rsid="000a841d"/>
    </style:style>
    <style:style style:name="P196" style:family="paragraph" style:parent-style-name="Table_20_Contents">
      <style:text-properties officeooo:rsid="0064977e" officeooo:paragraph-rsid="0064977e"/>
    </style:style>
    <style:style style:name="P197" style:family="paragraph" style:parent-style-name="Table_20_Contents">
      <style:text-properties officeooo:rsid="00a8b265" officeooo:paragraph-rsid="00a8b265"/>
    </style:style>
    <style:style style:name="P198" style:family="paragraph" style:parent-style-name="Table_20_Contents">
      <style:text-properties officeooo:rsid="00a8b265" officeooo:paragraph-rsid="00b04859"/>
    </style:style>
    <style:style style:name="P199" style:family="paragraph" style:parent-style-name="Table_20_Contents">
      <style:text-properties officeooo:rsid="00a8b265" officeooo:paragraph-rsid="00b8e907"/>
    </style:style>
    <style:style style:name="P200" style:family="paragraph" style:parent-style-name="Table_20_Contents">
      <style:text-properties officeooo:rsid="00a8b265" officeooo:paragraph-rsid="00bbb35f"/>
    </style:style>
    <style:style style:name="P201" style:family="paragraph" style:parent-style-name="Table_20_Contents">
      <style:text-properties officeooo:rsid="00c56858" officeooo:paragraph-rsid="00c56858"/>
    </style:style>
    <style:style style:name="P202" style:family="paragraph" style:parent-style-name="Standard">
      <style:text-properties officeooo:rsid="00c56858" officeooo:paragraph-rsid="00c56858"/>
    </style:style>
    <style:style style:name="P203" style:family="paragraph" style:parent-style-name="Table_20_Contents">
      <style:text-properties officeooo:rsid="00c6d568" officeooo:paragraph-rsid="00c6d568"/>
    </style:style>
    <style:style style:name="P204" style:family="paragraph" style:parent-style-name="Table_20_Contents">
      <style:text-properties officeooo:rsid="00c85284" officeooo:paragraph-rsid="00c85284"/>
    </style:style>
    <style:style style:name="P205" style:family="paragraph" style:parent-style-name="Table_20_Contents">
      <style:text-properties officeooo:rsid="010e6742" officeooo:paragraph-rsid="010e6742"/>
    </style:style>
    <style:style style:name="P206" style:family="paragraph" style:parent-style-name="Table_20_Contents">
      <style:text-properties officeooo:rsid="01304ceb" officeooo:paragraph-rsid="01304ceb"/>
    </style:style>
    <style:style style:name="P207" style:family="paragraph" style:parent-style-name="Table_20_Contents">
      <style:text-properties officeooo:rsid="014df628" officeooo:paragraph-rsid="014df628"/>
    </style:style>
    <style:style style:name="P208" style:family="paragraph" style:parent-style-name="Table_20_Contents">
      <style:text-properties officeooo:rsid="014ed522" officeooo:paragraph-rsid="014ed522"/>
    </style:style>
    <style:style style:name="P209" style:family="paragraph" style:parent-style-name="Table_20_Contents">
      <style:text-properties officeooo:rsid="0094f007" officeooo:paragraph-rsid="014f6b5a"/>
    </style:style>
    <style:style style:name="P210" style:family="paragraph" style:parent-style-name="Table_20_Contents">
      <style:text-properties officeooo:rsid="009534f9" officeooo:paragraph-rsid="014f6b5a"/>
    </style:style>
    <style:style style:name="P211" style:family="paragraph" style:parent-style-name="Table_20_Contents">
      <style:text-properties officeooo:rsid="009534f9" officeooo:paragraph-rsid="017e48c3"/>
    </style:style>
    <style:style style:name="P212" style:family="paragraph" style:parent-style-name="Table_20_Contents">
      <style:text-properties officeooo:rsid="00c0007a" officeooo:paragraph-rsid="014f6b5a"/>
    </style:style>
    <style:style style:name="P213" style:family="paragraph" style:parent-style-name="Table_20_Contents">
      <style:text-properties officeooo:rsid="014fe2a9" officeooo:paragraph-rsid="014fe2a9"/>
    </style:style>
    <style:style style:name="P214" style:family="paragraph" style:parent-style-name="Table_20_Contents">
      <style:text-properties officeooo:rsid="014fe2a9" officeooo:paragraph-rsid="018c7b6a"/>
    </style:style>
    <style:style style:name="P215" style:family="paragraph" style:parent-style-name="Table_20_Contents">
      <style:text-properties officeooo:rsid="01506a1a" officeooo:paragraph-rsid="01506a1a"/>
    </style:style>
    <style:style style:name="P216" style:family="paragraph" style:parent-style-name="Table_20_Contents">
      <style:text-properties officeooo:rsid="01506a1a" officeooo:paragraph-rsid="01516b84"/>
    </style:style>
    <style:style style:name="P217" style:family="paragraph" style:parent-style-name="Table_20_Contents">
      <style:text-properties officeooo:rsid="01506a1a" officeooo:paragraph-rsid="015993d6"/>
    </style:style>
    <style:style style:name="P218" style:family="paragraph" style:parent-style-name="Table_20_Contents">
      <style:text-properties officeooo:rsid="01506a1a" officeooo:paragraph-rsid="01acde42"/>
    </style:style>
    <style:style style:name="P219" style:family="paragraph" style:parent-style-name="Table_20_Contents">
      <style:text-properties officeooo:rsid="015f90fb" officeooo:paragraph-rsid="015f90fb"/>
    </style:style>
    <style:style style:name="P220" style:family="paragraph" style:parent-style-name="Table_20_Contents">
      <style:text-properties officeooo:rsid="01688ff2" officeooo:paragraph-rsid="01688ff2"/>
    </style:style>
    <style:style style:name="P221" style:family="paragraph" style:parent-style-name="Table_20_Contents">
      <style:text-properties officeooo:rsid="016ede71" officeooo:paragraph-rsid="016ede71"/>
    </style:style>
    <style:style style:name="P222" style:family="paragraph" style:parent-style-name="Table_20_Contents">
      <style:text-properties officeooo:rsid="016ede71" officeooo:paragraph-rsid="01ef5299"/>
    </style:style>
    <style:style style:name="P223" style:family="paragraph" style:parent-style-name="Heading">
      <style:text-properties style:font-name="Open Sans Semibold" fo:font-size="20pt" fo:font-weight="bold" style:font-size-asian="20pt" style:font-weight-asian="bold" style:font-size-complex="20pt" style:font-weight-complex="bold"/>
    </style:style>
    <style:style style:name="P224" style:family="paragraph" style:parent-style-name="Table">
      <style:paragraph-properties fo:keep-with-next="always"/>
    </style:style>
    <style:style style:name="P225" style:family="paragraph" style:parent-style-name="Table">
      <style:paragraph-properties fo:keep-with-next="always"/>
      <style:text-properties officeooo:paragraph-rsid="00b04859"/>
    </style:style>
    <style:style style:name="P226" style:family="paragraph" style:parent-style-name="Table">
      <style:paragraph-properties fo:keep-with-next="always"/>
      <style:text-properties officeooo:paragraph-rsid="00b1f068"/>
    </style:style>
    <style:style style:name="P227" style:family="paragraph" style:parent-style-name="Table">
      <style:paragraph-properties fo:keep-with-next="always"/>
      <style:text-properties officeooo:paragraph-rsid="00b8e907"/>
    </style:style>
    <style:style style:name="P228" style:family="paragraph" style:parent-style-name="Table">
      <style:paragraph-properties fo:keep-with-next="always"/>
      <style:text-properties officeooo:paragraph-rsid="00bbb35f"/>
    </style:style>
    <style:style style:name="P229" style:family="paragraph" style:parent-style-name="Text_20_body">
      <style:paragraph-properties fo:margin-top="0in" fo:margin-bottom="0in" style:contextual-spacing="false"/>
      <style:text-properties officeooo:paragraph-rsid="00c1a3fb"/>
    </style:style>
    <style:style style:name="P230" style:family="paragraph" style:parent-style-name="Table_20_Contents">
      <style:text-properties officeooo:rsid="01787e69" officeooo:paragraph-rsid="01787e69"/>
    </style:style>
    <style:style style:name="P231" style:family="paragraph" style:parent-style-name="Text_20_body">
      <style:text-properties officeooo:rsid="017ad42b" officeooo:paragraph-rsid="017ad42b"/>
    </style:style>
    <style:style style:name="P232" style:family="paragraph" style:parent-style-name="Table_20_Contents">
      <style:text-properties officeooo:rsid="017e48c3" officeooo:paragraph-rsid="017e48c3"/>
    </style:style>
    <style:style style:name="P233" style:family="paragraph" style:parent-style-name="Table_20_Contents">
      <style:text-properties officeooo:rsid="01516b84" officeooo:paragraph-rsid="017e48c3"/>
    </style:style>
    <style:style style:name="P234" style:family="paragraph" style:parent-style-name="Text_20_body">
      <style:text-properties officeooo:paragraph-rsid="009342d4"/>
    </style:style>
    <style:style style:name="P235" style:family="paragraph" style:parent-style-name="Text_20_body">
      <style:text-properties officeooo:rsid="01869543" officeooo:paragraph-rsid="01869543"/>
    </style:style>
    <style:style style:name="P236" style:family="paragraph" style:parent-style-name="Table_20_Contents">
      <style:text-properties officeooo:rsid="0188e0b7" officeooo:paragraph-rsid="0188e0b7"/>
    </style:style>
    <style:style style:name="P237" style:family="paragraph" style:parent-style-name="Table_20_Heading">
      <style:text-properties officeooo:rsid="0188e0b7" officeooo:paragraph-rsid="0188e0b7"/>
    </style:style>
    <style:style style:name="P238" style:family="paragraph" style:parent-style-name="Text_20_body">
      <style:text-properties officeooo:rsid="0188e0b7" officeooo:paragraph-rsid="0188e0b7"/>
    </style:style>
    <style:style style:name="P239" style:family="paragraph" style:parent-style-name="Table_20_Contents">
      <style:text-properties officeooo:rsid="01890811" officeooo:paragraph-rsid="01890811"/>
    </style:style>
    <style:style style:name="P240" style:family="paragraph" style:parent-style-name="Table_20_Heading">
      <style:text-properties officeooo:rsid="01890811" officeooo:paragraph-rsid="01890811"/>
    </style:style>
    <style:style style:name="P241" style:family="paragraph" style:parent-style-name="Table_20_Contents">
      <style:text-properties officeooo:rsid="018acd7c" officeooo:paragraph-rsid="018acd7c"/>
    </style:style>
    <style:style style:name="P242" style:family="paragraph" style:parent-style-name="Table_20_Contents">
      <style:text-properties officeooo:rsid="018b967a" officeooo:paragraph-rsid="018b967a"/>
    </style:style>
    <style:style style:name="P243" style:family="paragraph" style:parent-style-name="Text_20_body">
      <style:text-properties officeooo:paragraph-rsid="0188e0b7"/>
    </style:style>
    <style:style style:name="P244" style:family="paragraph" style:parent-style-name="Text_20_body">
      <style:text-properties officeooo:rsid="018c7b6a" officeooo:paragraph-rsid="018d5225"/>
    </style:style>
    <style:style style:name="P245" style:family="paragraph" style:parent-style-name="Table_20_Contents">
      <style:text-properties officeooo:rsid="018c7b6a" officeooo:paragraph-rsid="018c7b6a"/>
    </style:style>
    <style:style style:name="P246" style:family="paragraph" style:parent-style-name="Table_20_Contents">
      <style:text-properties officeooo:rsid="018f3e61" officeooo:paragraph-rsid="018f3e61"/>
    </style:style>
    <style:style style:name="P247" style:family="paragraph" style:parent-style-name="Table_20_Contents">
      <style:text-properties officeooo:rsid="019681ca" officeooo:paragraph-rsid="019681ca"/>
    </style:style>
    <style:style style:name="P248" style:family="paragraph" style:parent-style-name="Table_20_Contents">
      <style:text-properties officeooo:rsid="019888d0" officeooo:paragraph-rsid="019888d0"/>
    </style:style>
    <style:style style:name="P249" style:family="paragraph" style:parent-style-name="Text_20_body">
      <style:text-properties officeooo:rsid="019888d0" officeooo:paragraph-rsid="019888d0"/>
    </style:style>
    <style:style style:name="P250" style:family="paragraph" style:parent-style-name="Table_20_Contents">
      <style:text-properties officeooo:rsid="019945d4" officeooo:paragraph-rsid="019945d4"/>
    </style:style>
    <style:style style:name="P251" style:family="paragraph" style:parent-style-name="Table_20_Contents">
      <style:text-properties officeooo:rsid="019b1230" officeooo:paragraph-rsid="019b1230"/>
    </style:style>
    <style:style style:name="P252" style:family="paragraph" style:parent-style-name="Text_20_body">
      <style:text-properties officeooo:rsid="01901718" officeooo:paragraph-rsid="01901718"/>
    </style:style>
    <style:style style:name="P253" style:family="paragraph" style:parent-style-name="Standard">
      <style:text-properties officeooo:rsid="01901718" officeooo:paragraph-rsid="0194d703"/>
    </style:style>
    <style:style style:name="P254" style:family="paragraph" style:parent-style-name="Text_20_body">
      <style:text-properties officeooo:rsid="0192557e" officeooo:paragraph-rsid="0192557e"/>
    </style:style>
    <style:style style:name="P255" style:family="paragraph" style:parent-style-name="Text_20_body">
      <style:text-properties officeooo:rsid="0194d703" officeooo:paragraph-rsid="0194d703"/>
    </style:style>
    <style:style style:name="P256" style:family="paragraph" style:parent-style-name="Text_20_body">
      <style:text-properties officeooo:rsid="01962f81" officeooo:paragraph-rsid="01962f81"/>
    </style:style>
    <style:style style:name="P257" style:family="paragraph" style:parent-style-name="Text_20_body">
      <style:text-properties officeooo:paragraph-rsid="00cf1770"/>
    </style:style>
    <style:style style:name="P258" style:family="paragraph" style:parent-style-name="Text_20_body">
      <style:paragraph-properties fo:break-before="page"/>
      <style:text-properties officeooo:paragraph-rsid="00cf1770"/>
    </style:style>
    <style:style style:name="P259" style:family="paragraph" style:parent-style-name="Text_20_body">
      <style:text-properties officeooo:paragraph-rsid="01524928"/>
    </style:style>
    <style:style style:name="P260" style:family="paragraph" style:parent-style-name="Text_20_body">
      <style:text-properties officeooo:rsid="019d083a" officeooo:paragraph-rsid="019d083a"/>
    </style:style>
    <style:style style:name="P261" style:family="paragraph" style:parent-style-name="Text_20_body">
      <style:text-properties officeooo:rsid="019ff09b" officeooo:paragraph-rsid="019ff09b"/>
    </style:style>
    <style:style style:name="P262" style:family="paragraph" style:parent-style-name="Table_20_Contents">
      <style:text-properties officeooo:rsid="01a1aea7" officeooo:paragraph-rsid="01a1aea7"/>
    </style:style>
    <style:style style:name="P263" style:family="paragraph" style:parent-style-name="Text_20_body">
      <style:text-properties officeooo:rsid="01a1aea7" officeooo:paragraph-rsid="01a1aea7"/>
    </style:style>
    <style:style style:name="P264" style:family="paragraph" style:parent-style-name="Table_20_Contents">
      <style:text-properties officeooo:rsid="01a30bc3" officeooo:paragraph-rsid="01a30bc3"/>
    </style:style>
    <style:style style:name="P265" style:family="paragraph" style:parent-style-name="Text_20_body">
      <style:text-properties officeooo:rsid="01a30bc3" officeooo:paragraph-rsid="01a30bc3"/>
    </style:style>
    <style:style style:name="P266" style:family="paragraph" style:parent-style-name="Table_20_Contents">
      <style:text-properties officeooo:rsid="01a4aaf6" officeooo:paragraph-rsid="01a4aaf6"/>
    </style:style>
    <style:style style:name="P267" style:family="paragraph" style:parent-style-name="Text_20_body">
      <style:text-properties officeooo:paragraph-rsid="019d083a"/>
    </style:style>
    <style:style style:name="P268" style:family="paragraph" style:parent-style-name="Text_20_body">
      <style:text-properties officeooo:paragraph-rsid="019df99b"/>
    </style:style>
    <style:style style:name="P269" style:family="paragraph" style:parent-style-name="Text_20_body">
      <style:text-properties officeooo:rsid="019e28db" officeooo:paragraph-rsid="019e28db"/>
    </style:style>
    <style:style style:name="P270" style:family="paragraph" style:parent-style-name="Text_20_body">
      <style:text-properties officeooo:paragraph-rsid="019ff09b"/>
    </style:style>
    <style:style style:name="P271" style:family="paragraph" style:parent-style-name="Text_20_body">
      <style:text-properties officeooo:rsid="01a0fb0e" officeooo:paragraph-rsid="01a0fb0e"/>
    </style:style>
    <style:style style:name="P272" style:family="paragraph" style:parent-style-name="Text_20_body">
      <style:text-properties officeooo:rsid="00aef2f6" officeooo:paragraph-rsid="01a7af24"/>
    </style:style>
    <style:style style:name="P273" style:family="paragraph" style:parent-style-name="Table_20_Contents">
      <style:text-properties officeooo:rsid="00d1c654" officeooo:paragraph-rsid="00d21c44"/>
    </style:style>
    <style:style style:name="P274" style:family="paragraph" style:parent-style-name="Table_20_Contents">
      <style:text-properties officeooo:rsid="01a5d0f1" officeooo:paragraph-rsid="01a5d0f1"/>
    </style:style>
    <style:style style:name="P275" style:family="paragraph" style:parent-style-name="Text_20_body">
      <style:text-properties officeooo:rsid="01a5d0f1" officeooo:paragraph-rsid="01a5d0f1"/>
    </style:style>
    <style:style style:name="P276" style:family="paragraph" style:parent-style-name="Table_20_Contents">
      <style:text-properties officeooo:rsid="01aad4a9" officeooo:paragraph-rsid="01aad4a9"/>
    </style:style>
    <style:style style:name="P277" style:family="paragraph" style:parent-style-name="Table_20_Contents">
      <style:text-properties officeooo:rsid="01ab6339" officeooo:paragraph-rsid="01ab6339"/>
    </style:style>
    <style:style style:name="P278" style:family="paragraph" style:parent-style-name="Text_20_body">
      <style:text-properties officeooo:rsid="01a7af24" officeooo:paragraph-rsid="01a7af24"/>
    </style:style>
    <style:style style:name="P279" style:family="paragraph" style:parent-style-name="Table_20_Contents">
      <style:text-properties officeooo:rsid="01acde42" officeooo:paragraph-rsid="01acde42"/>
    </style:style>
    <style:style style:name="P280" style:family="paragraph" style:parent-style-name="Contents_20_1">
      <style:paragraph-properties>
        <style:tab-stops>
          <style:tab-stop style:position="7.3189in" style:type="right" style:leader-style="dotted" style:leader-text="."/>
        </style:tab-stops>
      </style:paragraph-properties>
    </style:style>
    <style:style style:name="P281" style:family="paragraph" style:parent-style-name="Contents_20_2">
      <style:paragraph-properties>
        <style:tab-stops>
          <style:tab-stop style:position="7.122in" style:type="right" style:leader-style="dotted" style:leader-text="."/>
        </style:tab-stops>
      </style:paragraph-properties>
    </style:style>
    <style:style style:name="P282" style:family="paragraph" style:parent-style-name="Contents_20_3">
      <style:paragraph-properties>
        <style:tab-stops>
          <style:tab-stop style:position="6.9256in" style:type="right" style:leader-style="dotted" style:leader-text="."/>
        </style:tab-stops>
      </style:paragraph-properties>
    </style:style>
    <style:style style:name="P283" style:family="paragraph" style:parent-style-name="Table_20_Contents">
      <style:text-properties officeooo:rsid="01bf7fdb" officeooo:paragraph-rsid="01bf7fdb"/>
    </style:style>
    <style:style style:name="P284" style:family="paragraph" style:parent-style-name="Table_20_Contents">
      <style:text-properties officeooo:rsid="01c0e1e3" officeooo:paragraph-rsid="01c0e1e3"/>
    </style:style>
    <style:style style:name="P285" style:family="paragraph" style:parent-style-name="Table_20_Contents">
      <style:text-properties officeooo:paragraph-rsid="015798ba"/>
    </style:style>
    <style:style style:name="P286" style:family="paragraph" style:parent-style-name="Table_20_Contents">
      <style:text-properties officeooo:rsid="01c32c26" officeooo:paragraph-rsid="01c32c26"/>
    </style:style>
    <style:style style:name="P287" style:family="paragraph" style:parent-style-name="Table_20_Contents">
      <style:text-properties style:font-name="LM Mono 10" fo:font-size="10pt" fo:font-style="italic" officeooo:paragraph-rsid="015798ba" style:font-size-asian="10pt" style:font-style-asian="italic" style:font-size-complex="10pt" style:font-style-complex="italic"/>
    </style:style>
    <style:style style:name="P288" style:family="paragraph" style:parent-style-name="Text_20_body">
      <style:text-properties officeooo:rsid="01be446c" officeooo:paragraph-rsid="01be446c"/>
    </style:style>
    <style:style style:name="P289" style:family="paragraph" style:parent-style-name="Text_20_body">
      <style:text-properties officeooo:rsid="01be5e13" officeooo:paragraph-rsid="01be5e13"/>
    </style:style>
    <style:style style:name="P290" style:family="paragraph" style:parent-style-name="Text_20_body">
      <style:text-properties officeooo:rsid="01be5e13" officeooo:paragraph-rsid="01f5589a"/>
    </style:style>
    <style:style style:name="P291" style:family="paragraph" style:parent-style-name="Text_20_body">
      <style:text-properties officeooo:rsid="01c9a330" officeooo:paragraph-rsid="01c9a330"/>
    </style:style>
    <style:style style:name="P292" style:family="paragraph" style:parent-style-name="Text_20_body">
      <style:text-properties officeooo:rsid="01cbdc4f" officeooo:paragraph-rsid="01cbdc4f"/>
    </style:style>
    <style:style style:name="P293" style:family="paragraph" style:parent-style-name="Text_20_body">
      <style:text-properties officeooo:rsid="01022dce" officeooo:paragraph-rsid="01cd634f"/>
    </style:style>
    <style:style style:name="P294" style:family="paragraph" style:parent-style-name="Table_20_Contents">
      <style:text-properties officeooo:rsid="01ce1a32" officeooo:paragraph-rsid="01ce1a32"/>
    </style:style>
    <style:style style:name="P295" style:family="paragraph" style:parent-style-name="Table_20_Contents">
      <style:text-properties officeooo:rsid="01ce1a32" officeooo:paragraph-rsid="01cf8ce0"/>
    </style:style>
    <style:style style:name="P296" style:family="paragraph" style:parent-style-name="Table_20_Contents">
      <style:text-properties officeooo:rsid="01ce1a32" officeooo:paragraph-rsid="01ef5299"/>
    </style:style>
    <style:style style:name="P297" style:family="paragraph" style:parent-style-name="Table_20_Contents">
      <style:text-properties officeooo:rsid="01cf8ce0" officeooo:paragraph-rsid="01cf8ce0"/>
    </style:style>
    <style:style style:name="P298" style:family="paragraph" style:parent-style-name="Table_20_Contents">
      <style:text-properties officeooo:rsid="01cf8ce0" officeooo:paragraph-rsid="01d95050"/>
    </style:style>
    <style:style style:name="P299" style:family="paragraph" style:parent-style-name="Table_20_Contents">
      <style:text-properties officeooo:rsid="01cf8ce0" officeooo:paragraph-rsid="01db7219"/>
    </style:style>
    <style:style style:name="P300" style:family="paragraph" style:parent-style-name="Table_20_Contents">
      <style:text-properties officeooo:rsid="01cf8ce0" officeooo:paragraph-rsid="01ef5299"/>
    </style:style>
    <style:style style:name="P301" style:family="paragraph" style:parent-style-name="Text_20_body">
      <style:text-properties officeooo:rsid="01d00115" officeooo:paragraph-rsid="01d00115"/>
    </style:style>
    <style:style style:name="P302" style:family="paragraph" style:parent-style-name="Text_20_body">
      <style:text-properties officeooo:rsid="01d00115" officeooo:paragraph-rsid="01ef5299"/>
    </style:style>
    <style:style style:name="P303" style:family="paragraph" style:parent-style-name="Table_20_Contents">
      <style:text-properties officeooo:rsid="01d79854" officeooo:paragraph-rsid="01d79854"/>
    </style:style>
    <style:style style:name="P304" style:family="paragraph" style:parent-style-name="Table_20_Heading">
      <style:text-properties officeooo:rsid="01d79854" officeooo:paragraph-rsid="01d79854"/>
    </style:style>
    <style:style style:name="P305" style:family="paragraph" style:parent-style-name="Text_20_body">
      <style:text-properties officeooo:rsid="01d79854" officeooo:paragraph-rsid="01d79854"/>
    </style:style>
    <style:style style:name="P306" style:family="paragraph" style:parent-style-name="Text_20_body">
      <style:text-properties officeooo:paragraph-rsid="01d79854"/>
    </style:style>
    <style:style style:name="P307" style:family="paragraph" style:parent-style-name="Standard">
      <style:text-properties officeooo:rsid="01d95050" officeooo:paragraph-rsid="01db7219"/>
    </style:style>
    <style:style style:name="P308" style:family="paragraph" style:parent-style-name="Table_20_Contents">
      <style:text-properties officeooo:rsid="01d95050" officeooo:paragraph-rsid="01db7219"/>
    </style:style>
    <style:style style:name="P309" style:family="paragraph" style:parent-style-name="Table_20_Contents">
      <style:text-properties officeooo:rsid="01d95050" officeooo:paragraph-rsid="01d95050"/>
    </style:style>
    <style:style style:name="P310" style:family="paragraph" style:parent-style-name="Table_20_Contents">
      <style:text-properties officeooo:rsid="01d95050" officeooo:paragraph-rsid="01ef5299"/>
    </style:style>
    <style:style style:name="P311" style:family="paragraph" style:parent-style-name="Table_20_Contents">
      <style:text-properties officeooo:rsid="01d96310" officeooo:paragraph-rsid="01d96310"/>
    </style:style>
    <style:style style:name="P312" style:family="paragraph" style:parent-style-name="Table_20_Contents">
      <style:text-properties officeooo:rsid="01d96310" officeooo:paragraph-rsid="01ef5299"/>
    </style:style>
    <style:style style:name="P313" style:family="paragraph" style:parent-style-name="Table_20_Contents">
      <style:text-properties officeooo:rsid="00f42fd8" officeooo:paragraph-rsid="00f42fd8"/>
    </style:style>
    <style:style style:name="P314" style:family="paragraph" style:parent-style-name="Table_20_Contents">
      <style:text-properties officeooo:rsid="01afa280" officeooo:paragraph-rsid="01afa280"/>
    </style:style>
    <style:style style:name="P315" style:family="paragraph" style:parent-style-name="Table_20_Contents">
      <style:text-properties officeooo:rsid="01db7219" officeooo:paragraph-rsid="01db7219"/>
    </style:style>
    <style:style style:name="P316" style:family="paragraph" style:parent-style-name="Table_20_Contents">
      <style:text-properties officeooo:rsid="01dc4040" officeooo:paragraph-rsid="01dc4040"/>
    </style:style>
    <style:style style:name="P317" style:family="paragraph" style:parent-style-name="Text_20_body">
      <style:text-properties officeooo:rsid="01daa712" officeooo:paragraph-rsid="01daa712"/>
    </style:style>
    <style:style style:name="P318" style:family="paragraph" style:parent-style-name="Text_20_body">
      <style:text-properties officeooo:rsid="01afa03d" officeooo:paragraph-rsid="01630c5c"/>
    </style:style>
    <style:style style:name="P319" style:family="paragraph" style:parent-style-name="Table_20_Contents">
      <style:text-properties officeooo:rsid="01dccfd6" officeooo:paragraph-rsid="01dccfd6"/>
    </style:style>
    <style:style style:name="P320" style:family="paragraph" style:parent-style-name="Table_20_Contents">
      <style:text-properties officeooo:rsid="01e6c7c7" officeooo:paragraph-rsid="01e6c7c7"/>
    </style:style>
    <style:style style:name="P321" style:family="paragraph" style:parent-style-name="Table_20_Contents">
      <style:text-properties officeooo:rsid="01e6c7c7" officeooo:paragraph-rsid="01ef5299"/>
    </style:style>
    <style:style style:name="P322" style:family="paragraph" style:parent-style-name="Text_20_body">
      <style:text-properties officeooo:rsid="015e5577" officeooo:paragraph-rsid="01e8c4f0"/>
    </style:style>
    <style:style style:name="P323" style:family="paragraph" style:parent-style-name="Text_20_body">
      <style:text-properties officeooo:rsid="01e8c4f0" officeooo:paragraph-rsid="01e8c4f0"/>
    </style:style>
    <style:style style:name="P324" style:family="paragraph" style:parent-style-name="Text_20_body">
      <style:text-properties officeooo:rsid="01eab67b" officeooo:paragraph-rsid="01eab67b"/>
    </style:style>
    <style:style style:name="P325" style:family="paragraph" style:parent-style-name="Text_20_body">
      <style:text-properties officeooo:rsid="00ec84fd" officeooo:paragraph-rsid="01ef5299"/>
    </style:style>
    <style:style style:name="P326" style:family="paragraph" style:parent-style-name="Table">
      <style:paragraph-properties fo:keep-with-next="always"/>
      <style:text-properties officeooo:paragraph-rsid="01ef5299"/>
    </style:style>
    <style:style style:name="P327" style:family="paragraph" style:parent-style-name="Table_20_Contents">
      <style:text-properties officeooo:rsid="01b2a3b4" officeooo:paragraph-rsid="01ef5299"/>
    </style:style>
    <style:style style:name="P328" style:family="paragraph" style:parent-style-name="Table_20_Contents">
      <style:text-properties officeooo:rsid="00f4f3aa" officeooo:paragraph-rsid="01ef5299"/>
    </style:style>
    <style:style style:name="P329" style:family="paragraph" style:parent-style-name="Table_20_Contents">
      <style:text-properties officeooo:rsid="016a5701" officeooo:paragraph-rsid="01ef5299"/>
    </style:style>
    <style:style style:name="P330" style:family="paragraph" style:parent-style-name="Table_20_Contents">
      <style:text-properties officeooo:rsid="01b19f49" officeooo:paragraph-rsid="01ef5299"/>
    </style:style>
    <style:style style:name="P331" style:family="paragraph" style:parent-style-name="Table_20_Contents">
      <style:text-properties officeooo:rsid="01b335a5" officeooo:paragraph-rsid="01ef5299"/>
    </style:style>
    <style:style style:name="P332" style:family="paragraph" style:parent-style-name="Table_20_Contents">
      <style:text-properties officeooo:rsid="017cca10" officeooo:paragraph-rsid="01ef5299"/>
    </style:style>
    <style:style style:name="P333" style:family="paragraph" style:parent-style-name="Table_20_Contents">
      <style:text-properties officeooo:rsid="01b4555d" officeooo:paragraph-rsid="01ef5299"/>
    </style:style>
    <style:style style:name="P334" style:family="paragraph" style:parent-style-name="Table_20_Contents">
      <style:text-properties officeooo:rsid="01b6027c" officeooo:paragraph-rsid="01ef5299"/>
    </style:style>
    <style:style style:name="P335" style:family="paragraph" style:parent-style-name="Table_20_Contents">
      <style:text-properties officeooo:rsid="00edfc68" officeooo:paragraph-rsid="01ef5299"/>
    </style:style>
    <style:style style:name="P336" style:family="paragraph" style:parent-style-name="Text_20_body">
      <style:text-properties officeooo:rsid="00edfc68" officeooo:paragraph-rsid="01ef5299"/>
    </style:style>
    <style:style style:name="P337" style:family="paragraph" style:parent-style-name="Table_20_Contents">
      <style:text-properties officeooo:rsid="01d297d1" officeooo:paragraph-rsid="01ef5299"/>
    </style:style>
    <style:style style:name="P338" style:family="paragraph" style:parent-style-name="Text_20_body">
      <style:text-properties officeooo:rsid="00f6a46a" officeooo:paragraph-rsid="01ef5299"/>
    </style:style>
    <style:style style:name="P339" style:family="paragraph" style:parent-style-name="Text_20_body">
      <style:text-properties officeooo:rsid="01f6f2be" officeooo:paragraph-rsid="01f6f2be"/>
    </style:style>
    <style:style style:name="P340" style:family="paragraph" style:parent-style-name="Text_20_body">
      <style:text-properties officeooo:rsid="01f88561" officeooo:paragraph-rsid="01f88561"/>
    </style:style>
    <style:style style:name="P341" style:family="paragraph" style:parent-style-name="Text_20_body">
      <style:text-properties officeooo:rsid="0106c1b6" officeooo:paragraph-rsid="01f6f2be"/>
    </style:style>
    <style:style style:name="P342" style:family="paragraph" style:parent-style-name="Text_20_body">
      <style:text-properties officeooo:rsid="01fb99a6" officeooo:paragraph-rsid="01fb99a6"/>
    </style:style>
    <style:style style:name="P343" style:family="paragraph" style:parent-style-name="Text_20_body">
      <style:text-properties officeooo:rsid="01a8940d" officeooo:paragraph-rsid="01a8940d"/>
    </style:style>
    <style:style style:name="P344" style:family="paragraph" style:parent-style-name="Text_20_body">
      <style:text-properties officeooo:rsid="01ff5f66" officeooo:paragraph-rsid="01ff5f66"/>
    </style:style>
    <style:style style:name="P345" style:family="paragraph" style:parent-style-name="Text_20_body">
      <style:text-properties officeooo:rsid="02032e6b" officeooo:paragraph-rsid="02044370"/>
    </style:style>
    <style:style style:name="P346" style:family="paragraph" style:parent-style-name="Text_20_body">
      <style:text-properties officeooo:rsid="02074eab" officeooo:paragraph-rsid="02074eab"/>
    </style:style>
    <style:style style:name="P347" style:family="paragraph" style:parent-style-name="Text_20_body">
      <style:text-properties officeooo:rsid="02094fa5" officeooo:paragraph-rsid="02094fa5"/>
    </style:style>
    <style:style style:name="P348" style:family="paragraph" style:parent-style-name="Text_20_body">
      <style:text-properties officeooo:rsid="02094fa5"/>
    </style:style>
    <style:style style:name="P349" style:family="paragraph" style:parent-style-name="Text_20_body">
      <style:text-properties officeooo:paragraph-rsid="02094fa5"/>
    </style:style>
    <style:style style:name="P350" style:family="paragraph" style:parent-style-name="Preformatted_20_Text">
      <style:text-properties style:font-name="DejaVu Sans Mono" officeooo:paragraph-rsid="00759f34"/>
    </style:style>
    <style:style style:name="P351" style:family="paragraph" style:parent-style-name="Preformatted_20_Text">
      <style:text-properties style:font-name="DejaVu Sans Mono" officeooo:rsid="01fa2b08" officeooo:paragraph-rsid="01fa2b08"/>
    </style:style>
    <style:style style:name="P352" style:family="paragraph" style:parent-style-name="Preformatted_20_Text">
      <style:text-properties style:font-name="DejaVu Sans Mono" officeooo:rsid="01fd2555" officeooo:paragraph-rsid="01fd2555"/>
    </style:style>
    <style:style style:name="P353" style:family="paragraph" style:parent-style-name="Preformatted_20_Text">
      <style:text-properties style:font-name="DejaVu Sans Mono" officeooo:rsid="020ae976" officeooo:paragraph-rsid="020ae976"/>
    </style:style>
    <style:style style:name="P354" style:family="paragraph" style:parent-style-name="Preformatted_20_Text">
      <style:text-properties style:font-name="DejaVu Sans Mono" officeooo:rsid="020c25e1" officeooo:paragraph-rsid="020c25e1"/>
    </style:style>
    <style:style style:name="P355" style:family="paragraph" style:parent-style-name="Preformatted_20_Text">
      <style:text-properties style:font-name="DejaVu Sans Mono" officeooo:rsid="020e28a7" officeooo:paragraph-rsid="020e28a7"/>
    </style:style>
    <style:style style:name="P356" style:family="paragraph" style:parent-style-name="Preformatted_20_Text">
      <style:text-properties style:font-name="DejaVu Sans Mono" officeooo:rsid="021521ac" officeooo:paragraph-rsid="021521ac"/>
    </style:style>
    <style:style style:name="P357" style:family="paragraph" style:parent-style-name="Preformatted_20_Text">
      <style:text-properties style:font-name="DejaVu Sans Mono" officeooo:rsid="0216f20d" officeooo:paragraph-rsid="0216f20d"/>
    </style:style>
    <style:style style:name="P358" style:family="paragraph" style:parent-style-name="Text_20_body">
      <style:text-properties officeooo:rsid="0091b48c" officeooo:paragraph-rsid="01315f2a"/>
    </style:style>
    <style:style style:name="P359" style:family="paragraph" style:parent-style-name="Text_20_body">
      <style:text-properties officeooo:rsid="0091b48c" officeooo:paragraph-rsid="0091b48c"/>
    </style:style>
    <style:style style:name="P360" style:family="paragraph" style:parent-style-name="Text_20_body">
      <style:text-properties officeooo:rsid="0091b48c" officeooo:paragraph-rsid="020e0f61"/>
    </style:style>
    <style:style style:name="P361" style:family="paragraph" style:parent-style-name="Table_20_Contents">
      <style:text-properties officeooo:rsid="021077e5" officeooo:paragraph-rsid="021077e5"/>
    </style:style>
    <style:style style:name="P362" style:family="paragraph" style:parent-style-name="Text_20_body">
      <style:text-properties officeooo:rsid="021077e5" officeooo:paragraph-rsid="021077e5"/>
    </style:style>
    <style:style style:name="P363" style:family="paragraph" style:parent-style-name="Table_20_Contents">
      <style:text-properties officeooo:rsid="0210c931" officeooo:paragraph-rsid="0210c931"/>
    </style:style>
    <style:style style:name="P364" style:family="paragraph" style:parent-style-name="Table_20_Contents">
      <style:text-properties officeooo:rsid="021259e5" officeooo:paragraph-rsid="021259e5"/>
    </style:style>
    <style:style style:name="P365" style:family="paragraph" style:parent-style-name="Table_20_Contents">
      <style:text-properties officeooo:rsid="0213eaea" officeooo:paragraph-rsid="0213eaea"/>
    </style:style>
    <style:style style:name="P366" style:family="paragraph" style:parent-style-name="Preformatted_20_Text">
      <style:paragraph-properties fo:margin-top="0in" fo:margin-bottom="0.1965in" style:contextual-spacing="false"/>
      <style:text-properties fo:color="#000000" loext:opacity="100%" style:text-underline-style="none" officeooo:rsid="02170546" officeooo:paragraph-rsid="02170546"/>
    </style:style>
    <style:style style:name="P367" style:family="paragraph" style:parent-style-name="Table_20_Contents">
      <style:text-properties officeooo:rsid="02187b11" officeooo:paragraph-rsid="02187b11"/>
    </style:style>
    <style:style style:name="P368" style:family="paragraph" style:parent-style-name="Table_20_Heading">
      <style:text-properties officeooo:rsid="02187b11" officeooo:paragraph-rsid="02187b11"/>
    </style:style>
    <style:style style:name="P369" style:family="paragraph" style:parent-style-name="Text_20_body">
      <style:text-properties officeooo:rsid="02187b11" officeooo:paragraph-rsid="02187b11"/>
    </style:style>
    <style:style style:name="P370" style:family="paragraph" style:parent-style-name="Text_20_body">
      <style:text-properties officeooo:rsid="02170546" officeooo:paragraph-rsid="02170546"/>
    </style:style>
    <style:style style:name="P371" style:family="paragraph" style:parent-style-name="Text_20_body">
      <style:text-properties officeooo:rsid="021b3e03" officeooo:paragraph-rsid="021b3e03"/>
    </style:style>
    <style:style style:name="P372" style:family="paragraph" style:parent-style-name="Contents_20_1">
      <style:paragraph-properties>
        <style:tab-stops>
          <style:tab-stop style:position="7.3189in" style:type="right" style:leader-style="dotted" style:leader-text="."/>
        </style:tab-stops>
      </style:paragraph-properties>
    </style:style>
    <style:style style:name="P373" style:family="paragraph" style:parent-style-name="Contents_20_2">
      <style:paragraph-properties>
        <style:tab-stops>
          <style:tab-stop style:position="7.122in" style:type="right" style:leader-style="dotted" style:leader-text="."/>
        </style:tab-stops>
      </style:paragraph-properties>
    </style:style>
    <style:style style:name="P374" style:family="paragraph" style:parent-style-name="Contents_20_3">
      <style:paragraph-properties>
        <style:tab-stops>
          <style:tab-stop style:position="6.9256in" style:type="right" style:leader-style="dotted" style:leader-text="."/>
        </style:tab-stops>
      </style:paragraph-properties>
    </style:style>
    <style:style style:name="P375" style:family="paragraph" style:parent-style-name="Heading_20_1" style:master-page-name="HTML">
      <style:paragraph-properties style:page-number="auto"/>
    </style:style>
    <style:style style:name="P376" style:family="paragraph" style:parent-style-name="Heading_20_1">
      <style:text-properties officeooo:rsid="00759f34" officeooo:paragraph-rsid="00759f34"/>
    </style:style>
    <style:style style:name="P377" style:family="paragraph" style:parent-style-name="Heading_20_1">
      <style:text-properties officeooo:paragraph-rsid="00759f34"/>
    </style:style>
    <style:style style:name="P378" style:family="paragraph" style:parent-style-name="Heading_20_1">
      <style:text-properties officeooo:rsid="0090edb5" officeooo:paragraph-rsid="0090edb5"/>
    </style:style>
    <style:style style:name="P379" style:family="paragraph" style:parent-style-name="Heading_20_1">
      <style:text-properties officeooo:rsid="0092a749" officeooo:paragraph-rsid="0092a749"/>
    </style:style>
    <style:style style:name="P380" style:family="paragraph" style:parent-style-name="Heading_20_1">
      <style:text-properties officeooo:rsid="00dcfe11" officeooo:paragraph-rsid="00dcfe11"/>
    </style:style>
    <style:style style:name="P381" style:family="paragraph" style:parent-style-name="Heading_20_1">
      <style:text-properties officeooo:rsid="01128c2a" officeooo:paragraph-rsid="01128c2a"/>
    </style:style>
    <style:style style:name="P382" style:family="paragraph" style:parent-style-name="Heading_20_2">
      <style:text-properties officeooo:rsid="014f6b5a" officeooo:paragraph-rsid="014f6b5a"/>
    </style:style>
    <style:style style:name="P383" style:family="paragraph" style:parent-style-name="Heading_20_2">
      <style:text-properties officeooo:paragraph-rsid="00c30a47"/>
    </style:style>
    <style:style style:name="P384" style:family="paragraph" style:parent-style-name="Heading_20_2">
      <style:text-properties officeooo:rsid="009f8095" officeooo:paragraph-rsid="009f8095"/>
    </style:style>
    <style:style style:name="P385" style:family="paragraph" style:parent-style-name="Heading_20_2">
      <style:text-properties officeooo:rsid="00da4eba" officeooo:paragraph-rsid="00da4eba"/>
    </style:style>
    <style:style style:name="P386" style:family="paragraph" style:parent-style-name="Heading_20_2">
      <style:text-properties officeooo:rsid="01d79854" officeooo:paragraph-rsid="01d79854"/>
    </style:style>
    <style:style style:name="P387" style:family="paragraph" style:parent-style-name="Heading_20_2">
      <style:text-properties officeooo:rsid="00e692ac" officeooo:paragraph-rsid="00eb6414"/>
    </style:style>
    <style:style style:name="P388" style:family="paragraph" style:parent-style-name="Heading_20_2">
      <style:text-properties officeooo:rsid="01e4d26a" officeooo:paragraph-rsid="01ef5299"/>
    </style:style>
    <style:style style:name="P389" style:family="paragraph" style:parent-style-name="Heading_20_2">
      <style:text-properties officeooo:rsid="00ec84fd" officeooo:paragraph-rsid="01ef5299"/>
    </style:style>
    <style:style style:name="P390" style:family="paragraph" style:parent-style-name="Heading_20_2">
      <style:text-properties officeooo:rsid="02094fa5" officeooo:paragraph-rsid="02094fa5"/>
    </style:style>
    <style:style style:name="P391" style:family="paragraph" style:parent-style-name="Heading_20_2">
      <style:text-properties officeooo:rsid="00e420d7" officeooo:paragraph-rsid="00eb6414"/>
    </style:style>
    <style:style style:name="P392" style:family="paragraph" style:parent-style-name="Heading_20_2">
      <style:text-properties officeooo:rsid="01ddda9a" officeooo:paragraph-rsid="01ddda9a"/>
    </style:style>
    <style:style style:name="P393" style:family="paragraph" style:parent-style-name="Heading_20_3">
      <style:text-properties officeooo:rsid="00c30a47" officeooo:paragraph-rsid="00c30a47"/>
    </style:style>
    <style:style style:name="P394" style:family="paragraph" style:parent-style-name="Heading_20_3">
      <style:text-properties officeooo:rsid="00c4c19a" officeooo:paragraph-rsid="00c4c19a"/>
    </style:style>
    <style:style style:name="P395" style:family="paragraph" style:parent-style-name="Heading_20_3">
      <style:text-properties officeooo:rsid="0188e0b7" officeooo:paragraph-rsid="0188e0b7"/>
    </style:style>
    <style:style style:name="P396" style:family="paragraph" style:parent-style-name="Heading_20_3">
      <style:text-properties officeooo:rsid="01534ed8" officeooo:paragraph-rsid="01534ed8"/>
    </style:style>
    <style:style style:name="P397" style:family="paragraph" style:parent-style-name="Heading_20_3">
      <style:text-properties officeooo:rsid="009f8095" officeooo:paragraph-rsid="009f8095"/>
    </style:style>
    <style:style style:name="P398" style:family="paragraph" style:parent-style-name="Heading_20_3">
      <style:text-properties officeooo:rsid="00a3d0f5" officeooo:paragraph-rsid="00a3d0f5"/>
    </style:style>
    <style:style style:name="P399" style:family="paragraph" style:parent-style-name="Heading_20_3">
      <style:text-properties officeooo:rsid="00aef2f6" officeooo:paragraph-rsid="00aef2f6"/>
    </style:style>
    <style:style style:name="P400" style:family="paragraph" style:parent-style-name="Heading_20_3">
      <style:text-properties officeooo:rsid="00b1f068" officeooo:paragraph-rsid="00b1f068"/>
    </style:style>
    <style:style style:name="P401" style:family="paragraph" style:parent-style-name="Heading_20_3">
      <style:text-properties officeooo:rsid="00b7dbce" officeooo:paragraph-rsid="00b7dbce"/>
    </style:style>
    <style:style style:name="P402" style:family="paragraph" style:parent-style-name="Heading_20_3">
      <style:text-properties officeooo:rsid="00bb7ac7" officeooo:paragraph-rsid="00bb7ac7"/>
    </style:style>
    <style:style style:name="P403" style:family="paragraph" style:parent-style-name="Heading_20_3">
      <style:text-properties officeooo:rsid="021077e5" officeooo:paragraph-rsid="021077e5"/>
    </style:style>
    <style:style style:name="P404" style:family="paragraph" style:parent-style-name="Heading_20_3">
      <style:text-properties officeooo:rsid="00f18b35" officeooo:paragraph-rsid="0104cfdd"/>
    </style:style>
    <style:style style:name="P405" style:family="paragraph" style:parent-style-name="Heading_20_3">
      <style:text-properties officeooo:rsid="010827a9" officeooo:paragraph-rsid="010827a9"/>
    </style:style>
    <style:style style:name="P406" style:family="paragraph" style:parent-style-name="Heading_20_3">
      <style:text-properties officeooo:rsid="01621159" officeooo:paragraph-rsid="01621159"/>
    </style:style>
    <style:style style:name="P407" style:family="paragraph" style:parent-style-name="Heading_20_3">
      <style:text-properties officeooo:rsid="010c79af" officeooo:paragraph-rsid="010c79af"/>
    </style:style>
    <style:style style:name="P408" style:family="paragraph" style:parent-style-name="Heading_20_4">
      <style:text-properties officeooo:rsid="019d083a" officeooo:paragraph-rsid="019d083a"/>
    </style:style>
    <style:style style:name="P409" style:family="paragraph" style:parent-style-name="Heading_20_4">
      <style:text-properties officeooo:rsid="019df99b" officeooo:paragraph-rsid="019df99b"/>
    </style:style>
    <style:style style:name="P410" style:family="paragraph" style:parent-style-name="Heading_20_4">
      <style:text-properties officeooo:rsid="019ff09b" officeooo:paragraph-rsid="019ff09b"/>
    </style:style>
    <style:style style:name="P411" style:family="paragraph" style:parent-style-name="Heading_20_4">
      <style:text-properties officeooo:rsid="01a1aea7" officeooo:paragraph-rsid="01a1aea7"/>
    </style:style>
    <style:style style:name="P412" style:family="paragraph" style:parent-style-name="Text_20_body" style:list-style-name="L1"/>
    <style:style style:name="P413" style:family="paragraph" style:parent-style-name="Text_20_body" style:list-style-name="L1">
      <style:text-properties officeooo:paragraph-rsid="008de856"/>
    </style:style>
    <style:style style:name="P414" style:family="paragraph" style:parent-style-name="Text_20_body" style:list-style-name="L1">
      <style:text-properties officeooo:rsid="00045553" officeooo:paragraph-rsid="00045553"/>
    </style:style>
    <style:style style:name="P415" style:family="paragraph" style:parent-style-name="Text_20_body" style:list-style-name="L1">
      <style:text-properties officeooo:rsid="008de856" officeooo:paragraph-rsid="008de856"/>
    </style:style>
    <style:style style:name="P416" style:family="paragraph" style:parent-style-name="Text_20_body" style:list-style-name="L1">
      <style:text-properties officeooo:rsid="0090edb5" officeooo:paragraph-rsid="0090edb5"/>
    </style:style>
    <style:style style:name="P417" style:family="paragraph" style:parent-style-name="Text_20_body" style:list-style-name="L1">
      <style:text-properties officeooo:rsid="0092a749" officeooo:paragraph-rsid="0092a749"/>
    </style:style>
    <style:style style:name="P418" style:family="paragraph" style:parent-style-name="Text_20_body" style:list-style-name="L2">
      <style:text-properties officeooo:rsid="0092a749" officeooo:paragraph-rsid="0092a749"/>
    </style:style>
    <style:style style:name="P419" style:family="paragraph" style:parent-style-name="Text_20_body" style:list-style-name="L1">
      <style:text-properties officeooo:rsid="02094fa5" officeooo:paragraph-rsid="02094fa5"/>
    </style:style>
    <style:style style:name="P420" style:family="paragraph" style:parent-style-name="Text_20_body" style:list-style-name="L1">
      <style:text-properties officeooo:rsid="00c0007a" officeooo:paragraph-rsid="00c0007a"/>
    </style:style>
    <style:style style:name="P421" style:family="paragraph" style:parent-style-name="Text_20_body" style:list-style-name="L2">
      <style:text-properties officeooo:rsid="009342d4" officeooo:paragraph-rsid="009342d4"/>
    </style:style>
    <style:style style:name="P422" style:family="paragraph" style:parent-style-name="Text_20_body" style:list-style-name="L2">
      <style:text-properties officeooo:rsid="00b36b25" officeooo:paragraph-rsid="00b36b25"/>
    </style:style>
    <style:style style:name="P423" style:family="paragraph" style:parent-style-name="Text_20_body" style:list-style-name="L5">
      <style:text-properties officeooo:rsid="00b36b25" officeooo:paragraph-rsid="01a7af24"/>
    </style:style>
    <style:style style:name="P424" style:family="paragraph" style:parent-style-name="Text_20_body" style:list-style-name="L2">
      <style:text-properties officeooo:rsid="0096ad78" officeooo:paragraph-rsid="0096ad78"/>
    </style:style>
    <style:style style:name="P425" style:family="paragraph" style:parent-style-name="Text_20_body" style:list-style-name="L3">
      <style:text-properties officeooo:rsid="01901718" officeooo:paragraph-rsid="01901718"/>
    </style:style>
    <style:style style:name="P426" style:family="paragraph" style:parent-style-name="Text_20_body" style:list-style-name="L3">
      <style:text-properties officeooo:rsid="01901718" officeooo:paragraph-rsid="0194d703"/>
    </style:style>
    <style:style style:name="P427" style:family="paragraph" style:parent-style-name="Text_20_body" style:list-style-name="L3">
      <style:text-properties officeooo:rsid="00c4b064" officeooo:paragraph-rsid="01901718"/>
    </style:style>
    <style:style style:name="P428" style:family="paragraph" style:parent-style-name="Text_20_body" style:list-style-name="L4">
      <style:text-properties officeooo:rsid="00a025ff" officeooo:paragraph-rsid="00a025ff"/>
    </style:style>
    <style:style style:name="P429" style:family="paragraph" style:parent-style-name="Text_20_body" style:list-style-name="L5">
      <style:text-properties officeooo:paragraph-rsid="01a7af24"/>
    </style:style>
    <style:style style:name="P430" style:family="paragraph" style:parent-style-name="Text_20_body" style:list-style-name="L5">
      <style:text-properties officeooo:rsid="01a7af24" officeooo:paragraph-rsid="01a7af24"/>
    </style:style>
    <style:style style:name="P431" style:family="paragraph" style:parent-style-name="Text_20_body" style:list-style-name="L6">
      <style:text-properties officeooo:paragraph-rsid="02074eab"/>
    </style:style>
    <style:style style:name="P432" style:family="paragraph" style:parent-style-name="Text_20_body" style:list-style-name="L6">
      <style:text-properties officeooo:rsid="02074eab" officeooo:paragraph-rsid="02074eab"/>
    </style:style>
    <style:style style:name="P433" style:family="paragraph" style:parent-style-name="Text_20_body" style:list-style-name="L7">
      <style:text-properties fo:font-weight="normal" officeooo:rsid="01f0c730" officeooo:paragraph-rsid="01f0c730" style:font-weight-asian="normal" style:font-weight-complex="normal"/>
    </style:style>
    <style:style style:name="P434" style:family="paragraph" style:parent-style-name="Text_20_body" style:list-style-name="L7">
      <style:text-properties fo:font-weight="normal" officeooo:rsid="01e8c4f0" officeooo:paragraph-rsid="01f0c730" style:font-weight-asian="normal" style:font-weight-complex="normal"/>
    </style:style>
    <style:style style:name="P435" style:family="paragraph" style:parent-style-name="Text_20_body" style:list-style-name="L7">
      <style:text-properties officeooo:rsid="00e692ac" officeooo:paragraph-rsid="01eab67b"/>
    </style:style>
    <style:style style:name="T1" style:family="text">
      <style:text-properties fo:font-weight="bold" style:font-weight-asian="bold" style:font-weight-complex="bold"/>
    </style:style>
    <style:style style:name="T2" style:family="text">
      <style:text-properties fo:font-weight="bold" officeooo:rsid="0064977e" style:font-weight-asian="bold" style:font-weight-complex="bold"/>
    </style:style>
    <style:style style:name="T3" style:family="text">
      <style:text-properties fo:font-weight="bold" officeooo:rsid="008de856" style:font-weight-asian="bold" style:font-weight-complex="bold"/>
    </style:style>
    <style:style style:name="T4" style:family="text">
      <style:text-properties fo:font-weight="bold" officeooo:rsid="008f166c" style:font-weight-asian="bold" style:font-weight-complex="bold"/>
    </style:style>
    <style:style style:name="T5" style:family="text">
      <style:text-properties fo:font-weight="bold" officeooo:rsid="00abb58b" style:font-weight-asian="bold" style:font-weight-complex="bold"/>
    </style:style>
    <style:style style:name="T6" style:family="text">
      <style:text-properties fo:font-weight="bold" officeooo:rsid="00b04859" style:font-weight-asian="bold" style:font-weight-complex="bold"/>
    </style:style>
    <style:style style:name="T7" style:family="text">
      <style:text-properties fo:font-weight="bold" officeooo:rsid="00b1f068" style:font-weight-asian="bold" style:font-weight-complex="bold"/>
    </style:style>
    <style:style style:name="T8" style:family="text">
      <style:text-properties fo:font-weight="bold" officeooo:rsid="00b8e907" style:font-weight-asian="bold" style:font-weight-complex="bold"/>
    </style:style>
    <style:style style:name="T9" style:family="text">
      <style:text-properties fo:font-weight="bold" officeooo:rsid="00bbb35f" style:font-weight-asian="bold" style:font-weight-complex="bold"/>
    </style:style>
    <style:style style:name="T10" style:family="text">
      <style:text-properties fo:font-weight="bold" officeooo:rsid="00d6a001" style:font-weight-asian="bold" style:font-weight-complex="bold"/>
    </style:style>
    <style:style style:name="T11" style:family="text">
      <style:text-properties fo:font-weight="bold" officeooo:rsid="0108d8fc" style:font-weight-asian="bold" style:font-weight-complex="bold"/>
    </style:style>
    <style:style style:name="T12" style:family="text">
      <style:text-properties fo:font-weight="bold" officeooo:rsid="014b65d3" style:font-weight-asian="bold" style:font-weight-complex="bold"/>
    </style:style>
    <style:style style:name="T13" style:family="text">
      <style:text-properties fo:font-weight="bold" officeooo:rsid="015993d6" style:font-weight-asian="bold" style:font-weight-complex="bold"/>
    </style:style>
    <style:style style:name="T14" style:family="text">
      <style:text-properties fo:font-weight="bold" officeooo:rsid="015e5577" style:font-weight-asian="bold" style:font-weight-complex="bold"/>
    </style:style>
    <style:style style:name="T15" style:family="text">
      <style:text-properties fo:font-weight="bold" officeooo:rsid="01be446c" style:font-weight-asian="bold" style:font-weight-complex="bold"/>
    </style:style>
    <style:style style:name="T16" style:family="text">
      <style:text-properties fo:font-weight="bold" officeooo:rsid="01be6d3d" style:font-weight-asian="bold" style:font-weight-complex="bold"/>
    </style:style>
    <style:style style:name="T17" style:family="text">
      <style:text-properties fo:font-weight="bold" officeooo:rsid="01cf8ce0" style:font-weight-asian="bold" style:font-weight-complex="bold"/>
    </style:style>
    <style:style style:name="T18" style:family="text">
      <style:text-properties fo:font-weight="bold" officeooo:rsid="01be5e13" style:font-weight-asian="bold" style:font-weight-complex="bold"/>
    </style:style>
    <style:style style:name="T19" style:family="text">
      <style:text-properties fo:font-weight="bold" officeooo:rsid="01afa03d" style:font-weight-asian="bold" style:font-weight-complex="bold"/>
    </style:style>
    <style:style style:name="T20" style:family="text">
      <style:text-properties fo:font-weight="bold" officeooo:rsid="01f5589a" style:font-weight-asian="bold" style:font-weight-complex="bold"/>
    </style:style>
    <style:style style:name="T21" style:family="text">
      <style:text-properties fo:font-weight="bold" officeooo:rsid="012b264e" style:font-weight-asian="bold" style:font-weight-complex="bold"/>
    </style:style>
    <style:style style:name="T22" style:family="text">
      <style:text-properties fo:font-weight="bold" officeooo:rsid="01f6f2be" style:font-weight-asian="bold" style:font-weight-complex="bold"/>
    </style:style>
    <style:style style:name="T23" style:family="text">
      <style:text-properties fo:font-weight="bold" officeooo:rsid="01f88561" style:font-weight-asian="bold" style:font-weight-complex="bold"/>
    </style:style>
    <style:style style:name="T24" style:family="text">
      <style:text-properties fo:font-weight="bold" officeooo:rsid="0106c1b6" style:font-weight-asian="bold" style:font-weight-complex="bold"/>
    </style:style>
    <style:style style:name="T25" style:family="text">
      <style:text-properties fo:font-weight="bold" officeooo:rsid="01fa3906" style:font-weight-asian="bold" style:font-weight-complex="bold"/>
    </style:style>
    <style:style style:name="T26" style:family="text">
      <style:text-properties fo:font-weight="bold" officeooo:rsid="01ff17f6" style:font-weight-asian="bold" style:font-weight-complex="bold"/>
    </style:style>
    <style:style style:name="T27" style:family="text">
      <style:text-properties fo:font-weight="bold" officeooo:rsid="01ff5f66" style:font-weight-asian="bold" style:font-weight-complex="bold"/>
    </style:style>
    <style:style style:name="T28" style:family="text">
      <style:text-properties officeooo:rsid="00045553"/>
    </style:style>
    <style:style style:name="T29" style:family="text">
      <style:text-properties officeooo:rsid="0006cea7"/>
    </style:style>
    <style:style style:name="T30" style:family="text">
      <style:text-properties style:use-window-font-color="true" loext:opacity="0%"/>
    </style:style>
    <style:style style:name="T31" style:family="text">
      <style:text-properties style:use-window-font-color="true" loext:opacity="0%" officeooo:rsid="01349060"/>
    </style:style>
    <style:style style:name="T32" style:family="text">
      <style:text-properties style:use-window-font-color="true" loext:opacity="0%" officeooo:rsid="0135c16e"/>
    </style:style>
    <style:style style:name="T33" style:family="text">
      <style:text-properties officeooo:rsid="0008ef00"/>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f5589a" style:font-style-asian="italic" style:font-weight-asian="bold" style:font-style-complex="italic" style:font-weight-complex="bold"/>
    </style:style>
    <style:style style:name="T36" style:family="text">
      <style:text-properties fo:font-style="italic" fo:font-weight="bold" officeooo:rsid="01daa712" style:font-style-asian="italic" style:font-weight-asian="bold" style:font-style-complex="italic" style:font-weight-complex="bold"/>
    </style:style>
    <style:style style:name="T37" style:family="text">
      <style:text-properties fo:font-style="italic" fo:font-weight="bold" officeooo:rsid="020c25e1" style:font-style-asian="italic" style:font-weight-asian="bold" style:font-style-complex="italic" style:font-weight-complex="bold"/>
    </style:style>
    <style:style style:name="T38" style:family="text">
      <style:text-properties fo:font-style="italic" style:font-style-asian="italic" style:font-style-complex="italic"/>
    </style:style>
    <style:style style:name="T39" style:family="text">
      <style:text-properties fo:font-style="italic" officeooo:rsid="009f437b" style:font-style-asian="italic" style:font-style-complex="italic"/>
    </style:style>
    <style:style style:name="T40" style:family="text">
      <style:text-properties fo:font-style="italic" officeooo:rsid="0098b874" style:font-style-asian="italic" style:font-style-complex="italic"/>
    </style:style>
    <style:style style:name="T41" style:family="text">
      <style:text-properties fo:font-style="italic" officeooo:rsid="00bc9f63" style:font-style-asian="italic" style:font-style-complex="italic"/>
    </style:style>
    <style:style style:name="T42" style:family="text">
      <style:text-properties fo:font-style="italic" officeooo:rsid="00e24260" style:font-style-asian="italic" style:font-style-complex="italic"/>
    </style:style>
    <style:style style:name="T43" style:family="text">
      <style:text-properties fo:font-style="italic" officeooo:rsid="00e255c8" style:font-style-asian="italic" style:font-style-complex="italic"/>
    </style:style>
    <style:style style:name="T44" style:family="text">
      <style:text-properties fo:font-style="italic" officeooo:rsid="00dff77f" style:font-style-asian="italic" style:font-style-complex="italic"/>
    </style:style>
    <style:style style:name="T45" style:family="text">
      <style:text-properties fo:font-style="italic" officeooo:rsid="00f05772" style:font-style-asian="italic" style:font-style-complex="italic"/>
    </style:style>
    <style:style style:name="T46" style:family="text">
      <style:text-properties fo:font-style="italic" officeooo:rsid="012d9334" style:font-style-asian="italic" style:font-style-complex="italic"/>
    </style:style>
    <style:style style:name="T47" style:family="text">
      <style:text-properties fo:font-style="italic" officeooo:rsid="01334cd0" style:font-style-asian="italic" style:font-style-complex="italic"/>
    </style:style>
    <style:style style:name="T48" style:family="text">
      <style:text-properties fo:font-style="italic" officeooo:rsid="00eb6414" style:font-style-asian="italic" style:font-style-complex="italic"/>
    </style:style>
    <style:style style:name="T49" style:family="text">
      <style:text-properties fo:font-style="italic" officeooo:rsid="014b65d3" style:font-style-asian="italic" style:font-style-complex="italic"/>
    </style:style>
    <style:style style:name="T50" style:family="text">
      <style:text-properties fo:font-style="italic" officeooo:rsid="014fe2a9" style:font-style-asian="italic" style:font-style-complex="italic"/>
    </style:style>
    <style:style style:name="T51" style:family="text">
      <style:text-properties fo:font-style="italic" officeooo:rsid="01534ed8" style:font-style-asian="italic" style:font-style-complex="italic"/>
    </style:style>
    <style:style style:name="T52" style:family="text">
      <style:text-properties fo:font-style="italic" officeooo:rsid="01670d7b" style:font-style-asian="italic" style:font-style-complex="italic"/>
    </style:style>
    <style:style style:name="T53" style:family="text">
      <style:text-properties fo:font-style="italic" officeooo:rsid="0172e5f2" style:font-style-asian="italic" style:font-style-complex="italic"/>
    </style:style>
    <style:style style:name="T54" style:family="text">
      <style:text-properties fo:font-style="italic" officeooo:rsid="017e48c3" style:font-style-asian="italic" style:font-style-complex="italic"/>
    </style:style>
    <style:style style:name="T55" style:family="text">
      <style:text-properties fo:font-style="italic" officeooo:rsid="00b36b25" style:font-style-asian="italic" style:font-style-complex="italic"/>
    </style:style>
    <style:style style:name="T56" style:family="text">
      <style:text-properties fo:font-style="italic" officeooo:rsid="017ff35d" style:font-style-asian="italic" style:font-style-complex="italic"/>
    </style:style>
    <style:style style:name="T57" style:family="text">
      <style:text-properties fo:font-style="italic" officeooo:rsid="0185cfe3" style:font-style-asian="italic" style:font-style-complex="italic"/>
    </style:style>
    <style:style style:name="T58" style:family="text">
      <style:text-properties fo:font-style="italic" officeooo:rsid="018eaab7" style:font-style-asian="italic" style:font-style-complex="italic"/>
    </style:style>
    <style:style style:name="T59" style:family="text">
      <style:text-properties fo:font-style="italic" officeooo:rsid="018f3e61" style:font-style-asian="italic" style:font-style-complex="italic"/>
    </style:style>
    <style:style style:name="T60" style:family="text">
      <style:text-properties fo:font-style="italic" officeooo:rsid="01901718" style:font-style-asian="italic" style:font-style-complex="italic"/>
    </style:style>
    <style:style style:name="T61" style:family="text">
      <style:text-properties fo:font-style="italic" officeooo:rsid="0191f8a8" style:font-style-asian="italic" style:font-style-complex="italic"/>
    </style:style>
    <style:style style:name="T62" style:family="text">
      <style:text-properties fo:font-style="italic" officeooo:rsid="0194d703" style:font-style-asian="italic" style:font-style-complex="italic"/>
    </style:style>
    <style:style style:name="T63" style:family="text">
      <style:text-properties fo:font-style="italic" officeooo:rsid="0180cc79" style:font-style-asian="italic" style:font-style-complex="italic"/>
    </style:style>
    <style:style style:name="T64" style:family="text">
      <style:text-properties fo:font-style="italic" officeooo:rsid="019945d4" style:font-style-asian="italic" style:font-style-complex="italic"/>
    </style:style>
    <style:style style:name="T65" style:family="text">
      <style:text-properties fo:font-style="italic" officeooo:rsid="01a1aea7" style:font-style-asian="italic" style:font-style-complex="italic"/>
    </style:style>
    <style:style style:name="T66" style:family="text">
      <style:text-properties fo:font-style="italic" officeooo:rsid="01a4aaf6" style:font-style-asian="italic" style:font-style-complex="italic"/>
    </style:style>
    <style:style style:name="T67" style:family="text">
      <style:text-properties fo:font-style="italic" officeooo:rsid="01a8940d" style:font-style-asian="italic" style:font-style-complex="italic"/>
    </style:style>
    <style:style style:name="T68" style:family="text">
      <style:text-properties fo:font-style="italic" officeooo:rsid="01aad4a9" style:font-style-asian="italic" style:font-style-complex="italic"/>
    </style:style>
    <style:style style:name="T69" style:family="text">
      <style:text-properties fo:font-style="italic" officeooo:rsid="01b2a3b4" style:font-style-asian="italic" style:font-style-complex="italic"/>
    </style:style>
    <style:style style:name="T70" style:family="text">
      <style:text-properties fo:font-style="italic" officeooo:rsid="01b4555d" style:font-style-asian="italic" style:font-style-complex="italic"/>
    </style:style>
    <style:style style:name="T71" style:family="text">
      <style:text-properties fo:font-style="italic" officeooo:rsid="01be5e13" style:font-style-asian="italic" style:font-style-complex="italic"/>
    </style:style>
    <style:style style:name="T72" style:family="text">
      <style:text-properties fo:font-style="italic" officeooo:rsid="01bf7fdb" style:font-style-asian="italic" style:font-style-complex="italic"/>
    </style:style>
    <style:style style:name="T73" style:family="text">
      <style:text-properties fo:font-style="italic" officeooo:rsid="01ce1a32" style:font-style-asian="italic" style:font-style-complex="italic"/>
    </style:style>
    <style:style style:name="T74" style:family="text">
      <style:text-properties fo:font-style="italic" officeooo:rsid="01d29123" style:font-style-asian="italic" style:font-style-complex="italic"/>
    </style:style>
    <style:style style:name="T75" style:family="text">
      <style:text-properties fo:font-style="italic" officeooo:rsid="01756350" style:font-style-asian="italic" style:font-style-complex="italic"/>
    </style:style>
    <style:style style:name="T76" style:family="text">
      <style:text-properties fo:font-style="italic" officeooo:rsid="01d95050" style:font-style-asian="italic" style:font-style-complex="italic"/>
    </style:style>
    <style:style style:name="T77" style:family="text">
      <style:text-properties fo:font-style="italic" officeooo:rsid="01d96310" style:font-style-asian="italic" style:font-style-complex="italic"/>
    </style:style>
    <style:style style:name="T78" style:family="text">
      <style:text-properties fo:font-style="italic" officeooo:rsid="01dc4040" style:font-style-asian="italic" style:font-style-complex="italic"/>
    </style:style>
    <style:style style:name="T79" style:family="text">
      <style:text-properties fo:font-style="italic" officeooo:rsid="01e6c7c7" style:font-style-asian="italic" style:font-style-complex="italic"/>
    </style:style>
    <style:style style:name="T80" style:family="text">
      <style:text-properties fo:font-style="italic" officeooo:rsid="01db7219" style:font-style-asian="italic" style:font-style-complex="italic"/>
    </style:style>
    <style:style style:name="T81" style:family="text">
      <style:text-properties fo:font-style="italic" officeooo:rsid="01f0c730" style:font-style-asian="italic" style:font-style-complex="italic"/>
    </style:style>
    <style:style style:name="T82" style:family="text">
      <style:text-properties fo:font-style="italic" officeooo:rsid="01ec1244" style:font-style-asian="italic" style:font-style-complex="italic"/>
    </style:style>
    <style:style style:name="T83" style:family="text">
      <style:text-properties fo:font-style="italic" officeooo:rsid="01f3ebd8" style:font-style-asian="italic" style:font-style-complex="italic"/>
    </style:style>
    <style:style style:name="T84" style:family="text">
      <style:text-properties fo:font-style="italic" officeooo:rsid="01f5589a" style:font-style-asian="italic" style:font-style-complex="italic"/>
    </style:style>
    <style:style style:name="T85" style:family="text">
      <style:text-properties fo:font-style="italic" officeooo:rsid="01f6f2be" style:font-style-asian="italic" style:font-style-complex="italic"/>
    </style:style>
    <style:style style:name="T86" style:family="text">
      <style:text-properties fo:font-style="italic" officeooo:rsid="0104cfdd" style:font-style-asian="italic" style:font-style-complex="italic"/>
    </style:style>
    <style:style style:name="T87" style:family="text">
      <style:text-properties fo:font-style="italic" officeooo:rsid="01fc799a" style:font-style-asian="italic" style:font-style-complex="italic"/>
    </style:style>
    <style:style style:name="T88" style:family="text">
      <style:text-properties fo:font-style="italic" officeooo:rsid="02032e6b"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f05772" style:font-style-asian="italic" style:font-weight-asian="normal" style:font-style-complex="italic" style:font-weight-complex="normal"/>
    </style:style>
    <style:style style:name="T91" style:family="text">
      <style:text-properties fo:font-style="italic" fo:font-weight="normal" officeooo:rsid="012ed7e0" style:font-style-asian="italic" style:font-weight-asian="normal" style:font-style-complex="italic" style:font-weight-complex="normal"/>
    </style:style>
    <style:style style:name="T92" style:family="text">
      <style:text-properties fo:font-style="italic" fo:font-weight="normal" officeooo:rsid="014b65d3" style:font-style-asian="italic" style:font-weight-asian="normal" style:font-style-complex="italic" style:font-weight-complex="normal"/>
    </style:style>
    <style:style style:name="T93" style:family="text">
      <style:text-properties fo:font-style="italic" fo:font-weight="normal" officeooo:rsid="01e8c4f0" style:font-style-asian="italic" style:font-weight-asian="normal" style:font-style-complex="italic" style:font-weight-complex="normal"/>
    </style:style>
    <style:style style:name="T94" style:family="text">
      <style:text-properties fo:font-style="italic" fo:font-weight="normal" officeooo:rsid="01f17f8c" style:font-style-asian="italic" style:font-weight-asian="normal" style:font-style-complex="italic" style:font-weight-complex="normal"/>
    </style:style>
    <style:style style:name="T95" style:family="text">
      <style:text-properties officeooo:rsid="00092a3e"/>
    </style:style>
    <style:style style:name="T96" style:family="text">
      <style:text-properties fo:font-weight="normal" style:font-weight-asian="normal" style:font-weight-complex="normal"/>
    </style:style>
    <style:style style:name="T97" style:family="text">
      <style:text-properties fo:font-weight="normal" officeooo:rsid="012e9fcd" style:font-weight-asian="normal" style:font-weight-complex="normal"/>
    </style:style>
    <style:style style:name="T98" style:family="text">
      <style:text-properties fo:font-weight="normal" officeooo:rsid="012ed7e0" style:font-weight-asian="normal" style:font-weight-complex="normal"/>
    </style:style>
    <style:style style:name="T99" style:family="text">
      <style:text-properties fo:font-weight="normal" officeooo:rsid="014b65d3" style:font-weight-asian="normal" style:font-weight-complex="normal"/>
    </style:style>
    <style:style style:name="T100" style:family="text">
      <style:text-properties fo:font-weight="normal" officeooo:rsid="015e5577" style:font-weight-asian="normal" style:font-weight-complex="normal"/>
    </style:style>
    <style:style style:name="T101" style:family="text">
      <style:text-properties fo:font-weight="normal" officeooo:rsid="0172e5f2" style:font-weight-asian="normal" style:font-weight-complex="normal"/>
    </style:style>
    <style:style style:name="T102" style:family="text">
      <style:text-properties fo:font-weight="normal" officeooo:rsid="01e8c4f0" style:font-weight-asian="normal" style:font-weight-complex="normal"/>
    </style:style>
    <style:style style:name="T103" style:family="text">
      <style:text-properties fo:font-weight="normal" officeooo:rsid="01eab67b" style:font-weight-asian="normal" style:font-weight-complex="normal"/>
    </style:style>
    <style:style style:name="T104" style:family="text">
      <style:text-properties fo:font-weight="normal" officeooo:rsid="01f17f8c" style:font-weight-asian="normal" style:font-weight-complex="normal"/>
    </style:style>
    <style:style style:name="T105" style:family="text">
      <style:text-properties officeooo:rsid="000dc73f"/>
    </style:style>
    <style:style style:name="T106" style:family="text">
      <style:text-properties officeooo:rsid="000eb8de"/>
    </style:style>
    <style:style style:name="T107" style:family="text">
      <style:text-properties fo:font-style="normal" style:font-style-asian="normal" style:font-style-complex="normal"/>
    </style:style>
    <style:style style:name="T108" style:family="text">
      <style:text-properties fo:font-style="normal" officeooo:rsid="00a24bd5" style:font-style-asian="normal" style:font-style-complex="normal"/>
    </style:style>
    <style:style style:name="T109" style:family="text">
      <style:text-properties fo:font-style="normal" officeooo:rsid="014fe2a9" style:font-style-asian="normal" style:font-style-complex="normal"/>
    </style:style>
    <style:style style:name="T110" style:family="text">
      <style:text-properties fo:font-style="normal" officeooo:rsid="01516b84" style:font-style-asian="normal" style:font-style-complex="normal"/>
    </style:style>
    <style:style style:name="T111" style:family="text">
      <style:text-properties fo:font-style="normal" officeooo:rsid="01524928" style:font-style-asian="normal" style:font-style-complex="normal"/>
    </style:style>
    <style:style style:name="T112" style:family="text">
      <style:text-properties fo:font-style="normal" officeooo:rsid="01534ed8" style:font-style-asian="normal" style:font-style-complex="normal"/>
    </style:style>
    <style:style style:name="T113" style:family="text">
      <style:text-properties fo:font-style="normal" officeooo:rsid="018eaab7" style:font-style-asian="normal" style:font-style-complex="normal"/>
    </style:style>
    <style:style style:name="T114" style:family="text">
      <style:text-properties fo:font-style="normal" officeooo:rsid="019945d4" style:font-style-asian="normal" style:font-style-complex="normal"/>
    </style:style>
    <style:style style:name="T115" style:family="text">
      <style:text-properties fo:font-style="normal" officeooo:rsid="019b1230" style:font-style-asian="normal" style:font-style-complex="normal"/>
    </style:style>
    <style:style style:name="T116" style:family="text">
      <style:text-properties fo:font-style="normal" officeooo:rsid="01bf7fdb" style:font-style-asian="normal" style:font-style-complex="normal"/>
    </style:style>
    <style:style style:name="T117" style:family="text">
      <style:text-properties fo:font-style="normal" officeooo:rsid="01cf8ce0" style:font-style-asian="normal" style:font-style-complex="normal"/>
    </style:style>
    <style:style style:name="T118" style:family="text">
      <style:text-properties fo:font-style="normal" officeooo:rsid="01756350" style:font-style-asian="normal" style:font-style-complex="normal"/>
    </style:style>
    <style:style style:name="T119" style:family="text">
      <style:text-properties fo:font-style="normal" officeooo:rsid="01d297d1"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1d29123" style:font-style-asian="normal" style:font-weight-asian="normal" style:font-style-complex="normal" style:font-weight-complex="normal"/>
    </style:style>
    <style:style style:name="T122" style:family="text">
      <style:text-properties officeooo:rsid="0064977e"/>
    </style:style>
    <style:style style:name="T123" style:family="text">
      <style:text-properties officeooo:rsid="00759f34"/>
    </style:style>
    <style:style style:name="T124" style:family="text">
      <style:text-properties officeooo:rsid="0076f5b9"/>
    </style:style>
    <style:style style:name="T125" style:family="text">
      <style:text-properties officeooo:rsid="008de856"/>
    </style:style>
    <style:style style:name="T126" style:family="text">
      <style:text-properties officeooo:rsid="008f166c"/>
    </style:style>
    <style:style style:name="T127" style:family="text">
      <style:text-properties officeooo:rsid="0090edb5"/>
    </style:style>
    <style:style style:name="T128" style:family="text">
      <style:text-properties officeooo:rsid="0091b48c"/>
    </style:style>
    <style:style style:name="T129" style:family="text">
      <style:text-properties officeooo:rsid="009534f9"/>
    </style:style>
    <style:style style:name="T130" style:family="text">
      <style:text-properties officeooo:rsid="0096ad78"/>
    </style:style>
    <style:style style:name="T131" style:family="text">
      <style:text-properties officeooo:rsid="0097b36a"/>
    </style:style>
    <style:style style:name="T132" style:family="text">
      <style:text-properties officeooo:rsid="0097c053"/>
    </style:style>
    <style:style style:name="T133" style:family="text">
      <style:text-properties officeooo:rsid="0098b874"/>
    </style:style>
    <style:style style:name="T134" style:family="text">
      <style:text-properties officeooo:rsid="00996233"/>
    </style:style>
    <style:style style:name="T135" style:family="text">
      <style:text-properties officeooo:rsid="009ab009"/>
    </style:style>
    <style:style style:name="T136" style:family="text">
      <style:text-properties officeooo:rsid="009bdcdc"/>
    </style:style>
    <style:style style:name="T137" style:family="text">
      <style:text-properties officeooo:rsid="009f437b"/>
    </style:style>
    <style:style style:name="T138" style:family="text">
      <style:text-properties officeooo:rsid="00a08224"/>
    </style:style>
    <style:style style:name="T139" style:family="text">
      <style:text-properties officeooo:rsid="00a59a76"/>
    </style:style>
    <style:style style:name="T140" style:family="text">
      <style:text-properties officeooo:rsid="00a75309"/>
    </style:style>
    <style:style style:name="T141" style:family="text">
      <style:text-properties officeooo:rsid="00a8b265"/>
    </style:style>
    <style:style style:name="T142" style:family="text">
      <style:text-properties officeooo:rsid="00a8c6b0"/>
    </style:style>
    <style:style style:name="T143" style:family="text">
      <style:text-properties officeooo:rsid="00acb477"/>
    </style:style>
    <style:style style:name="T144" style:family="text">
      <style:text-properties officeooo:rsid="00aef2f6"/>
    </style:style>
    <style:style style:name="T145" style:family="text">
      <style:text-properties officeooo:rsid="00b36b25"/>
    </style:style>
    <style:style style:name="T146" style:family="text">
      <style:text-properties officeooo:rsid="00b7dbce"/>
    </style:style>
    <style:style style:name="T147" style:family="text">
      <style:text-properties officeooo:rsid="00b8e907"/>
    </style:style>
    <style:style style:name="T148" style:family="text">
      <style:text-properties officeooo:rsid="00bc9f63"/>
    </style:style>
    <style:style style:name="T149" style:family="text">
      <style:text-properties officeooo:rsid="00c0007a"/>
    </style:style>
    <style:style style:name="T150" style:family="text">
      <style:text-properties officeooo:rsid="0094f007"/>
    </style:style>
    <style:style style:name="T151" style:family="text">
      <style:text-properties officeooo:rsid="00c30a47"/>
    </style:style>
    <style:style style:name="T152" style:family="text">
      <style:text-properties officeooo:rsid="00c85284"/>
    </style:style>
    <style:style style:name="T153" style:family="text">
      <style:text-properties officeooo:rsid="00d21c44"/>
    </style:style>
    <style:style style:name="T154" style:family="text">
      <style:text-properties officeooo:rsid="00d2ff62"/>
    </style:style>
    <style:style style:name="T155" style:family="text">
      <style:text-properties officeooo:rsid="00d6ee01"/>
    </style:style>
    <style:style style:name="T156" style:family="text">
      <style:text-properties officeooo:rsid="00dc384a"/>
    </style:style>
    <style:style style:name="T157" style:family="text">
      <style:text-properties officeooo:rsid="00ddd6a1"/>
    </style:style>
    <style:style style:name="T158" style:family="text">
      <style:text-properties officeooo:rsid="00dff77f"/>
    </style:style>
    <style:style style:name="T159" style:family="text">
      <style:text-properties officeooo:rsid="00e24260"/>
    </style:style>
    <style:style style:name="T160" style:family="text">
      <style:text-properties officeooo:rsid="00e255c8"/>
    </style:style>
    <style:style style:name="T161" style:family="text">
      <style:text-properties officeooo:rsid="00e420d7"/>
    </style:style>
    <style:style style:name="T162" style:family="text">
      <style:text-properties officeooo:rsid="00eb6414"/>
    </style:style>
    <style:style style:name="T163" style:family="text">
      <style:text-properties officeooo:rsid="00edfc68"/>
    </style:style>
    <style:style style:name="T164" style:family="text">
      <style:text-properties officeooo:rsid="00ee68cc"/>
    </style:style>
    <style:style style:name="T165" style:family="text">
      <style:text-properties officeooo:rsid="00f05772"/>
    </style:style>
    <style:style style:name="T166" style:family="text">
      <style:text-properties officeooo:rsid="00f18b35"/>
    </style:style>
    <style:style style:name="T167" style:family="text">
      <style:text-properties officeooo:rsid="00f5be3d"/>
    </style:style>
    <style:style style:name="T168" style:family="text">
      <style:text-properties officeooo:rsid="00f6a46a"/>
    </style:style>
    <style:style style:name="T169" style:family="text">
      <style:text-properties officeooo:rsid="0104cfdd"/>
    </style:style>
    <style:style style:name="T170" style:family="text">
      <style:text-properties officeooo:rsid="0106c1b6"/>
    </style:style>
    <style:style style:name="T171" style:family="text">
      <style:text-properties officeooo:rsid="0108d8fc"/>
    </style:style>
    <style:style style:name="T172" style:family="text">
      <style:text-properties officeooo:rsid="010c79af"/>
    </style:style>
    <style:style style:name="T173" style:family="text">
      <style:text-properties officeooo:rsid="012828db"/>
    </style:style>
    <style:style style:name="T174" style:family="text">
      <style:text-properties officeooo:rsid="012b264e"/>
    </style:style>
    <style:style style:name="T175" style:family="text">
      <style:text-properties officeooo:rsid="012d9334"/>
    </style:style>
    <style:style style:name="T176" style:family="text">
      <style:text-properties officeooo:rsid="012e9fcd"/>
    </style:style>
    <style:style style:name="T177" style:family="text">
      <style:text-properties officeooo:rsid="012ed7e0"/>
    </style:style>
    <style:style style:name="T178" style:family="text">
      <style:text-properties officeooo:rsid="01315f2a"/>
    </style:style>
    <style:style style:name="T179" style:family="text">
      <style:text-properties officeooo:rsid="01334cd0"/>
    </style:style>
    <style:style style:name="T180" style:family="text">
      <style:text-properties officeooo:rsid="01349060"/>
    </style:style>
    <style:style style:name="T181" style:family="text">
      <style:text-properties officeooo:rsid="0141c3e6"/>
    </style:style>
    <style:style style:name="T182" style:family="text">
      <style:text-properties officeooo:rsid="014648e5"/>
    </style:style>
    <style:style style:name="T183" style:family="text">
      <style:text-properties officeooo:rsid="01473dc9"/>
    </style:style>
    <style:style style:name="T184" style:family="text">
      <style:text-properties officeooo:rsid="0147b7ac"/>
    </style:style>
    <style:style style:name="T185" style:family="text">
      <style:text-properties officeooo:rsid="014b65d3"/>
    </style:style>
    <style:style style:name="T186" style:family="text">
      <style:text-properties officeooo:rsid="014ed522"/>
    </style:style>
    <style:style style:name="T187" style:family="text">
      <style:text-properties officeooo:rsid="014f6b5a"/>
    </style:style>
    <style:style style:name="T188" style:family="text">
      <style:text-properties officeooo:rsid="009342d4"/>
    </style:style>
    <style:style style:name="T189" style:family="text">
      <style:text-properties officeooo:rsid="014fe2a9"/>
    </style:style>
    <style:style style:name="T190" style:family="text">
      <style:text-properties officeooo:rsid="01516b84"/>
    </style:style>
    <style:style style:name="T191" style:family="text">
      <style:text-properties officeooo:rsid="01534ed8"/>
    </style:style>
    <style:style style:name="T192" style:family="text">
      <style:text-properties officeooo:rsid="01543278"/>
    </style:style>
    <style:style style:name="T193" style:family="text">
      <style:text-properties officeooo:rsid="015606a8"/>
    </style:style>
    <style:style style:name="T194" style:family="text">
      <style:text-properties officeooo:rsid="015993d6"/>
    </style:style>
    <style:style style:name="T195" style:family="text">
      <style:text-properties officeooo:rsid="015e5577"/>
    </style:style>
    <style:style style:name="T196" style:family="text">
      <style:text-properties officeooo:rsid="01621159"/>
    </style:style>
    <style:style style:name="T197" style:family="text">
      <style:text-properties officeooo:rsid="01630c5c"/>
    </style:style>
    <style:style style:name="T198" style:family="text">
      <style:text-properties officeooo:rsid="01670d7b"/>
    </style:style>
    <style:style style:name="T199" style:family="text">
      <style:text-properties officeooo:rsid="016f94d0"/>
    </style:style>
    <style:style style:name="T200" style:family="text">
      <style:text-properties officeooo:rsid="0171379e"/>
    </style:style>
    <style:style style:name="T201" style:family="text">
      <style:text-properties officeooo:rsid="0172e5f2"/>
    </style:style>
    <style:style style:name="T202" style:family="text">
      <style:text-properties officeooo:rsid="01756350"/>
    </style:style>
    <style:style style:name="T203" style:family="text">
      <style:text-properties officeooo:rsid="017af938"/>
    </style:style>
    <style:style style:name="T204" style:family="text">
      <style:text-properties officeooo:rsid="017e3f6a"/>
    </style:style>
    <style:style style:name="T205" style:family="text">
      <style:text-properties officeooo:rsid="017e48c3"/>
    </style:style>
    <style:style style:name="T206" style:family="text">
      <style:text-properties officeooo:rsid="0180cc79"/>
    </style:style>
    <style:style style:name="T207" style:family="text">
      <style:text-properties officeooo:rsid="01859994"/>
    </style:style>
    <style:style style:name="T208" style:family="text">
      <style:text-properties officeooo:rsid="01869543"/>
    </style:style>
    <style:style style:name="T209" style:family="text">
      <style:text-properties officeooo:rsid="0188e0b7"/>
    </style:style>
    <style:style style:name="T210" style:family="text">
      <style:text-properties officeooo:rsid="01890811"/>
    </style:style>
    <style:style style:name="T211" style:family="text">
      <style:text-properties officeooo:rsid="018b967a"/>
    </style:style>
    <style:style style:name="T212" style:family="text">
      <style:text-properties officeooo:rsid="018c7b6a"/>
    </style:style>
    <style:style style:name="T213" style:family="text">
      <style:text-properties officeooo:rsid="018d5225"/>
    </style:style>
    <style:style style:name="T214" style:family="text">
      <style:text-properties officeooo:rsid="018eaab7"/>
    </style:style>
    <style:style style:name="T215" style:family="text">
      <style:text-properties officeooo:rsid="018f3e61"/>
    </style:style>
    <style:style style:name="T216" style:family="text">
      <style:text-properties officeooo:rsid="01901718"/>
    </style:style>
    <style:style style:name="T217" style:family="text">
      <style:text-properties officeooo:rsid="0191f8a8"/>
    </style:style>
    <style:style style:name="T218" style:family="text">
      <style:text-properties officeooo:rsid="0192557e"/>
    </style:style>
    <style:style style:name="T219" style:family="text">
      <style:text-properties officeooo:rsid="01940a81"/>
    </style:style>
    <style:style style:name="T220" style:family="text">
      <style:text-properties officeooo:rsid="0194d703"/>
    </style:style>
    <style:style style:name="T221" style:family="text">
      <style:text-properties officeooo:rsid="01962f81"/>
    </style:style>
    <style:style style:name="T222" style:family="text">
      <style:text-properties officeooo:rsid="019681ca"/>
    </style:style>
    <style:style style:name="T223" style:family="text">
      <style:text-properties officeooo:rsid="0197301c"/>
    </style:style>
    <style:style style:name="T224" style:family="text">
      <style:text-properties officeooo:rsid="019945d4"/>
    </style:style>
    <style:style style:name="T225" style:family="text">
      <style:text-properties officeooo:rsid="019c5f5a"/>
    </style:style>
    <style:style style:name="T226" style:family="text">
      <style:text-properties officeooo:rsid="019d083a"/>
    </style:style>
    <style:style style:name="T227" style:family="text">
      <style:text-properties officeooo:rsid="019df99b"/>
    </style:style>
    <style:style style:name="T228" style:family="text">
      <style:text-properties officeooo:rsid="019e28db"/>
    </style:style>
    <style:style style:name="T229" style:family="text">
      <style:text-properties officeooo:rsid="019ff09b"/>
    </style:style>
    <style:style style:name="T230" style:family="text">
      <style:text-properties officeooo:rsid="01a0fb0e"/>
    </style:style>
    <style:style style:name="T231" style:family="text">
      <style:text-properties officeooo:rsid="01a1aea7"/>
    </style:style>
    <style:style style:name="T232" style:family="text">
      <style:text-properties officeooo:rsid="01a30bc3"/>
    </style:style>
    <style:style style:name="T233" style:family="text">
      <style:text-properties officeooo:rsid="01a4aaf6"/>
    </style:style>
    <style:style style:name="T234" style:family="text">
      <style:text-properties officeooo:rsid="01a5d0f1"/>
    </style:style>
    <style:style style:name="T235" style:family="text">
      <style:text-properties officeooo:rsid="01a7af24"/>
    </style:style>
    <style:style style:name="T236" style:family="text">
      <style:text-properties officeooo:rsid="01a8940d"/>
    </style:style>
    <style:style style:name="T237" style:family="text">
      <style:text-properties officeooo:rsid="01aad4a9"/>
    </style:style>
    <style:style style:name="T238" style:family="text">
      <style:text-properties officeooo:rsid="01ab6339"/>
    </style:style>
    <style:style style:name="T239" style:family="text">
      <style:text-properties officeooo:rsid="01acde42"/>
    </style:style>
    <style:style style:name="T240" style:family="text">
      <style:text-properties officeooo:rsid="01ad744e"/>
    </style:style>
    <style:style style:name="T241" style:family="text">
      <style:text-properties officeooo:rsid="01afa03d"/>
    </style:style>
    <style:style style:name="T242" style:family="text">
      <style:text-properties officeooo:rsid="010e6742"/>
    </style:style>
    <style:style style:name="T243" style:family="text">
      <style:text-properties officeooo:rsid="01b06f7a"/>
    </style:style>
    <style:style style:name="T244" style:family="text">
      <style:text-properties style:font-name="Times New Roman" fo:font-style="italic" officeooo:rsid="01b06f7a" style:font-name-asian="Times New Roman" style:font-style-asian="italic" style:font-name-complex="Times New Roman" style:font-style-complex="italic"/>
    </style:style>
    <style:style style:name="T245" style:family="text">
      <style:text-properties style:font-name="Times New Roman1" fo:font-style="italic" officeooo:rsid="01b06f7a" style:font-name-asian="WenQuanYi Micro Hei" style:font-style-asian="italic" style:font-name-complex="FreeSans2" style:font-style-complex="italic"/>
    </style:style>
    <style:style style:name="T246" style:family="text">
      <style:text-properties officeooo:rsid="01b19f49"/>
    </style:style>
    <style:style style:name="T247" style:family="text">
      <style:text-properties officeooo:rsid="01b2a3b4"/>
    </style:style>
    <style:style style:name="T248" style:family="text">
      <style:text-properties officeooo:rsid="01b335a5"/>
    </style:style>
    <style:style style:name="T249" style:family="text">
      <style:text-properties officeooo:rsid="01b4555d"/>
    </style:style>
    <style:style style:name="T250" style:family="text">
      <style:text-properties officeooo:rsid="01b6027c"/>
    </style:style>
    <style:style style:name="T251" style:family="text">
      <style:text-properties officeooo:rsid="01b710d2"/>
    </style:style>
    <style:style style:name="T252" style:family="text">
      <style:text-properties officeooo:rsid="01bcac25"/>
    </style:style>
    <style:style style:name="T253" style:family="text">
      <style:text-properties officeooo:rsid="01be446c"/>
    </style:style>
    <style:style style:name="T254" style:family="text">
      <style:text-properties officeooo:rsid="01be5e13"/>
    </style:style>
    <style:style style:name="T255" style:family="text">
      <style:text-properties officeooo:rsid="01bf7fdb"/>
    </style:style>
    <style:style style:name="T256" style:family="text">
      <style:text-properties officeooo:rsid="01c0e1e3"/>
    </style:style>
    <style:style style:name="T257" style:family="text">
      <style:text-properties officeooo:rsid="01c15212"/>
    </style:style>
    <style:style style:name="T258" style:family="text">
      <style:text-properties officeooo:rsid="015798ba"/>
    </style:style>
    <style:style style:name="T259" style:family="text">
      <style:text-properties officeooo:rsid="01c32c26"/>
    </style:style>
    <style:style style:name="T260" style:family="text">
      <style:text-properties fo:color="#000000" loext:opacity="100%" style:font-name="LM Mono 10" fo:font-size="10pt" fo:font-style="italic" fo:background-color="#ffffff" loext:char-shading-value="0" style:font-size-asian="10pt" style:font-style-asian="italic" style:font-size-complex="10pt" style:font-style-complex="italic"/>
    </style:style>
    <style:style style:name="T261" style:family="text">
      <style:text-properties style:font-name="monospace"/>
    </style:style>
    <style:style style:name="T262" style:family="text">
      <style:text-properties style:font-name="LM Mono 10" fo:font-size="10pt" fo:font-style="italic" style:font-size-asian="10pt" style:font-style-asian="italic" style:font-size-complex="10pt" style:font-style-complex="italic"/>
    </style:style>
    <style:style style:name="T263" style:family="text">
      <style:text-properties style:font-name="LM Mono 10" fo:font-size="10pt" fo:font-style="italic" officeooo:rsid="01c32c26" style:font-size-asian="10pt" style:font-style-asian="italic" style:font-size-complex="10pt" style:font-style-complex="italic"/>
    </style:style>
    <style:style style:name="T264" style:family="text">
      <style:text-properties officeooo:rsid="01cd634f"/>
    </style:style>
    <style:style style:name="T265" style:family="text">
      <style:text-properties officeooo:rsid="01ce1a32"/>
    </style:style>
    <style:style style:name="T266" style:family="text">
      <style:text-properties officeooo:rsid="01cf8ce0"/>
    </style:style>
    <style:style style:name="T267" style:family="text">
      <style:text-properties officeooo:rsid="01d00115"/>
    </style:style>
    <style:style style:name="T268" style:family="text">
      <style:text-properties officeooo:rsid="01d11c23"/>
    </style:style>
    <style:style style:name="T269" style:family="text">
      <style:text-properties officeooo:rsid="01d29123"/>
    </style:style>
    <style:style style:name="T270" style:family="text">
      <style:text-properties officeooo:rsid="01d297d1"/>
    </style:style>
    <style:style style:name="T271" style:family="text">
      <style:text-properties officeooo:rsid="01d406c9"/>
    </style:style>
    <style:style style:name="T272" style:family="text">
      <style:text-properties officeooo:rsid="01d55e08"/>
    </style:style>
    <style:style style:name="T273" style:family="text">
      <style:text-properties officeooo:rsid="01d79854"/>
    </style:style>
    <style:style style:name="T274" style:family="text">
      <style:text-properties officeooo:rsid="01d95050"/>
    </style:style>
    <style:style style:name="T275" style:family="text">
      <style:text-properties officeooo:rsid="00e04dde"/>
    </style:style>
    <style:style style:name="T276" style:family="text">
      <style:text-properties officeooo:rsid="01d96310"/>
    </style:style>
    <style:style style:name="T277" style:family="text">
      <style:text-properties officeooo:rsid="01daa712"/>
    </style:style>
    <style:style style:name="T278" style:family="text">
      <style:text-properties officeooo:rsid="01db7219"/>
    </style:style>
    <style:style style:name="T279" style:family="text">
      <style:text-properties officeooo:rsid="01dc4040"/>
    </style:style>
    <style:style style:name="T280" style:family="text">
      <style:text-properties officeooo:rsid="01ddda9a"/>
    </style:style>
    <style:style style:name="T281" style:family="text">
      <style:text-properties officeooo:rsid="01e14893"/>
    </style:style>
    <style:style style:name="T282" style:family="text">
      <style:text-properties officeooo:rsid="01e4d26a"/>
    </style:style>
    <style:style style:name="T283" style:family="text">
      <style:text-properties officeooo:rsid="01e6b73a"/>
    </style:style>
    <style:style style:name="T284" style:family="text">
      <style:text-properties officeooo:rsid="01e6c7c7"/>
    </style:style>
    <style:style style:name="T285" style:family="text">
      <style:text-properties officeooo:rsid="01e8c4f0"/>
    </style:style>
    <style:style style:name="T286" style:family="text">
      <style:text-properties officeooo:rsid="01ec1244"/>
    </style:style>
    <style:style style:name="T287" style:family="text">
      <style:text-properties officeooo:rsid="01edb801"/>
    </style:style>
    <style:style style:name="T288" style:family="text">
      <style:text-properties officeooo:rsid="01ef5299"/>
    </style:style>
    <style:style style:name="T289" style:family="text">
      <style:text-properties officeooo:rsid="01f0c730"/>
    </style:style>
    <style:style style:name="T290" style:family="text">
      <style:text-properties officeooo:rsid="01f17f8c"/>
    </style:style>
    <style:style style:name="T291" style:family="text">
      <style:text-properties officeooo:rsid="01f35233"/>
    </style:style>
    <style:style style:name="T292" style:family="text">
      <style:text-properties officeooo:rsid="01f3ebd8"/>
    </style:style>
    <style:style style:name="T293" style:family="text">
      <style:text-properties officeooo:rsid="01f5589a"/>
    </style:style>
    <style:style style:name="T294" style:family="text">
      <style:text-properties officeooo:rsid="01f6f2be"/>
    </style:style>
    <style:style style:name="T295" style:family="text">
      <style:text-properties officeooo:rsid="01f88561"/>
    </style:style>
    <style:style style:name="T296" style:family="text">
      <style:text-properties officeooo:rsid="01f89ca6"/>
    </style:style>
    <style:style style:name="T297" style:family="text">
      <style:text-properties officeooo:rsid="01fa3906"/>
    </style:style>
    <style:style style:name="T298" style:family="text">
      <style:text-properties officeooo:rsid="01fc799a"/>
    </style:style>
    <style:style style:name="T299" style:family="text">
      <style:text-properties officeooo:rsid="01ff17f6"/>
    </style:style>
    <style:style style:name="T300" style:family="text">
      <style:text-properties officeooo:rsid="01ff5f66"/>
    </style:style>
    <style:style style:name="T301" style:family="text">
      <style:text-properties officeooo:rsid="02015ba7"/>
    </style:style>
    <style:style style:name="T302" style:family="text">
      <style:text-properties officeooo:rsid="02032e6b"/>
    </style:style>
    <style:style style:name="T303" style:family="text">
      <style:text-properties officeooo:rsid="02044370"/>
    </style:style>
    <style:style style:name="T304" style:family="text">
      <style:text-properties officeooo:rsid="0205cd81"/>
    </style:style>
    <style:style style:name="T305" style:family="text">
      <style:text-properties officeooo:rsid="02074eab"/>
    </style:style>
    <style:style style:name="T306" style:family="text">
      <style:text-properties officeooo:rsid="00b1f068"/>
    </style:style>
    <style:style style:name="T307" style:family="text">
      <style:text-properties officeooo:rsid="02094fa5"/>
    </style:style>
    <style:style style:name="T308" style:family="text">
      <style:text-properties officeooo:rsid="020ae976"/>
    </style:style>
    <style:style style:name="T309" style:family="text">
      <style:text-properties officeooo:rsid="020c25e1"/>
    </style:style>
    <style:style style:name="T310" style:family="text">
      <style:text-properties officeooo:rsid="020e0f61"/>
    </style:style>
    <style:style style:name="T311" style:family="text">
      <style:text-properties officeooo:rsid="0213165b"/>
    </style:style>
    <style:style style:name="T312" style:family="text">
      <style:text-properties officeooo:rsid="021521ac"/>
    </style:style>
    <style:style style:name="T313" style:family="text">
      <style:text-properties officeooo:rsid="02170546"/>
    </style:style>
    <style:style style:name="T314" style:family="text">
      <style:text-properties officeooo:rsid="021969b2"/>
    </style:style>
    <style:style style:name="T315" style:family="text">
      <style:text-properties officeooo:rsid="021ce91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5" text:outline-level="1"><text:bookmark text:name="__RefHeading__4816_527361902"/></text:h>
      <text:p text:style-name="P223"><text:bookmark-start text:name="__RefHeading__4818_527361902"/><text:span text:style-name="T124"><text:s text:c="19"/></text:span>RADIO CONTROL PROGRAM FOR <text:span text:style-name="T28">LINUX</text:span><text:bookmark-end text:name="__RefHeading__4818_527361902"/></text:p>
      <text:p text:style-name="Text_20_body"><text:line-break/></text:p>
      <text:p text:style-name="P193">By <text:span text:style-name="T125">Lydia &amp; Richard</text:span><text:span text:style-name="T193"> Rosa</text:span></text:p>
      <text:p text:style-name="P193"/>
      <text:p text:style-name="P193"/>
      <text:p text:style-name="P154">Last update:<text:span text:style-name="T204"> </text:span><text:span text:style-name="T313">06/</text:span><text:span text:style-name="T315">20</text:span><text:span text:style-name="T313">/24</text:span></text:p>
      <text:p text:style-name="P229"><text:line-break/><text:line-break/><text:line-break/><text:line-break/>Copyright 1995-20<text:span text:style-name="T125">2</text:span><text:span text:style-name="T313">4</text:span> by Lydia <text:span text:style-name="T125">&amp; Richard</text:span><text:span text:style-name="T200">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1" text:outline-level="1">Table of Contents</text:h>
          </text:index-title>
          <text:p text:style-name="P372"><text:a xlink:type="simple" xlink:href="#__RefHeading__4820_527361902" text:style-name="Index_20_Link" text:visited-style-name="Index_20_Link">What's New In This Release<text:tab/>2</text:a></text:p>
          <text:p text:style-name="P372"><text:a xlink:type="simple" xlink:href="#__RefHeading__4822_527361902" text:style-name="Index_20_Link" text:visited-style-name="Index_20_Link">License<text:tab/>2</text:a></text:p>
          <text:p text:style-name="P372"><text:a xlink:type="simple" xlink:href="#__RefHeading__4824_527361902" text:style-name="Index_20_Link" text:visited-style-name="Index_20_Link">DISCLAIMERS<text:tab/>3</text:a></text:p>
          <text:p text:style-name="P372"><text:a xlink:type="simple" xlink:href="#__RefHeading__4826_527361902" text:style-name="Index_20_Link" text:visited-style-name="Index_20_Link">REQUIREMENTS<text:tab/>3</text:a></text:p>
          <text:p text:style-name="P372"><text:a xlink:type="simple" xlink:href="#__RefHeading__4828_527361902" text:style-name="Index_20_Link" text:visited-style-name="Index_20_Link">INTRODUCTION<text:tab/>4</text:a></text:p>
          <text:p text:style-name="P374"><text:a xlink:type="simple" xlink:href="#__RefHeading__4532_547293929" text:style-name="Index_20_Link" text:visited-style-name="Index_20_Link">Defining Some Terms<text:tab/>4</text:a></text:p>
          <text:p text:style-name="P372"><text:a xlink:type="simple" xlink:href="#__RefHeading___Toc7511_871774493" text:style-name="Index_20_Link" text:visited-style-name="Index_20_Link">Installation<text:tab/>6</text:a></text:p>
          <text:p text:style-name="P372"><text:a xlink:type="simple" xlink:href="#__RefHeading__4534_547293929" text:style-name="Index_20_Link" text:visited-style-name="Index_20_Link">Program Overview<text:tab/>6</text:a></text:p>
          <text:p text:style-name="P373"><text:a xlink:type="simple" xlink:href="#__RefHeading___Toc16089_934459754" text:style-name="Index_20_Link" text:visited-style-name="Index_20_Link">Supported Radios<text:tab/>7</text:a></text:p>
          <text:p text:style-name="P372"><text:a xlink:type="simple" xlink:href="#__RefHeading___Toc7515_871774493" text:style-name="Index_20_Link" text:visited-style-name="Index_20_Link">GUI interface<text:tab/>9</text:a></text:p>
          <text:p text:style-name="P373"><text:a xlink:type="simple" xlink:href="#__RefHeading___Toc7517_871774493" text:style-name="Index_20_Link" text:visited-style-name="Index_20_Link">MAIN Panel Operation<text:tab/>10</text:a></text:p>
          <text:p text:style-name="P373"><text:a xlink:type="simple" xlink:href="#__RefHeading___Toc7519_871774493" text:style-name="Index_20_Link" text:visited-style-name="Index_20_Link">Controls<text:tab/>12</text:a></text:p>
          <text:p text:style-name="P374"><text:a xlink:type="simple" xlink:href="#__RefHeading___Toc7521_871774493" text:style-name="Index_20_Link" text:visited-style-name="Index_20_Link">Frequency Controls<text:tab/>12</text:a></text:p>
          <text:p text:style-name="P374"><text:a xlink:type="simple" xlink:href="#__RefHeading___Toc7523_871774493" text:style-name="Index_20_Link" text:visited-style-name="Index_20_Link">Modulation Controls<text:tab/>12</text:a></text:p>
          <text:p text:style-name="P374"><text:a xlink:type="simple" xlink:href="#__RefHeading___Toc7525_871774493" text:style-name="Index_20_Link" text:visited-style-name="Index_20_Link">Channel &amp; Index Controls<text:tab/>13</text:a></text:p>
          <text:p text:style-name="P374"><text:a xlink:type="simple" xlink:href="#__RefHeading___Toc4211_3316386576" text:style-name="Index_20_Link" text:visited-style-name="Index_20_Link">Extra Controls<text:tab/>14</text:a></text:p>
          <text:p text:style-name="P374"><text:a xlink:type="simple" xlink:href="#__RefHeading___Toc16091_934459754" text:style-name="Index_20_Link" text:visited-style-name="Index_20_Link">Operation Options<text:tab/>14</text:a></text:p>
          <text:p text:style-name="P373"><text:a xlink:type="simple" xlink:href="#__RefHeading___Toc7527_871774493" text:style-name="Index_20_Link" text:visited-style-name="Index_20_Link">Operations<text:tab/>16</text:a></text:p>
          <text:p text:style-name="P374"><text:a xlink:type="simple" xlink:href="#__RefHeading___Toc7529_871774493" text:style-name="Index_20_Link" text:visited-style-name="Index_20_Link">Manual<text:tab/>16</text:a></text:p>
          <text:p text:style-name="P374"><text:a xlink:type="simple" xlink:href="#__RefHeading___Toc7533_871774493" text:style-name="Index_20_Link" text:visited-style-name="Index_20_Link">Scan by Database Frequency<text:tab/>17</text:a></text:p>
          <text:p text:style-name="P374"><text:a xlink:type="simple" xlink:href="#__RefHeading___Toc7535_871774493" text:style-name="Index_20_Link" text:visited-style-name="Index_20_Link">Scan by Radio's Channel<text:tab/>18</text:a></text:p>
          <text:p text:style-name="P374"><text:a xlink:type="simple" xlink:href="#__RefHeading___Toc7537_871774493" text:style-name="Index_20_Link" text:visited-style-name="Index_20_Link">Radio Scan<text:tab/>20</text:a></text:p>
          <text:p text:style-name="P374"><text:a xlink:type="simple" xlink:href="#__RefHeading___Toc7539_871774493" text:style-name="Index_20_Link" text:visited-style-name="Index_20_Link">Frequency Search<text:tab/>20</text:a></text:p>
          <text:p text:style-name="P374"><text:a xlink:type="simple" xlink:href="#__RefHeading___Toc7541_871774493" text:style-name="Index_20_Link" text:visited-style-name="Index_20_Link">Frequency Bank Search<text:tab/>21</text:a></text:p>
          <text:p text:style-name="P374"><text:a xlink:type="simple" xlink:href="#__RefHeading___Toc5307_508810315" text:style-name="Index_20_Link" text:visited-style-name="Index_20_Link">Load From Radio<text:tab/>22</text:a></text:p>
          <text:p text:style-name="P373"><text:a xlink:type="simple" xlink:href="#__RefHeading___Toc3263_1148968855" text:style-name="Index_20_Link" text:visited-style-name="Index_20_Link">Database Panels<text:tab/>23</text:a></text:p>
          <text:p text:style-name="P372"><text:a xlink:type="simple" xlink:href="#__RefHeading___Toc7468_695504953" text:style-name="Index_20_Link" text:visited-style-name="Index_20_Link">GUI Command Line Options<text:tab/>23</text:a></text:p>
          <text:p text:style-name="P372"><text:a xlink:type="simple" xlink:href="#__RefHeading___Toc3265_1148968855" text:style-name="Index_20_Link" text:visited-style-name="Index_20_Link">COMMAND LINE PROGRAM<text:tab/>24</text:a></text:p>
          <text:p text:style-name="P373"><text:a xlink:type="simple" xlink:href="#__RefHeading___Toc4493_1341067211" text:style-name="Index_20_Link" text:visited-style-name="Index_20_Link">BLOCKS<text:tab/>24</text:a></text:p>
          <text:p text:style-name="P373"><text:a xlink:type="simple" xlink:href="#__RefHeading___Toc3269_1148968855" text:style-name="Index_20_Link" text:visited-style-name="Index_20_Link"><text:soft-page-break/>CSV2ICOM<text:tab/>25</text:a></text:p>
          <text:p text:style-name="P373"><text:a xlink:type="simple" xlink:href="#__RefHeading___Toc3271_1148968855" text:style-name="Index_20_Link" text:visited-style-name="Index_20_Link">CSV2HPD<text:tab/>25</text:a></text:p>
          <text:p text:style-name="P373"><text:a xlink:type="simple" xlink:href="#__RefHeading___Toc3277_1148968855" text:style-name="Index_20_Link" text:visited-style-name="Index_20_Link">FETCH<text:tab/>27</text:a></text:p>
          <text:p text:style-name="P373"><text:a xlink:type="simple" xlink:href="#__RefHeading___Toc3275_1148968855" text:style-name="Index_20_Link" text:visited-style-name="Index_20_Link">HPD2CSV<text:tab/>28</text:a></text:p>
          <text:p text:style-name="P373"><text:a xlink:type="simple" xlink:href="#__RefHeading___Toc4885_1123065323" text:style-name="Index_20_Link" text:visited-style-name="Index_20_Link">RADIOS<text:tab/>29</text:a></text:p>
          <text:p text:style-name="P373"><text:a xlink:type="simple" xlink:href="#__RefHeading___Toc3273_1148968855" text:style-name="Index_20_Link" text:visited-style-name="Index_20_Link">REWRITE<text:tab/>29</text:a></text:p>
          <text:p text:style-name="P373"><text:a xlink:type="simple" xlink:href="#__RefHeading___Toc12893_1736276434" text:style-name="Index_20_Link" text:visited-style-name="Index_20_Link">STORE<text:tab/>31</text:a></text:p>
          <text:p text:style-name="P374"><text:a xlink:type="simple" xlink:href="#__RefHeading___Toc3279_11489688551" text:style-name="Index_20_Link" text:visited-style-name="Index_20_Link">BCD325P2/BCD396T<text:tab/>31</text:a></text:p>
          <text:p text:style-name="P374"><text:a xlink:type="simple" xlink:href="#__RefHeading___Toc12895_1736276434" text:style-name="Index_20_Link" text:visited-style-name="Index_20_Link">SDS200/SDS100<text:tab/>32</text:a></text:p>
          <text:p text:style-name="P374"><text:a xlink:type="simple" xlink:href="#__RefHeading___Toc12897_1736276434" text:style-name="Index_20_Link" text:visited-style-name="Index_20_Link">ICOM IC-R30<text:tab/>32</text:a></text:p>
          <text:p text:style-name="P374"><text:a xlink:type="simple" xlink:href="#__RefHeading___Toc3729_3380326530" text:style-name="Index_20_Link" text:visited-style-name="Index_20_Link">ICOM IC-705/ICOM IC-R8600<text:tab/>32</text:a></text:p>
          <text:p text:style-name="P374"><text:a xlink:type="simple" xlink:href="#__RefHeading___Toc12899_1736276434" text:style-name="Index_20_Link" text:visited-style-name="Index_20_Link">All other radios<text:tab/>33</text:a></text:p>
          <text:p text:style-name="P372"><text:a xlink:type="simple" xlink:href="#__RefHeading___Toc12901_1736276434" text:style-name="Index_20_Link" text:visited-style-name="Index_20_Link">File Formats<text:tab/>34</text:a></text:p>
        </text:index-body>
      </text:table-of-content>
      <text:p text:style-name="Text_20_body"><text:a xlink:type="simple" xlink:href="#Header_159" office:name="ToC_159" text:style-name="Internet_20_link" text:visited-style-name="Visited_20_Internet_20_Link"/></text:p>
      <text:p text:style-name="P3"/>
      <text:h text:style-name="Heading_20_1" text:outline-level="1"><text:bookmark-start text:name="__RefHeading__4820_527361902"/><text:span text:style-name="T123">What's New In This Release</text:span> <text:bookmark-end text:name="__RefHeading__4820_527361902"/></text:h>
      <text:p text:style-name="P350">Version <text:span text:style-name="T180">0.0</text:span><text:span text:style-name="T125">4</text:span><text:span text:style-name="T200">.</text:span><text:span text:style-name="T204">10</text:span><text:span text:style-name="T283">6 <text:s/>09/05/23 - </text:span><text:span text:style-name="T214">Beta Release – Lots of Bug Fixes</text:span></text:p>
      <text:p text:style-name="P351">Version 0.04.107 <text:s/>09/14/23 - More Bug Fixes. General Cleanup</text:p>
      <text:p text:style-name="P352">Version 0.04.108 <text:s/><text:span text:style-name="T308">0</text:span>9/26/23 - More Bug Fixes.<text:tab/></text:p>
      <text:p text:style-name="P352">Version 0.04.109 <text:s/>10/18/23 - Still <text:span text:style-name="T304">MORE</text:span> Bug Fixes</text:p>
      <text:p text:style-name="P353">Version 0.04.110 <text:s/>10/29/23 – Added ICOM IC-7<text:span text:style-name="T312">3</text:span>00 support.</text:p>
      <text:p text:style-name="P354">Version 0.04.111 <text:s/>10/30/23 - Added installation script </text:p>
      <text:p text:style-name="P355">Version 0.04.112 <text:s/>11/15/23 - GUI bug fixes</text:p>
      <text:p text:style-name="P356">Version 0.04.113<text:tab/>11/26/23 - Changes for split/offset</text:p>
      <text:p text:style-name="P357">Version 0.04.114 <text:s/>12/15/23 - The usual Bug Fixes</text:p>
      <text:p text:style-name="P366">Version 0.04.115 <text:s/>06/<text:span text:style-name="T315">20</text:span>/24 - Remember options. <text:line-break/> <text:s text:c="28"/>Added GUI command options.<text:line-break/> <text:s text:c="28"/>Rasperry Pi binary.<text:line-break/> <text:s text:c="28"/>LOTS of bug fixes.</text:p>
      <text:p text:style-name="P366"><text:s text:c="29"/></text:p>
      <text:p text:style-name="P366"/>
      <text:p text:style-name="Horizontal_20_Line"/>
      <text:h text:style-name="P376" text:outline-level="1"><text:bookmark-start text:name="__RefHeading__4822_527361902"/>License<text:bookmark-end text:name="__RefHeading__4822_527361902"/></text:h>
      <text:p text:style-name="P2"><text:s text:c="2"/><text:span text:style-name="T30">This program is distributed as </text:span><text:span text:style-name="T31">charity-ware. There is no cost to use this software. You may freely distribute this application as long as you do NOT collect a payment for such distribution</text:span><text:span text:style-name="T32">, and that the LICENSE file is included with that distribution.</text:span></text:p>
      <text:p text:style-name="P133"><text:s/></text:p>
      <text:p text:style-name="P2"><text:span text:style-name="T31"><text:s/>I</text:span><text:span text:style-name="T32">f</text:span><text:span text:style-name="T31"> you find this program useful, please donate what you think it is worth to your local food bank or charity.</text:span></text:p>
      <text:p text:style-name="P134"/>
      <text:p text:style-name="P132"/>
      <text:p text:style-name="Horizontal_20_Line"/>
      <text:h text:style-name="P376" text:outline-level="1"><text:bookmark-start text:name="__RefHeading__4824_527361902"/><text:soft-page-break/>DISCLAIMERS<text:bookmark-end text:name="__RefHeading__4824_527361902"/></text:h>
      <text:p text:style-name="Text_20_body">ICOM is a trademark of I<text:span text:style-name="T296">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68"/>
      <text:p text:style-name="Text_20_body"/>
      <text:p text:style-name="P22"/>
      <text:p text:style-name="P22"/>
      <text:p text:style-name="P128"><text:span text:style-name="T97">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101">ioC</text:span><text:span text:style-name="T97">tl, you assume all risks of this possibility. </text:span>The author<text:span text:style-name="T176">s</text:span> <text:span text:style-name="T176">can </text:span>tak<text:span text:style-name="T176">e</text:span> no responsibility for any damages that may occur to your radio or computer due to the operation of this program. </text:p>
      <text:p text:style-name="P128"/>
      <text:p text:style-name="Text_20_body">Due to the charitable nature of this program, bug fixes and suggestions will be acted upon at the author's convenience. </text:p>
      <text:p text:style-name="Text_20_body"/>
      <text:p text:style-name="P25">Please e-mail all problem reports and suggestions to<text:span text:style-name="T182"> the author</text:span><text:span text:style-name="T183">s</text:span><text:span text:style-name="T201"> at </text:span><text:span text:style-name="T53">richardrosa@yahoo.com</text:span></text:p>
      <text:p text:style-name="P25"><text:s/></text:p>
      <text:p text:style-name="Text_20_body">The latest versions of Rad<text:span text:style-name="T193">i</text:span>o<text:span text:style-name="T243">C</text:span>tl can be <text:span text:style-name="T201">downloaded from: </text:span><text:span text:style-name="T53">https://github.com/richardrosa-rc/RadioCtl</text:span></text:p>
      <text:p text:style-name="P150"><text:s/></text:p>
      <text:p text:style-name="Text_20_body"/>
      <text:p text:style-name="P128">Donations of radios for testing or inclusion in this program will be graciously accepted. Please contact the author<text:span text:style-name="T293">s </text:span>by e-mail if you want to make such a donation. </text:p>
      <text:p text:style-name="P128"/>
      <text:p text:style-name="P128"/>
      <text:p text:style-name="P347">A big <text:span text:style-name="T38">THANK YOU!</text:span> goes out to <text:span text:style-name="T1">David </text:span>for helping to test this program. </text:p>
      <text:p text:style-name="P347"/>
      <text:p text:style-name="P347"/>
      <text:p text:style-name="P347">Enjoy!</text:p>
      <text:p text:style-name="P347"/>
      <text:p text:style-name="P347">Lydia &amp; Richard Rosa</text:p>
      <text:p text:style-name="P128"/>
      <text:p text:style-name="P348"/>
      <text:p text:style-name="Text_20_body"/>
      <text:p text:style-name="Horizontal_20_Line"/>
      <text:h text:style-name="P377" text:outline-level="1"><text:bookmark-start text:name="__RefHeading__4826_527361902"/><text:span text:style-name="T123">R</text:span><text:span text:style-name="T124">EQUIREMENTS</text:span><text:bookmark-end text:name="__RefHeading__4826_527361902"/></text:h>
      <text:p text:style-name="Text_20_body"/>
      <text:p text:style-name="Text_20_body">In order to run this program you will need the following: </text:p>
      <text:list text:style-name="L1">
        <text:list-item>
          <text:p text:style-name="P414">A <text:span text:style-name="T125">Computer running a Linux distribution (Ubuntu/Mint/SUSE/</text:span><text:span text:style-name="T307">etc</text:span><text:span text:style-name="T125">)</text:span></text:p>
        </text:list-item>
        <text:list-item>
          <text:p text:style-name="P412">about <text:span text:style-name="T125">10</text:span>mb of free disk space (for the program and document). </text:p>
        </text:list-item>
        <text:list-item>
          <text:p text:style-name="P415">about 500mb of free memory (more is always better)<text:span text:style-name="T127">.</text:span></text:p>
        </text:list-item>
        <text:list-item>
          <text:p text:style-name="P416">An interface cable to connect your computer to the radio.</text:p>
        </text:list-item>
        <text:list-item>
          <text:p text:style-name="P417">Pulse Audio installed (for recording).</text:p>
        </text:list-item>
        <text:list-item>
          <text:p text:style-name="P412"><text:span text:style-name="T201">O</text:span>ne <text:span text:style-name="T307">(or more) </text:span>of the following models of radio: </text:p>
          <text:list>
            <text:list-item>
              <text:p text:style-name="P412"><text:soft-page-break/>ICOM R-7000</text:p>
            </text:list-item>
            <text:list-item>
              <text:p text:style-name="P415">ICOM IC-703</text:p>
            </text:list-item>
            <text:list-item>
              <text:p text:style-name="P415">ICOM IC-R30</text:p>
            </text:list-item>
            <text:list-item>
              <text:p text:style-name="P419">ICOM IC-7300</text:p>
            </text:list-item>
            <text:list-item>
              <text:p text:style-name="P415">Other ICOM radio<text:span text:style-name="T307">s</text:span>*</text:p>
            </text:list-item>
            <text:list-item>
              <text:p text:style-name="P412"><text:span text:style-name="T125">Bearcat</text:span> BC895xlt* <text:s/></text:p>
            </text:list-item>
            <text:list-item>
              <text:p text:style-name="P412">K<text:span text:style-name="T125">enwood</text:span> TH-F6A </text:p>
            </text:list-item>
            <text:list-item>
              <text:p text:style-name="P415">Uniden BCD325P2</text:p>
            </text:list-item>
            <text:list-item>
              <text:p text:style-name="P420">Uniden SDS100</text:p>
            </text:list-item>
            <text:list-item>
              <text:p text:style-name="P420">Uniden SDS200</text:p>
            </text:list-item>
            <text:list-item>
              <text:p text:style-name="P413"><text:span text:style-name="T125">AOR </text:span><text:span text:style-name="T176">AR</text:span><text:span text:style-name="T125">8000</text:span> </text:p>
            </text:list-item>
          </text:list>
        </text:list-item>
      </text:list>
      <text:p text:style-name="Text_20_body"/>
      <text:p text:style-name="Text_20_body">*Although not tested, this program <text:span text:style-name="T125">MAY</text:span> work with other models of this manufacturer equipped with a<text:span text:style-name="T214">n RS-232</text:span> <text:span text:style-name="T125"><text:s/>or USB port.</text:span></text:p>
      <text:p text:style-name="P18"/>
      <text:p text:style-name="P1"/>
      <text:p text:style-name="Horizontal_20_Line"/>
      <text:h text:style-name="P376" text:outline-level="1"><text:bookmark-start text:name="__RefHeading__4828_527361902"/>I<text:span text:style-name="T124">NTRODUCTION</text:span><text:bookmark-end text:name="__RefHeading__4828_527361902"/></text:h>
      <text:p text:style-name="Text_20_body"/>
      <text:p text:style-name="Text_20_body">The <text:span text:style-name="T1">R</text:span><text:span text:style-name="T3">adio</text:span><text:span text:style-name="T1"> R</text:span><text:span text:style-name="T3">emote</text:span><text:span text:style-name="T1"> C</text:span><text:span text:style-name="T3">ontrol</text:span><text:span text:style-name="T1"> P</text:span><text:span text:style-name="T3">rogram</text:span><text:span text:style-name="T125"> (</text:span><text:span text:style-name="T3">RadioCtl</text:span><text:span text:style-name="T125">)</text:span> for <text:span text:style-name="T28">Linux</text:span> will allow you to control <text:span text:style-name="T28">and/or program </text:span>selected radios from a<text:span text:style-name="T125"> </text:span>computer <text:span text:style-name="T125">using serial</text:span> (RS232)<text:span text:style-name="T125"> or USB ports</text:span> <text:span text:style-name="T125">with </text:span><text:span text:style-name="T28">Linux</text:span>. This program expands the capabilities of your radio<text:span text:style-name="T125">, and provides an easy way to update or copy the data stored in that radio.</text:span></text:p>
      <text:p text:style-name="Text_20_body"/>
      <text:p text:style-name="P168">This is the fourth generation of this application. Prior versions were written to run under DOS, OS/2 and Windows. <text:s/>These prior versions are no longer being supported. </text:p>
      <text:p text:style-name="P19">Note that this <text:span text:style-name="T199">version of the program</text:span> is EXCLUSIVELY designed for Linux distributions. Although it is written in the PERL programming language, it will most likely NOT function in a <text:span text:style-name="T176">Microsoft </text:span>Windows <text:span text:style-name="T176">Environment</text:span>.</text:p>
      <text:p text:style-name="Text_20_body"/>
      <text:p text:style-name="P19"/>
      <text:h text:style-name="Heading_20_3" text:outline-level="3"><text:a xlink:type="simple" xlink:href="#ToC_5" office:name="Header_5" text:style-name="Internet_20_link" text:visited-style-name="Visited_20_Internet_20_Link"><text:bookmark-start text:name="__RefHeading__4532_547293929"/>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183">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33">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183">MEMORY </text:p>
          </table:table-cell>
          <table:table-cell table:style-name="Table1.A1" office:value-type="string">
            <text:p text:style-name="Table_20_Contents">Memory is where multiple VFO settings are saved for future usage by the VFO. Both RadioCtl and <text:span text:style-name="T176">most</text:span> radio<text:span text:style-name="T176">s</text:span> have memories. <text:span text:style-name="T177">In some of the supported radios, the memory consists of information on a Secure Digital ('SD') Memory Card. </text:span><text:span text:style-name="T176">The limit on </text:span>RadioCtl<text:span text:style-name="T176">'s memory is pretty much </text:span><text:span text:style-name="T177">limited</text:span><text:span text:style-name="T176"> by the amount of memory in your computer</text:span>. The number of memories in the radio varies from model to model. RadioCtl memories may NOT always reflect the contents of the radio's memories. <text:soft-page-break/><text:span text:style-name="T122">RadioCtl memories </text:span><text:span text:style-name="T177">are</text:span><text:span text:style-name="T122"> also referred to as <text:s/></text:span><text:span text:style-name="T2">RECORD</text:span><text:span text:style-name="T122">s</text:span><text:span text:style-name="T177"> in this document.</text:span></text:p>
          </table:table-cell>
        </table:table-row>
        <table:table-row>
          <table:table-cell table:style-name="Table1.A1" office:value-type="string">
            <text:p text:style-name="P183">CHANNEL </text:p>
          </table:table-cell>
          <table:table-cell table:style-name="Table1.A1" office:value-type="string">
            <text:p text:style-name="Table_20_Contents">Channel in this document refers to the<text:span text:style-name="T126"> radio's </text:span>memory number. <text:span text:style-name="T126">A channel number MAY be stored in a RadioCtl record.</text:span></text:p>
          </table:table-cell>
        </table:table-row>
        <table:table-row>
          <table:table-cell table:style-name="Table1.A1" office:value-type="string">
            <text:p text:style-name="P185">GROUP</text:p>
          </table:table-cell>
          <table:table-cell table:style-name="Table1.A1" office:value-type="string">
            <text:p text:style-name="Table_20_Contents"><text:span text:style-name="T105">A group is a <text:s/>is a collection of </text:span><text:span text:style-name="T204">records</text:span><text:span text:style-name="T105">. G</text:span>roups are used to collect <text:span text:style-name="T204">records</text:span> that are for similar services. Some radios (such as the BCD<text:span text:style-name="T126">325P2</text:span>) also have the ability to store groups<text:span text:style-name="T177"> in the Radio's memory.</text:span></text:p>
          </table:table-cell>
        </table:table-row>
        <table:table-row>
          <table:table-cell table:style-name="Table1.A1" office:value-type="string">
            <text:p text:style-name="P185">SYSTEM</text:p>
          </table:table-cell>
          <table:table-cell table:style-name="Table1.A1" office:value-type="string">
            <text:p text:style-name="Table_20_Contents">Like GROUP, system identifies a collection of <text:span text:style-name="T204">Groups and Records</text:span> that are part of a particular system. Some radios (such as the BCD325P2) also have the ability to store systems.</text:p>
          </table:table-cell>
        </table:table-row>
        <table:table-row>
          <table:table-cell table:style-name="Table1.A1" office:value-type="string">
            <text:p text:style-name="P183">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77">can be </text:span>selecte<text:span text:style-name="T106">d by the user, </text:span><text:span text:style-name="T177">or</text:span><text:span text:style-name="T106"> based </text:span>the <text:span text:style-name="T122">m</text:span>ake and <text:span text:style-name="T122">m</text:span>odel of the radio being controlled. </text:p>
          </table:table-cell>
        </table:table-row>
        <table:table-row>
          <table:table-cell table:style-name="Table1.A1" office:value-type="string">
            <text:p text:style-name="P184">PROGRAM<text:span text:style-name="T204">MING</text:span></text:p>
          </table:table-cell>
          <table:table-cell table:style-name="Table1.A1" office:value-type="string">
            <text:p text:style-name="P194">All radios have the ability to save certain information for later use in their memories. This saving is referred to by RadioCtl as <text:span text:style-name="T1">programming</text:span>. <text:span text:style-name="T126">Most of </text:span>the radios supported by RadioCtl can be programmed. <text:s/></text:p>
          </table:table-cell>
        </table:table-row>
        <table:table-row>
          <table:table-cell table:style-name="Table1.A1" office:value-type="string">
            <text:p text:style-name="P184">CONTROL</text:p>
          </table:table-cell>
          <table:table-cell table:style-name="Table1.A1" office:value-type="string">
            <text:p text:style-name="P194"><text:span text:style-name="T106">R</text:span>adios supported by RadioCtl can also be <text:span text:style-name="T1">controlled</text:span>. This means that the radio can be used to scan and search using the RadioCtl facilities. <text:span text:style-name="T106">Some radios have limited control ability, so some of the control features in RadioCtl may not be available.</text:span></text:p>
          </table:table-cell>
        </table:table-row>
        <table:table-row>
          <table:table-cell table:style-name="Table1.A1" office:value-type="string">
            <text:p text:style-name="P187">STATE</text:p>
          </table:table-cell>
          <table:table-cell table:style-name="Table1.A1" office:value-type="string">
            <text:p text:style-name="P195">The current operation that RadioCtl is performing is referred to as a <text:span text:style-name="T4">state</text:span><text:span text:style-name="T96">. </text:span><text:span text:style-name="T98"><text:s/>For example, the GUI program will start in the </text:span><text:span text:style-name="T91">MANUAL</text:span><text:span text:style-name="T98"> state. </text:span></text:p>
          </table:table-cell>
        </table:table-row>
        <table:table-row>
          <table:table-cell table:style-name="Table1.A1" office:value-type="string">
            <text:p text:style-name="P186">DATABASE</text:p>
          </table:table-cell>
          <table:table-cell table:style-name="Table1.A1" office:value-type="string">
            <text:p text:style-name="P196">A collection of information used by RadioCtl. There are several databases available in RadioCtl including the Frequency Database and the Search Bank database. Each database is displayed on a separate panel<text:span text:style-name="T177"> in the GUI.</text:span></text:p>
          </table:table-cell>
        </table:table-row>
        <table:table-row>
          <table:table-cell table:style-name="Table1.A1" office:value-type="string">
            <text:p text:style-name="P186">RECORD</text:p>
          </table:table-cell>
          <table:table-cell table:style-name="Table1.A1" office:value-type="string">
            <text:p text:style-name="P196">A single row in one of the RadioCtl database panels<text:span text:style-name="T177">, or a row in a RadioCtl data file. </text:span></text:p>
          </table:table-cell>
        </table:table-row>
        <table:table-row>
          <table:table-cell table:style-name="Table1.A1" office:value-type="string">
            <text:p text:style-name="P189">FREQUENCY</text:p>
          </table:table-cell>
          <table:table-cell table:style-name="Table1.A1" office:value-type="string">
            <text:p text:style-name="P206">The location in the radio spectrum where a transmission occurs. </text:p>
          </table:table-cell>
        </table:table-row>
        <table:table-row>
          <table:table-cell table:style-name="Table1.A1" office:value-type="string">
            <text:p text:style-name="P188">MODULATION</text:p>
          </table:table-cell>
          <table:table-cell table:style-name="Table1.A1" office:value-type="string">
            <text:p text:style-name="P62">The transmission method that a radio signal uses to encode audio <text:span text:style-name="T214">(or other information)</text:span></text:p>
          </table:table-cell>
        </table:table-row>
        <table:table-row>
          <table:table-cell table:style-name="Table1.A1" office:value-type="string">
            <text:p text:style-name="P189">TONE</text:p>
          </table:table-cell>
          <table:table-cell table:style-name="Table1.A1" office:value-type="string">
            <text:p text:style-name="P206">An analog or digital <text:s/>addition to the audio in a transmission that is used to allow multiple agencies to share a single frequency.</text:p>
          </table:table-cell>
        </table:table-row>
        <table:table-row>
          <table:table-cell table:style-name="Table1.A1" office:value-type="string">
            <text:p text:style-name="P189">SERVICE</text:p>
          </table:table-cell>
          <table:table-cell table:style-name="Table1.A1" office:value-type="string">
            <text:p text:style-name="P206">The name of the agency or organization that utilizes a Frequency and Modulation in the radio spectrum.</text:p>
          </table:table-cell>
        </table:table-row>
        <table:table-row>
          <table:table-cell table:style-name="Table1.A1" office:value-type="string">
            <text:p text:style-name="P190">CONVENTIONAL</text:p>
          </table:table-cell>
          <table:table-cell table:style-name="Table1.A1" office:value-type="string">
            <text:p text:style-name="P130">A system where a single frequency is assigned to one agency or service.</text:p>
          </table:table-cell>
        </table:table-row>
        <table:table-row>
          <table:table-cell table:style-name="Table1.A1" office:value-type="string">
            <text:p text:style-name="P189">TRUNKED</text:p>
          </table:table-cell>
          <table:table-cell table:style-name="Table1.A1" office:value-type="string">
            <text:p text:style-name="P206">A system where a range of frequencies are assigned to a single system, to be shared by more than one service.</text:p>
          </table:table-cell>
        </table:table-row>
        <table:table-row>
          <table:table-cell table:style-name="Table1.A1" office:value-type="string">
            <text:p text:style-name="P190">SITE</text:p>
          </table:table-cell>
          <table:table-cell table:style-name="Table1.A1" office:value-type="string">
            <text:p text:style-name="P130">For a TRUNKED system, the frequencies for a single location. A TRUNKED system can have more than one site.</text:p>
          </table:table-cell>
        </table:table-row>
        <table:table-row>
          <table:table-cell table:style-name="Table1.A1" office:value-type="string">
            <text:p text:style-name="P192">SIMPLEX</text:p>
          </table:table-cell>
          <table:table-cell table:style-name="Table1.A1" office:value-type="string">
            <text:p text:style-name="P208">This is a system where all users of a service utilize the same frequency. </text:p>
          </table:table-cell>
        </table:table-row>
        <table:table-row>
          <table:table-cell table:style-name="Table1.A1" office:value-type="string">
            <text:p text:style-name="P191">DUPLEX</text:p>
          </table:table-cell>
          <table:table-cell table:style-name="Table1.A1" office:value-type="string">
            <text:p text:style-name="P207"><text:span text:style-name="T214">Many r</text:span>adios that can transmit allow for different <text:span text:style-name="T214">reception</text:span> frequencies from the <text:span text:style-name="T214">transmission</text:span> frequencies. This difference allows <text:span text:style-name="T186">for utilization of a 'repeater' designed to increase the coverage of a low-wattage radio. DUPLEX can also be used so that a strong BASE transmitter does not 'drown out' weaker MOBILE units. </text:span></text:p>
            <text:p text:style-name="P208">Some of the radios supported by RadioCtl can monitor BOTH input and output frequencies of these repeaters. A couple of the supported radios can also transmit (on Amateur Radio Frequencies) to these repeaters.</text:p>
            <text:p text:style-name="P208">NOTE: An FCC license is REQUIRED for transmission!</text:p>
          </table:table-cell>
        </table:table-row>
        <text:soft-page-break/>
        <table:table-row>
          <table:table-cell table:style-name="Table1.A1" office:value-type="string">
            <text:p text:style-name="P192">OFFSET</text:p>
          </table:table-cell>
          <table:table-cell table:style-name="Table1.A1" office:value-type="string">
            <text:p text:style-name="P208">For DUPLEX systems, this is a frequency that is added or subtracted from the receive frequency to get the input frequency to a repeater.</text:p>
          </table:table-cell>
        </table:table-row>
        <table:table-row>
          <table:table-cell table:style-name="Table1.A1" office:value-type="string">
            <text:p text:style-name="P192">SPLIT</text:p>
          </table:table-cell>
          <table:table-cell table:style-name="Table1.A1" office:value-type="string">
            <text:p text:style-name="P208">For DUPLEX systems, this is a set of specific frequencies for Input and Output of a repeater<text:span text:style-name="T187">,</text:span> <text:span text:style-name="T187">instead of adding or subtracting an OFFSET, </text:span></text:p>
          </table:table-cell>
        </table:table-row>
      </table:table>
      <text:h text:style-name="Heading_20_3" text:outline-level="3"/>
      <text:h text:style-name="P378" text:outline-level="1"><text:bookmark-start text:name="__RefHeading___Toc7511_871774493"/>Installation<text:bookmark-end text:name="__RefHeading___Toc7511_871774493"/></text:h>
      <text:p text:style-name="P23">To install the program, downl<text:span text:style-name="T178">oad </text:span>the program into a directory that you have <text:span text:style-name="T178">write </text:span>access to.<text:span text:style-name="T178"> If the program was received as a .zip </text:span><text:span text:style-name="T204">or .gz </text:span><text:span text:style-name="T178">file, un</text:span><text:span text:style-name="T204">compress</text:span><text:span text:style-name="T178"> it </text:span><text:span text:style-name="T204">in</text:span><text:span text:style-name="T178">to that directory. </text:span></text:p>
      <text:p text:style-name="P23"><text:s/>Open a terminal and type the following commands:</text:p>
      <text:p text:style-name="P23"/>
      <text:p text:style-name="P23"><text:s text:c="6"/><text:span text:style-name="T34">cd <text:s/>/</text:span>directory_where_the_files_are </text:p>
      <text:p text:style-name="P23"><text:s text:c="6"/><text:span text:style-name="T34">perl install.pl </text:span></text:p>
      <text:p text:style-name="P117"/>
      <text:p text:style-name="P24">If you wish <text:span text:style-name="T309">a desktop ICON to be created: </text:span></text:p>
      <text:p text:style-name="P24"><text:span text:style-name="T34"><text:s text:c="5"/></text:span><text:span text:style-name="T37">cp radioctl.desktop ~/Desktop/</text:span></text:p>
      <text:p text:style-name="P359"><text:bookmark text:name="__RefHeading___Toc7513_871774493"/></text:p>
      <text:p text:style-name="P360">The <text:span text:style-name="T310">GUI </text:span>program can be started from the application launcher.</text:p>
      <text:p text:style-name="P360"/>
      <text:p text:style-name="P360"><text:s/><text:span text:style-name="T310">You can also start </text:span>from a terminal <text:span text:style-name="T310">using the commands:</text:span></text:p>
      <text:p text:style-name="P360"><text:s/></text:p>
      <text:p text:style-name="P129"><text:s text:c="3"/><text:span text:style-name="T34"><text:s/>./radioctl </text:span><text:s text:c="11"/><text:span text:style-name="T179"><text:s text:c="5"/></text:span><text:s text:c="6"/>### for the GUI </text:p>
      <text:p text:style-name="P129"><text:s text:c="4"/><text:span text:style-name="T179">./</text:span><text:span text:style-name="T34">radiowrite</text:span> <text:s/>{cmd} <text:s/><text:span text:style-name="T179"><text:s text:c="4"/></text:span>### for the command line operations <text:s text:c="4"/></text:p>
      <text:p text:style-name="P358"/>
      <text:p text:style-name="P26"><text:a xlink:type="simple" xlink:href="#ToC_6" office:name="Header_6" text:style-name="Internet_20_link" text:visited-style-name="Visited_20_Internet_20_Link"/></text:p>
      <text:h text:style-name="P379" text:outline-level="1"><text:bookmark-start text:name="__RefHeading__4534_547293929"/>Program Overview<text:bookmark-end text:name="__RefHeading__4534_547293929"/></text:h>
      <text:p text:style-name="Text_20_body">RadioCtl provides the user with a flexible way of controlling <text:span text:style-name="T95">and <text:s/>programming </text:span>a radio. It also provides a uniform interface for different types of radios.</text:p>
      <text:p text:style-name="Text_20_body"/>
      <text:p text:style-name="P20">There are two pieces to this program. The first is a <text:span text:style-name="T128">Graphical User Interface (</text:span>GUI<text:span text:style-name="T128">)</text:span> that is designed to expand the functionality of your radio. The GUI makes it easy to locate and monitor frequencies that are in use in your location.</text:p>
      <text:p text:style-name="P20">The second program is a command-line tool used to save and recall the memory channels in your radio. </text:p>
      <text:p text:style-name="P20"/>
      <text:p text:style-name="P127">NOTE: Due to the limitations of certain Desktop Environments, the GUI program may need to be started from a terminal, rather than the Desktop File Manager.</text:p>
      <text:p text:style-name="P20"/>
      <text:p text:style-name="P21">Radio control information is sent to and received from the radio by way of <text:span text:style-name="T106">a</text:span> serial port. <text:span text:style-name="T106">This serial port can be an RS232 type, or USB type. </text:span><text:s/>The program provides for selection of different radios, each with a unique set of operation characteristics.<text:span text:style-name="T106"> </text:span><text:s/>The actual commands to the radio are defined by a protocol setting. The program supports protocols for <text:span text:style-name="T29">a number of different radio makes and models.</text:span>. <text:s/><text:span text:style-name="T106">A 'simulated' radio (</text:span><text:span text:style-name="T135">'Local' p</text:span><text:span text:style-name="T106">rotocol) is built-in to RadioCtl so that the features can be explored without a radio being connected</text:span><text:span text:style-name="T135">. <text:s text:c="3"/></text:span></text:p>
      <text:p text:style-name="P38"/>
      <text:p text:style-name="P38">The hardware to connect the computer to the radio varies based on the radio. For ICOM radios, a CI-V to USB port cable is available. For Kenwood, <text:span text:style-name="T136">an adapter for USB is also available. The AOR-8000 requires a </text:span><text:soft-page-break/><text:span text:style-name="T136">flat wire cable and an interface box to RS232 from OptoElectronics. The Bearcat BC-895xlt utilizes a 5 pin RS232 connection. All other radios provide a standard USB cable connection.</text:span></text:p>
      <text:p text:style-name="P38"/>
      <text:p text:style-name="P38"/>
      <text:h text:style-name="P382" text:outline-level="2"><text:bookmark-start text:name="__RefHeading___Toc16089_934459754"/>Supported Radios<text:bookmark-end text:name="__RefHeading___Toc16089_934459754"/></text:h>
      <text:p text:style-name="P138"/>
      <text:p text:style-name="P136">This is a list of all radios currently supported by this program. <text:span text:style-name="T188">Due to the limitations of </text:span>the radio, some functions of RadioCtl may not be available.<text:span text:style-name="T189"> Note that any data stored in the radio's memory MUST be done using the command line program r</text:span><text:span text:style-name="T50">adiowrite</text:span><text:span text:style-name="T109">. The GUI is only able to read the contents of the radio's memory, and ONLY for conventional (non-trunked) frequencies.</text:span><text:span text:style-name="T110"> </text:span></text:p>
      <text:p text:style-name="P136"/>
      <text:p text:style-name="P136"/>
      <table:table table:name="Table4" table:style-name="Table4">
        <table:table-column table:style-name="Table4.A"/>
        <table:table-column table:style-name="Table4.B"/>
        <table:table-header-rows>
          <table:table-row>
            <table:table-cell table:style-name="Table4.A1" office:value-type="string">
              <text:p text:style-name="P29">radio</text:p>
            </table:table-cell>
            <table:table-cell table:style-name="Table4.A1" office:value-type="string">
              <text:p text:style-name="P29">Limits</text:p>
            </table:table-cell>
          </table:table-row>
        </table:table-header-rows>
        <table:table-row>
          <table:table-cell table:style-name="Table4.A1" office:value-type="string">
            <text:p text:style-name="P30">ICOM R-7000</text:p>
          </table:table-cell>
          <table:table-cell table:style-name="Table4.A1" office:value-type="string">
            <text:p text:style-name="P209">This radio lacks the ability to detect squelch break or signal presence. Because of this, logging and recording operations are not possible.<text:span text:style-name="T129"> No channel text ('service') </text:span><text:span text:style-name="T187">can be stored in the radio's memory</text:span><text:span text:style-name="T129">.</text:span><text:span text:style-name="T187"> No split or duplex settings can be set.</text:span></text:p>
            <text:p text:style-name="P220">The <text:span text:style-name="T205">'</text:span><text:span text:style-name="T38">Radio</text:span><text:span text:style-name="T54"> S</text:span><text:span text:style-name="T38">can</text:span><text:span text:style-name="T54">'</text:span> operation is not functi<text:span text:style-name="T205">o</text:span>nal with this radio.</text:p>
            <text:p text:style-name="P220">Tone squelch, attenuation and preamp settings <text:span text:style-name="T211">are not functional with this model.</text:span> </text:p>
          </table:table-cell>
        </table:table-row>
        <table:table-row table:style-name="Table4.3">
          <table:table-cell table:style-name="Table4.A1" office:value-type="string">
            <text:p text:style-name="P209">ICOM IC-R30</text:p>
          </table:table-cell>
          <table:table-cell table:style-name="Table4.A1" office:value-type="string">
            <text:p text:style-name="P209">The current command set for this radio does not provide the ability to store into the radio's memory<text:span text:style-name="T187"> from the program</text:span>. <text:span text:style-name="T214">The </text:span><text:span text:style-name="T58">radiowrite</text:span><text:span text:style-name="T113"> program provides a command </text:span>to export RadioCtl data to the format used by the SD card.<text:span text:style-name="T187"> </text:span><text:span text:style-name="T189">This is the ONLY way to update the radio's memory.</text:span></text:p>
            <text:p text:style-name="P209"/>
            <text:p text:style-name="P137">The radio does NOT support split frequency operation. However, duplex setting IS possible using the SD card ONLY.</text:p>
            <text:p text:style-name="P137"/>
            <text:p text:style-name="P239">Although there are three levels of Attenuation, RadioCtl will always set ATT1 when attenuation is selected. </text:p>
            <text:p text:style-name="P239"/>
            <text:p text:style-name="P239">The radio also has a 10 level RF amplifier. The <text:span text:style-name="T215">individual </text:span>values of this amplifier can be set in each memory channel using the SD Card. The GUI will select the RF level based on the ‘preamp’ and ‘atten’ settings: </text:p>
            <text:p text:style-name="P239"/>
            <table:table table:name="R30RF" table:style-name="R30RF">
              <table:table-column table:style-name="R30RF.A"/>
              <table:table-column table:style-name="R30RF.B"/>
              <table:table-column table:style-name="R30RF.C"/>
              <table:table-header-rows>
                <table:table-row>
                  <table:table-cell table:style-name="R30RF.A1" office:value-type="string">
                    <text:p text:style-name="P240">preamp</text:p>
                  </table:table-cell>
                  <table:table-cell table:style-name="R30RF.A1" office:value-type="string">
                    <text:p text:style-name="P240">atten</text:p>
                  </table:table-cell>
                  <table:table-cell table:style-name="R30RF.A1" office:value-type="string">
                    <text:p text:style-name="P240">RFG</text:p>
                  </table:table-cell>
                </table:table-row>
              </table:table-header-rows>
              <table:table-row>
                <table:table-cell table:style-name="R30RF.A1" office:value-type="string">
                  <text:p text:style-name="P239">Off</text:p>
                </table:table-cell>
                <table:table-cell table:style-name="R30RF.A1" office:value-type="string">
                  <text:p text:style-name="P239">Off</text:p>
                </table:table-cell>
                <table:table-cell table:style-name="R30RF.A1" office:value-type="string">
                  <text:p text:style-name="P239">RFG5</text:p>
                </table:table-cell>
              </table:table-row>
              <table:table-row>
                <table:table-cell table:style-name="R30RF.A1" office:value-type="string">
                  <text:p text:style-name="P241">Off</text:p>
                </table:table-cell>
                <table:table-cell table:style-name="R30RF.A1" office:value-type="string">
                  <text:p text:style-name="P241">On</text:p>
                </table:table-cell>
                <table:table-cell table:style-name="R30RF.A1" office:value-type="string">
                  <text:p text:style-name="P241">RFG1</text:p>
                </table:table-cell>
              </table:table-row>
              <table:table-row>
                <table:table-cell table:style-name="R30RF.A1" office:value-type="string">
                  <text:p text:style-name="P241">On</text:p>
                </table:table-cell>
                <table:table-cell table:style-name="R30RF.A1" office:value-type="string">
                  <text:p text:style-name="P241">Off</text:p>
                </table:table-cell>
                <table:table-cell table:style-name="R30RF.A1" office:value-type="string">
                  <text:p text:style-name="P241">RFG MAX</text:p>
                </table:table-cell>
              </table:table-row>
              <table:table-row>
                <table:table-cell table:style-name="R30RF.A1" office:value-type="string">
                  <text:p text:style-name="P241">On </text:p>
                </table:table-cell>
                <table:table-cell table:style-name="R30RF.A1" office:value-type="string">
                  <text:p text:style-name="P241">On</text:p>
                </table:table-cell>
                <table:table-cell table:style-name="R30RF.A1" office:value-type="string">
                  <text:p text:style-name="P241">Not allowed in RadioCtl</text:p>
                </table:table-cell>
              </table:table-row>
            </table:table>
            <text:p text:style-name="P239"/>
            <text:p text:style-name="P215">The radio has 100 groups (0-99). <text:span text:style-name="T239">Each group has 100 Channels (0-99). Radioctl will map these to channels 0 – 9999. </text:span></text:p>
            <text:p text:style-name="P279">Ex: RadioCtl channel <text:span text:style-name="T240">2</text:span>123 maps as Group 2<text:span text:style-name="T240">1</text:span>, channel 23 in the radio. </text:p>
            <text:p text:style-name="P279"/>
            <text:p text:style-name="P215">Reading group names is NOT possible. Group names CAN be set using the SD Card.</text:p>
            <text:p text:style-name="P215"/>
            <text:p text:style-name="P241">Digital audio modes supported by the radio can be set in memory using the SD Card. The GUI does not support any of these digital modulations. CTCSS and DCS squelch settings are also recognized and supported by the GUI.</text:p>
            <text:p text:style-name="P241"/>
            <text:p text:style-name="P285"><text:span text:style-name="T258">The Linux driver for the Radio's chipset requires some additional system commands to allow the radio to be recognized by the Linux system. </text:span><text:span text:style-name="T259">These commands will need </text:span><text:soft-page-break/><text:span text:style-name="T259">SUDO access:</text:span></text:p>
            <text:p text:style-name="P285"/>
            <text:p text:style-name="P285"><text:s text:c="4"/><text:span text:style-name="T263">sudo rmmod cdc-acm</text:span></text:p>
            <text:p text:style-name="P287"><text:s text:c="2"/><text:span text:style-name="T259">sudo</text:span> <text:span text:style-name="T259">modprobe cdc-acm</text:span></text:p>
            <text:p text:style-name="P285"><text:span text:style-name="T262"><text:s text:c="2"/></text:span><text:span text:style-name="T263">sudo</text:span><text:span text:style-name="T262"> </text:span><text:span text:style-name="T260">echo 0c26 002b 2 076d 0006&gt;/sys/bus/usb/drivers/cdc_acm/new_id</text:span><text:span text:style-name="T261"><text:line-break/></text:span></text:p>
            <text:p text:style-name="P286"><text:bookmark text:name="Bookmark 1"/></text:p>
          </table:table-cell>
        </table:table-row>
        <table:table-row>
          <table:table-cell table:style-name="Table4.A1" office:value-type="string">
            <text:p text:style-name="P137">ICOM<text:span text:style-name="T190"> I</text:span>C-703</text:p>
          </table:table-cell>
          <table:table-cell table:style-name="Table4.A1" office:value-type="string">
            <text:p text:style-name="P137">This is a<text:span text:style-name="T189">n</text:span> Amateur Radio Transmitter that can also be used as a scanner.</text:p>
            <text:p text:style-name="P137">The maximum frequency that can be utilized is 60mhz.<text:span text:style-name="T189"> Split frequency settings (but NOT duplex) are supported. </text:span></text:p>
            <text:p text:style-name="P241">CTCSS squelch settings are supported, <text:span text:style-name="T211">as are attenuation and preamp.</text:span></text:p>
          </table:table-cell>
        </table:table-row>
        <table:table-row>
          <table:table-cell table:style-name="Table4.A1" office:value-type="string">
            <text:p text:style-name="P213">ICOM IC-705</text:p>
          </table:table-cell>
          <table:table-cell table:style-name="Table4.A1" office:value-type="string">
            <text:p text:style-name="P214">This is an <text:span text:style-name="T187">Amateur Radio Transmitter that can also be used as a scanner.</text:span> The maximum frequency that can be utilized is 470mhz. <text:span text:style-name="T212">There is also a gap in coverage between 200 MHz and 400 MHz.</text:span></text:p>
            <text:p text:style-name="P245"><text:s/></text:p>
            <text:p text:style-name="P214">Both Split and Duplex frequencies can be set in memory. SD-Card data can be generated using the <text:span text:style-name="T59">radiowrite</text:span><text:span text:style-name="T215"> program.</text:span> </text:p>
            <text:p text:style-name="P214"/>
            <text:p text:style-name="P241">Both CTCSS and DCS squelch operations are supported. The GUI does not support D-Star modulation. However, the values CAN be set using the command line routine.</text:p>
            <text:p text:style-name="P241"/>
            <text:p text:style-name="P242">Attenuation is ONLY functional on the HF (Below 30mhz) and 50mhz bands.</text:p>
            <text:p text:style-name="P241"/>
            <text:p text:style-name="P218"><text:s/>The radio has 100 groups (0-99). <text:span text:style-name="T239">Each group has 100 Channels (0-99). Radioctl will map these to channels 0 – 9999. </text:span></text:p>
            <text:p text:style-name="P279">Ex: RadioCtl channel 11<text:span text:style-name="T240">0</text:span>3 maps as Group 1<text:span text:style-name="T240">1</text:span>, channel 3 in the radio. </text:p>
            <text:p text:style-name="P279"/>
            <text:p text:style-name="P216">Reading group names is NOT possible. Group names CAN be set using the SD Card.</text:p>
            <text:p text:style-name="P220">Although the <text:span text:style-name="T205">'</text:span><text:span text:style-name="T38">Radio</text:span><text:span text:style-name="T54"> S</text:span><text:span text:style-name="T38">can</text:span><text:span text:style-name="T54">'</text:span> operation works, only the Frequency and Modulation settings <text:s/>can be logged.</text:p>
          </table:table-cell>
        </table:table-row>
        <table:table-row>
          <table:table-cell table:style-name="Table4.A1" office:value-type="string">
            <text:p text:style-name="P151">ICOM IC-R8600</text:p>
          </table:table-cell>
          <table:table-cell table:style-name="Table4.A1" office:value-type="string">
            <text:p text:style-name="P152">Although similar in functionality the ICOM IC-R30, memory values CAN be stored directly. Duplex is supported, but not split. </text:p>
            <text:p text:style-name="P217"/>
            <text:p text:style-name="P218">The radio has 100 groups (0-99). <text:span text:style-name="T239">Each group has 100 Channels (0-99). Radioctl will map these to channels 0 – 9999. </text:span></text:p>
            <text:p text:style-name="P279">Ex: RadioCtl channel 0123 maps as Group 1, channel 23 in the radio. </text:p>
            <text:p text:style-name="P217"/>
            <text:p text:style-name="P217">Reading group names is NOT possible. Group names CAN be set using the SD Card.</text:p>
            <text:p text:style-name="P152"><text:span text:style-name="T13">NOTE</text:span><text:span text:style-name="T194">: </text:span><text:s/>none of the code in place has been executed against a real radio, so it MAY not be functional.</text:p>
          </table:table-cell>
        </table:table-row>
        <table:table-row>
          <table:table-cell table:style-name="Table4.A1" office:value-type="string">
            <text:p text:style-name="P209">Uniden BCD325P2</text:p>
          </table:table-cell>
          <table:table-cell table:style-name="Table4.A1" office:value-type="string">
            <text:p text:style-name="P209">This radio uses dynamic memory allocation. As such, there are no individual channel numbers, so the <text:span text:style-name="T190">GUI </text:span>'<text:span text:style-name="T54">Scan By Radio's </text:span><text:span text:style-name="T38">Channel</text:span><text:span text:style-name="T54">'</text:span> operation <text:span text:style-name="T205">cannot be used.</text:span></text:p>
            <text:p text:style-name="P209"/>
            <text:p text:style-name="P211">Trunking is <text:span text:style-name="T205">generally </text:span>not supported in the GUI program. <text:span text:style-name="T205">However, t</text:span><text:span text:style-name="T145">runked system scanning </text:span><text:span text:style-name="T190">IS</text:span><text:span text:style-name="T145"> available using the </text:span><text:span text:style-name="T205">'</text:span><text:span text:style-name="T55">Radio</text:span><text:span text:style-name="T54"> S</text:span><text:span text:style-name="T55">can</text:span><text:span text:style-name="T205">'</text:span><text:span text:style-name="T145"> operation. </text:span></text:p>
            <text:p text:style-name="P211"/>
            <text:p text:style-name="P232">The GUI operation '<text:span text:style-name="T38">Load From Radio</text:span>' is limited to Conventional systems only.</text:p>
            <text:p text:style-name="P211"><text:span text:style-name="T205">The </text:span>Load of the radio's memory is limited to conventional <text:span text:style-name="T205">systems</text:span> for the GUI.<text:span text:style-name="T145"> </text:span></text:p>
            <text:p text:style-name="P211"/>
            <text:p text:style-name="P233">The radio's memory structure is similar to RadioCtl's data structures. </text:p>
            <text:p text:style-name="P233"/>
            <text:p text:style-name="P233">Split and Duplex channels are NOT supported.</text:p>
          </table:table-cell>
        </table:table-row>
        <text:soft-page-break/>
        <table:table-row>
          <table:table-cell table:style-name="Table4.A1" office:value-type="string">
            <text:p text:style-name="P210">Kenwood TH-F6A</text:p>
          </table:table-cell>
          <table:table-cell table:style-name="Table4.A1" office:value-type="string">
            <text:p text:style-name="P211">The communications interface for this radio disables the internal speaker. Additional hardware will be needed for listening to or recording audio. </text:p>
            <text:p text:style-name="P211">The <text:span text:style-name="T190">GUI </text:span><text:span text:style-name="T205"><text:s/></text:span>'<text:span text:style-name="T38">Radio</text:span><text:span text:style-name="T54"> </text:span><text:span text:style-name="T38">Scan</text:span>' operation is not supported for this radio.</text:p>
            <text:p text:style-name="P233">Split frequencies can be save or read from the radio's memory.</text:p>
            <text:p text:style-name="P233">Duplex is NOT supported. RadioCtl records that indicate Duplex will be converted to SPLIT frequencies before being stored. </text:p>
          </table:table-cell>
        </table:table-row>
        <table:table-row>
          <table:table-cell table:style-name="Table4.A1" office:value-type="string">
            <text:p text:style-name="P210">Bearcat BC-895<text:span text:style-name="T136">xlt</text:span></text:p>
          </table:table-cell>
          <table:table-cell table:style-name="Table4.A1" office:value-type="string">
            <text:p text:style-name="P211">Trunking settings are not supported by the GUI<text:span text:style-name="T173"> or command line</text:span>. </text:p>
            <text:p text:style-name="P211">No channel text ('service') <text:span text:style-name="T190">can be</text:span> stored in this radio.</text:p>
            <text:p text:style-name="P233">Split and Duplex channels are NOT supported.</text:p>
            <text:p text:style-name="P246">CTCSS and DCS tone squelch are ONLY available when stored in the Radio’s memory. Tone squelch CANNOT be processed from the RadioCtl GUI. </text:p>
          </table:table-cell>
        </table:table-row>
        <table:table-row table:style-name="Table4.10">
          <table:table-cell table:style-name="Table4.A1" office:value-type="string">
            <text:p text:style-name="P212">Uniden SDS100/SDS200</text:p>
          </table:table-cell>
          <table:table-cell table:style-name="Table4.A1" office:value-type="string">
            <text:p text:style-name="P212">These radios utilize micro-SD cards for the radio's <text:span text:style-name="T190">memory</text:span>. Because of this, storing data <text:span text:style-name="T155">directly </text:span>into the radio is not provided by the program. However, Favorites lists destined for the SD card can be created<text:span text:style-name="T155">/updated</text:span> from RadioCtl data files using the <text:span text:style-name="T59">radiowrite</text:span><text:span text:style-name="T215"> </text:span>command line program.</text:p>
            <text:p text:style-name="P212"/>
            <text:p text:style-name="P212">Like the BCD325P2, there are no individual channel numbers, so the <text:span text:style-name="T150">'</text:span><text:span text:style-name="T56">Scan By Radio's Channel</text:span><text:span text:style-name="T150">' operation is not functional</text:span> in the GUI.</text:p>
          </table:table-cell>
        </table:table-row>
      </table:table>
      <text:p text:style-name="P28"/>
      <text:p text:style-name="P21"/>
      <text:h text:style-name="Heading_20_1" text:outline-level="1"><text:bookmark-start text:name="__RefHeading___Toc7515_871774493"/>GUI interface<text:bookmark-end text:name="__RefHeading___Toc7515_871774493"/></text:h>
      <text:p text:style-name="P126"><text:s text:c="2"/>The GUI program is <text:span text:style-name="T46">radioctl</text:span><text:span text:style-name="T175">.</text:span> <text:span text:style-name="T179">The program can be started from a terminal by executing </text:span><text:span text:style-name="T47">./radioctl </text:span><text:span text:style-name="T179">after changing to the directory where the program has been placed. </text:span><text:span text:style-name="T175">The program may </text:span><text:span text:style-name="T179">also </text:span><text:span text:style-name="T175">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6"/>
      <text:p text:style-name="P126">When <text:span text:style-name="T175">the application is </text:span>started it will present the user with a graphical interface to control your radio. Using this interface, you can</text:p>
      <text:list text:style-name="L2">
        <text:list-item>
          <text:p text:style-name="P418">Set <text:s/>frequency and modulation on the radio.</text:p>
        </text:list-item>
        <text:list-item>
          <text:p text:style-name="P418">Load data from the radio's memory<text:span text:style-name="T130">.</text:span></text:p>
        </text:list-item>
        <text:list-item>
          <text:p text:style-name="P418">Record the radio's audio when there is a signal.</text:p>
        </text:list-item>
        <text:list-item>
          <text:p text:style-name="P418">Search a range of frequencies for activity<text:span text:style-name="T130">.</text:span></text:p>
        </text:list-item>
        <text:list-item>
          <text:p text:style-name="P421">Log activity for frequencies stored in the radio<text:span text:style-name="T130">.</text:span></text:p>
        </text:list-item>
        <text:list-item>
          <text:p text:style-name="P422">Scan and log activity on trunked systems (using the Radio's memory). </text:p>
        </text:list-item>
        <text:list-item>
          <text:p text:style-name="P424">Perform a number of radio functions from a common interface.</text:p>
        </text:list-item>
      </text:list>
      <text:p text:style-name="P27"/>
      <text:p text:style-name="P234"/>
      <text:p text:style-name="Text_20_body"/>
      <text:p text:style-name="P31">The <text:span text:style-name="T149">GUI </text:span>program presents multiple panels for the various databases and controls. Initially, all <text:span text:style-name="T131">windows</text:span> and <text:span text:style-name="T131">panels</text:span> on those <text:span text:style-name="T131">windows</text:span> are displayed. The 'view' menu allows you to disable (or enable) those panels and <text:span text:style-name="T131">windows</text:span>. The program will save your preferences when the program ends, and restore those settings when the program is restarted. </text:p>
      <text:p text:style-name="P31"/>
      <text:p text:style-name="P31">The MAIN <text:span text:style-name="T131">window</text:span> (which is always displayed) contains controls for selecting an operation (Scan, Search, etc), viewing the program's status, setting options and setting the VFO of the radio or program. Other <text:span text:style-name="T131">windows</text:span> display the contents of the RadioCtl databases (Frequency, System, Group, Search, etc).</text:p>
      <text:p text:style-name="P31"><text:soft-page-break/></text:p>
      <text:p text:style-name="P370">When the program is terminated, most settings (including the selected radio) will be 'remembered' for the next time that the program is started.</text:p>
      <text:p text:style-name="P31"/>
      <text:h text:style-name="Heading_20_2" text:outline-level="2"><text:bookmark-start text:name="__RefHeading___Toc7517_871774493"/>MAIN Panel Operation<text:bookmark-end text:name="__RefHeading___Toc7517_871774493"/></text:h>
      <text:p text:style-name="P31">The MAIN <text:span text:style-name="T131">window</text:span> is used to control all operations. In order to perform ANY operation, a radio needs to be connected. RadioCtl provides a simulated radio ('<text:span text:style-name="T38">local'</text:span>) that is automatically connected when the program starts. This simulation allows you to try out the various functions of the program without the need for a radio to actually be connected.</text:p>
      <text:p text:style-name="P33"/>
      <text:p text:style-name="P34">To connect your radio, locate it in the 'Radio Selection' panel, 'Radio' drop-down control, then press the 'Status' button to attempt connection. If the radio is successfully connected, the button will display 'Radio Is Connected' in green. <text:s/><text:span text:style-name="T181">Normally, the program can automatically figure out the baudrate and serial port to use. However, if the program cannot determine this automatically, uncheck the 'autobaud' control and set </text:span>the 'port' and 'baudrate' as needed<text:span text:style-name="T181">. </text:span>If a radio is plugged in to a Serial or USB after the program is started<text:span text:style-name="T132">, the 'rescan' button will reload the serial/USB ports available</text:span><text:span text:style-name="T181">. </text:span></text:p>
      <text:p text:style-name="P34"/>
      <text:p text:style-name="P33">The radio selection is determined by the contents of the file <text:span text:style-name="T38">radioctl.conf </text:span>in your HOME directory. If you need to update this, the file can be reloaded by selecting the <text:span text:style-name="T38">File </text:span><text:span text:style-name="T244">→</text:span><text:span text:style-name="T245"> </text:span><text:span text:style-name="T38">Read Radio Definition</text:span> menu item.</text:p>
      <text:p text:style-name="P33"/>
      <text:p text:style-name="P35">The 'Status' panel displays the current <text:s/>system, group and frequency numbers, as well as current delay and resume values. The current count of database records is also displayed.</text:p>
      <text:p text:style-name="P35"/>
      <text:p text:style-name="P36">The Signal Meter will display any signal that is detected from the radio. For the Local radio, clicking on a signal meter button will turn 'on' the local radio's signal. The 'Off' button will turn off the local radio's signal. During a Scan or Search operation, the '<text:span text:style-name="T38">Off' </text:span>button will effectively resume the search or scan operation if a signal is present.<text:span text:style-name="T133"> The '</text:span><text:span text:style-name="T40">squelch</text:span><text:span text:style-name="T133">' control can be used to limit the strength of the signal that the program detects.</text:span></text:p>
      <text:p text:style-name="P37">NOTE: Not all of the supported radios have the ability to report the signal strength. For those radios, the signal level (when a squelch break is detected) will always be reported as 9. </text:p>
      <text:p text:style-name="P37"/>
      <text:p text:style-name="P37">The '<text:span text:style-name="T38">Speed Limit'</text:span> control is used during search or scan operations to slow the rate of channel or frequency change. This may be needed to give the radio time to settle between changes.</text:p>
      <text:p text:style-name="P37"/>
      <text:p text:style-name="P37">The VFO panel displays RadioCtl's VFO status <text:span text:style-name="T234">If the connected radio’s status changes, the changes are normally reflected in the RadioCtl VFO displays. </text:span></text:p>
      <text:p text:style-name="P37">Channel number, Step and Frequency values can be changed using the <text:span text:style-name="T38">UP/Down</text:span> buttons next to the display, entering a value in the input box under the display, <text:span text:style-name="T134">or clicking on a single digit. Changes to these controls MAY result in a change in the Radio's VFO, depending on the current opera</text:span><text:span text:style-name="T136">t</text:span><text:span text:style-name="T134">ion.</text:span></text:p>
      <text:p text:style-name="P37"/>
      <text:p text:style-name="P275">If enabled, there is also a control for <text:span text:style-name="T243">s</text:span>e<text:span text:style-name="T243">le</text:span>cting the Radio’s channel. <text:span text:style-name="T243">When changed, the connected Radio’ selected channel number will change, and the contents of that channel will be reflected in RadioCtl’s displays.</text:span></text:p>
      <text:p text:style-name="P37"/>
      <text:p text:style-name="P39">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36"/>
      <text:p text:style-name="P39">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37">uniquely </text:span>identifies <text:soft-page-break/>each record. <text:span text:style-name="T137">All fields can be selected for viewing (or hiding) using the </text:span><text:span text:style-name="T39">View</text:span><text:span text:style-name="T137"> menu item. Records can be added by loading a file (using <text:s/></text:span><text:span text:style-name="T39">FILE-&gt;Open </text:span><text:span text:style-name="T137">menu item), as a function of a particular operation, or using the </text:span><text:span text:style-name="T39">Edit -&gt; Add A Record </text:span><text:span text:style-name="T137">menu item. </text:span></text:p>
      <text:p text:style-name="P39"/>
      <text:p text:style-name="P139">Most operation<text:span text:style-name="T191">s</text:span> allow for recording activity to a .wav file. This file will be updated whenever a signal is detected by the program. <text:span text:style-name="T138">The filename of the recording will be the frequency of the signal with a '.wav' file extension. If a recording file already exists, the new recording will be appended to the old one. </text:span><text:span text:style-name="T191">This feature allows you to </text:span><text:span text:style-name="T192">extract out activity on one or more frequencies over the course of time, excluding periods of inactivity.</text:span></text:p>
      <text:p text:style-name="P140">The directory where recordings <text:span text:style-name="T107">are kept is defined in</text:span><text:span text:style-name="T38"> radioctl.conf. </text:span><text:span text:style-name="T107">If not specified, defaults to</text:span><text:span text:style-name="T38"> </text:span><text:span text:style-name="T108">~/recording (in user's home directory).</text:span><text:span text:style-name="T111"> <text:s/></text:span></text:p>
      <text:p text:style-name="P149"><text:span text:style-name="T111">I</text:span><text:span text:style-name="T107">n order to make use of this feature, your radio will need the audio connected to the computer. A connection to the Radio's Headphone or external speaker jack should be made to the input connection of your computer's sound card. </text:span></text:p>
      <text:p text:style-name="P140"><text:span text:style-name="T111">The input source of the</text:span><text:span text:style-name="T112"> recorded </text:span><text:span text:style-name="T111">file is determined by the settings of the sound system installed in Linux. For most Linux distributions, this is Pulse Audio, or Jack. </text:span><text:span text:style-name="T112">These settings may need to be modified to direct the input from the sound card to the RadioCtl recording function. For PulseAudio, the selection is done through the </text:span><text:span text:style-name="T51">pavucontrol </text:span><text:span text:style-name="T112">tool.</text:span></text:p>
      <text:p text:style-name="P63"/>
      <text:p text:style-name="P64"/>
      <text:h text:style-name="P383" text:outline-level="2"><text:bookmark-start text:name="__RefHeading___Toc7519_871774493"/><text:span text:style-name="T151">Controls</text:span> <text:bookmark-end text:name="__RefHeading___Toc7519_871774493"/></text:h>
      <text:p text:style-name="P61">There are a number of different types of controls for changing memory channel information, current radio settings ('VFO') and operation parameters.</text:p>
      <text:p text:style-name="P61"/>
      <text:h text:style-name="P393" text:outline-level="3"><text:bookmark-start text:name="__RefHeading___Toc7521_871774493"/>Frequency Controls<text:bookmark-end text:name="__RefHeading___Toc7521_871774493"/></text:h>
      <text:p text:style-name="P67"><text:span text:style-name="T216">There are two sets of frequency controls: </text:span><text:span text:style-name="T60">Frequency</text:span><text:span text:style-name="T216"> and </text:span><text:span text:style-name="T60">Step</text:span><text:span text:style-name="T216">. </text:span><text:s/><text:span text:style-name="T216">Each control has a number of digits, a pair of up/down keys and an entry field. If the control is enabled (some operations MAY disable the control), the value in the control can be set by ANY of the following actions:</text:span></text:p>
      <text:p text:style-name="P67"/>
      <text:list xml:id="list1470218496" text:style-name="L3">
        <text:list-item>
          <text:p text:style-name="P425">Entering a new value in the input box below the control.</text:p>
        </text:list-item>
        <text:list-item>
          <text:p text:style-name="P425">Pressing the UP or DOWN button next to the control.</text:p>
        </text:list-item>
        <text:list-item>
          <text:p text:style-name="P425">Hovering the mouse pointer over a digit and pressing a mouse button or moving the mouse wheel.</text:p>
          <text:p text:style-name="P427"/>
        </text:list-item>
      </text:list>
      <text:p text:style-name="P252">When using the input box, any number between 1 and 9999.9999999 can be entered (0 is NOT allowed). If a decimal point is specified, the value is assumed to be in MHz. Otherwise the value is assumed to be in Hz.</text:p>
      <text:p text:style-name="P252"/>
      <text:p text:style-name="P254">If using the mouse on a digit: Right click will increase the digit by 1, left mouse will decrease the digit by 1. The mouse wheel will ‘scroll’ the digit up or down depending on the direction of the wheel.</text:p>
      <text:p text:style-name="P252"/>
      <text:p text:style-name="P252"><text:span text:style-name="T217">For the </text:span><text:span text:style-name="T61">frequency </text:span><text:span text:style-name="T217">control, </text:span><text:span text:style-name="T218">the display may (or may not) reflect the actual value in the connected radio’s VFO. </text:span><text:span text:style-name="T217"><text:s text:c="2"/></text:span><text:span text:style-name="T218">Pressing the </text:span><text:span text:style-name="T217"><text:s/>up </text:span><text:span text:style-name="T218">or </text:span><text:span text:style-name="T217">down button will add or subtract the current value in the</text:span> <text:span text:style-name="T61">step</text:span><text:span text:style-name="T217"> control, </text:span><text:span text:style-name="T218">and possibly send that value to the radio. </text:span><text:span text:style-name="T219">If the radio accepts that frequency, the display will be updated. Otherwise, the display may remain unchanged.</text:span><text:span text:style-name="T218"> </text:span></text:p>
      <text:p text:style-name="P252"/>
      <text:p text:style-name="P254">The <text:span text:style-name="T38">step </text:span>control is never sent to the radio. It is used exclusively by RadioCtl for increasing or decreasing the <text:span text:style-name="T38">Frequency</text:span> value.</text:p>
      <text:p text:style-name="P67"/>
      <text:p text:style-name="P65"/>
      <text:h text:style-name="P394" text:outline-level="3"><text:bookmark-start text:name="__RefHeading___Toc7523_871774493"/>Modulation Controls<text:bookmark-end text:name="__RefHeading___Toc7523_871774493"/></text:h>
      <text:p text:style-name="P68"><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238">Note that the GUI does NOT support digital modulations (DMR/P25/D-Star/etc)</text:p>
      <text:p text:style-name="P68"/>
      <table:table table:name="RadioCtlModulations" table:style-name="RadioCtlModulations">
        <table:table-column table:style-name="RadioCtlModulations.A"/>
        <table:table-column table:style-name="RadioCtlModulations.B"/>
        <table:table-header-rows>
          <table:table-row>
            <table:table-cell table:style-name="RadioCtlModulations.A1" office:value-type="string">
              <text:p text:style-name="P69">Modulation</text:p>
            </table:table-cell>
            <table:table-cell table:style-name="RadioCtlModulations.A1" office:value-type="string">
              <text:p text:style-name="P69">Description</text:p>
            </table:table-cell>
          </table:table-row>
        </table:table-header-rows>
        <table:table-row>
          <table:table-cell table:style-name="RadioCtlModulations.A1" office:value-type="string">
            <text:p text:style-name="P203">FMw</text:p>
          </table:table-cell>
          <table:table-cell table:style-name="RadioCtlModulations.A1" office:value-type="string">
            <text:p text:style-name="P203"><text:span text:style-name="T152">Frequency Modulation Wide. </text:span>This is the modulation used by broadcast FM stations in the 88-108mhz range (75khz deviation).</text:p>
            <text:p text:style-name="P203">If the radio provides support for frequencies in the FM broadcast band, this modulation will be available.</text:p>
            <text:p text:style-name="P204">If the radio does NOT support FMw, the modulation will be changed to FMn</text:p>
          </table:table-cell>
        </table:table-row>
        <table:table-row>
          <table:table-cell table:style-name="RadioCtlModulations.A1" office:value-type="string">
            <text:p text:style-name="P203">FMm</text:p>
          </table:table-cell>
          <table:table-cell table:style-name="RadioCtlModulations.A1" office:value-type="string">
            <text:p text:style-name="P203">This is the modulation used by analog TV stations for the sound carrier (25khz deviation). Because analog TV is pretty much obsolete, not many radios support this. </text:p>
            <text:p text:style-name="P204">If the radio does NOT support FMm, the modulation will be changed to FMn</text:p>
          </table:table-cell>
        </table:table-row>
        <table:table-row>
          <table:table-cell table:style-name="RadioCtlModulations.A1" office:value-type="string">
            <text:p text:style-name="P204">FMn</text:p>
          </table:table-cell>
          <table:table-cell table:style-name="RadioCtlModulations.A1" office:value-type="string">
            <text:p text:style-name="P204">This modulation is used by most of the frequencies in the VHF &amp; UHF public service bands (5khz deviation). All of the radios supported by RadioCtl recognize this modulation. </text:p>
          </table:table-cell>
        </table:table-row>
        <text:soft-page-break/>
        <table:table-row>
          <table:table-cell table:style-name="RadioCtlModulations.A1" office:value-type="string">
            <text:p text:style-name="P204">FMun</text:p>
          </table:table-cell>
          <table:table-cell table:style-name="RadioCtlModulations.A1" office:value-type="string">
            <text:p text:style-name="P204">Ultra-Narrow Frequency Modulation (2.5khz deviation). For now, only the Uniden radios support this. For all other radios, FMn will be set.</text:p>
          </table:table-cell>
        </table:table-row>
        <table:table-row>
          <table:table-cell table:style-name="RadioCtlModulations.A6" office:value-type="string">
            <text:p text:style-name="P70">AM</text:p>
          </table:table-cell>
          <table:table-cell table:style-name="RadioCtlModulations.A1" office:value-type="string">
            <text:p text:style-name="P70">Amplitude Modulation. Mostly used below 30mhz &amp; for the VHF Air band (108-136mhz). This modulation is recognized by all of the RadioCtl supported radios.</text:p>
            <text:p text:style-name="P201">For radios with a bandwidth/filter selection, this will select a WIDE filter.</text:p>
          </table:table-cell>
        </table:table-row>
        <table:table-row>
          <table:table-cell table:style-name="RadioCtlModulations.A6" office:value-type="string">
            <text:p text:style-name="P201">LSB</text:p>
          </table:table-cell>
          <table:table-cell table:style-name="RadioCtlModulations.A1" office:value-type="string">
            <text:p text:style-name="P201">Lower Side-band. Generally only used on frequencies below 30mhz. </text:p>
            <text:p text:style-name="P201">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1" office:value-type="string">
            <text:p text:style-name="P201">USB</text:p>
          </table:table-cell>
          <table:table-cell table:style-name="RadioCtlModulations.A1" office:value-type="string">
            <text:p text:style-name="P201">Upper Side-band. Generally only used on frequencies below 30mhz. </text:p>
            <text:p text:style-name="P201">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1" office:value-type="string">
            <text:p text:style-name="P201">CW</text:p>
          </table:table-cell>
          <table:table-cell table:style-name="RadioCtlModulations.A1" office:value-type="string">
            <text:p text:style-name="P201">'Continuous Wave'. Used for Morse Code detection. Generally only used on frequencies below 30mhz. 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6" office:value-type="string">
            <text:p text:style-name="P201">CW-R</text:p>
          </table:table-cell>
          <table:table-cell table:style-name="RadioCtlModulations.A1" office:value-type="string">
            <text:p text:style-name="P202">Continuous Wave Reverse'. Used for Morse Code detection. Generally only used on frequencies below 30mhz. Only supported on radios that provide a full range of support for short-wave frequencies (20khz to 30mhz). </text:p>
            <text:p text:style-name="P201">For radios that do not support this modulation, RadioCtl will change the modulation to 'AM' </text:p>
          </table:table-cell>
        </table:table-row>
      </table:table>
      <text:p text:style-name="P68"/>
      <text:p text:style-name="P68"/>
      <text:h text:style-name="Heading_20_3" text:outline-level="3"><text:bookmark-start text:name="__RefHeading___Toc7525_871774493"/>Channel<text:span text:style-name="T220"> &amp; </text:span><text:span text:style-name="T206">Index </text:span>Controls<text:bookmark-end text:name="__RefHeading___Toc7525_871774493"/></text:h>
      <text:p text:style-name="Text_20_body">A <text:span text:style-name="T38">channel </text:span>represent<text:span text:style-name="T206">s</text:span> a memory <text:span text:style-name="T206">location</text:span> in the radio<text:span text:style-name="T206">. An</text:span><text:span text:style-name="T63"> </text:span><text:span text:style-name="T62">i</text:span><text:span text:style-name="T63">ndex </text:span><text:span text:style-name="T206">is the record number in the 'f</text:span><text:span text:style-name="T63">requency'</text:span><text:span text:style-name="T206"> database. </text:span></text:p>
      <text:p text:style-name="Text_20_body"/>
      <text:p text:style-name="P253">Each control has a number of digits, a pair of up/down keys and an entry field. If the control is enabled (some operations MAY disable the control), the value in the control can be set by ANY of the following actions:</text:p>
      <text:p text:style-name="P66"/>
      <text:list text:continue-numbering="true" text:style-name="L3">
        <text:list-item>
          <text:p text:style-name="P426">Entering a new value in the input box below the control.</text:p>
        </text:list-item>
        <text:list-item>
          <text:p text:style-name="P426">Pressing the UP or DOWN button next to the control.</text:p>
        </text:list-item>
        <text:list-item>
          <text:p text:style-name="P426">Hovering the mouse pointer over a digit and pressing a mouse button or moving the mouse wheel.</text:p>
        </text:list-item>
      </text:list>
      <text:p text:style-name="P66"/>
      <text:p text:style-name="P255"><text:span text:style-name="T38">Index</text:span> values can be any number between 1 and 9999<text:span text:style-name="T239">9</text:span> (0 is NOT allowed for an index). <text:span text:style-name="T38">Channel </text:span>numbers can be 0 to 999<text:span text:style-name="T239">9. </text:span><text:span text:style-name="T221">Decimal points (and any other non-numeric input) are NOT allowed. </text:span></text:p>
      <text:p text:style-name="Text_20_body"/>
      <text:p text:style-name="P256">Changing the <text:span text:style-name="T38">index</text:span> control will transfer the contents of the selected Frequency database record to the VFO display. If there is a connected radio, this will also transfer those values to the radio’s VFO. If there is no defined <text:span text:style-name="T38">frequency</text:span> record for that index, all values (including the index) will remain unchanged. </text:p>
      <text:p text:style-name="P256"/>
      <text:p text:style-name="P256">Changing the <text:span text:style-name="T38">channel</text:span> control will instruct the connected radio to select that channel, and set the contents of that channel back to the program’s displays. </text:p>
      <text:p text:style-name="P256">NOTE: For Uniden dynamic radios, changing the channel control will NOT result in any changes to the radio. These radios do NOT have individual channel numbers. </text:p>
      <text:p text:style-name="P78"/>
      <text:p text:style-name="P73"><text:soft-page-break/></text:p>
      <text:h text:style-name="P395" text:outline-level="3"><text:bookmark-start text:name="__RefHeading___Toc4211_3316386576"/>Extra Controls<text:bookmark-end text:name="__RefHeading___Toc4211_3316386576"/></text:h>
      <text:p text:style-name="P243"><text:s text:c="4"/><text:span text:style-name="T209">These settings may or may not be supported by the connected radio. These controls are selected using drop-down lists in both the main panel (‘VFO’) and the frequency database panel.</text:span></text:p>
      <text:p text:style-name="P243"/>
      <table:table table:name="ExtraControls" table:style-name="ExtraControls">
        <table:table-column table:style-name="ExtraControls.A"/>
        <table:table-column table:style-name="ExtraControls.B"/>
        <table:table-header-rows>
          <table:table-row>
            <table:table-cell table:style-name="ExtraControls.A1" office:value-type="string">
              <text:p text:style-name="P237">Control</text:p>
            </table:table-cell>
            <table:table-cell table:style-name="ExtraControls.A1" office:value-type="string">
              <text:p text:style-name="P237">Description</text:p>
            </table:table-cell>
          </table:table-row>
        </table:table-header-rows>
        <table:table-row>
          <table:table-cell table:style-name="ExtraControls.A1" office:value-type="string">
            <text:p text:style-name="P236"><text:span text:style-name="T210">A</text:span>tt/<text:span text:style-name="T222">preamp</text:span></text:p>
          </table:table-cell>
          <table:table-cell table:style-name="ExtraControls.A1" office:value-type="string">
            <text:p text:style-name="P236">Turns on a setting in the radio that reduces <text:s/><text:span text:style-name="T222">or increases </text:span>the signal level. </text:p>
          </table:table-cell>
        </table:table-row>
        <table:table-row>
          <table:table-cell table:style-name="ExtraControls.A1" office:value-type="string">
            <text:p text:style-name="P236">CTCSS</text:p>
          </table:table-cell>
          <table:table-cell table:style-name="ExtraControls.A1" office:value-type="string">
            <text:p text:style-name="P236">Prevents the radio from breaking squelch unless the specific tone is present</text:p>
          </table:table-cell>
        </table:table-row>
        <table:table-row>
          <table:table-cell table:style-name="ExtraControls.A1" office:value-type="string">
            <text:p text:style-name="P236">DCS</text:p>
          </table:table-cell>
          <table:table-cell table:style-name="ExtraControls.A1" office:value-type="string">
            <text:p text:style-name="P239">Prevents the radio from breaking squelch unless the specific code is present</text:p>
          </table:table-cell>
        </table:table-row>
      </table:table>
      <text:p text:style-name="P243"/>
      <text:p text:style-name="P244">NOTE: Even if the radio supports it, CTCSS and DCS squelch is ONLY functional if the modulation is FM (<text:span text:style-name="T213">FMn/FMun/FMm). </text:span><text:s/></text:p>
      <text:h text:style-name="P396" text:outline-level="3"><text:bookmark-start text:name="__RefHeading___Toc16091_934459754"/>Operation Options<text:bookmark-end text:name="__RefHeading___Toc16091_934459754"/></text:h>
      <text:p text:style-name="P149">These are selections that modify what happens when a particular operation is happening. The function of each of these is dependent upon the current operation being processed. </text:p>
      <text:p text:style-name="P149"/>
      <text:h text:style-name="P408" text:outline-level="4">Signal Delay/Resume</text:h>
      <text:p text:style-name="P267"><text:s text:c="2"/><text:span text:style-name="T226">This control determines the action AFTER a signal is detected. Both the value and the checkbox must BOTH be set in order for this option to be active. </text:span></text:p>
      <text:p text:style-name="P260"/>
      <text:p text:style-name="P260">If the value is a positive number, and the checkbox is checked, the program will delay for the number of seconds specified AFTER a signal was present, but went away before proceeding to the next channel or frequency. </text:p>
      <text:p text:style-name="P260"/>
      <text:p text:style-name="P260">If the value is a negative number, the checkbox is checked, and a signal is present, the program will continue to the next channel or frequency after the number of seconds specified.</text:p>
      <text:p text:style-name="P260"/>
      <text:p text:style-name="P260">If the value is 0, or the checkbox is unchecked, the value in this control is ignored. </text:p>
      <text:p text:style-name="P260"/>
      <text:p text:style-name="P260">If the value is 0, but the checkbox is checked, the <text:span text:style-name="T38">delay</text:span> or <text:span text:style-name="T38">resume</text:span> value and action will be taken from the currently selected <text:span text:style-name="T38"><text:s/>frequency</text:span> database record.</text:p>
      <text:p text:style-name="P371"/>
      <text:p text:style-name="P371"><text:span text:style-name="T1">Note:</text:span> Changes made to this control when there is a signal present, will NOT be reflected until the NEXT signal detection. In other words, the state of this control when a signal first appears is reflected for the duration of the signal. <text:s/></text:p>
      <text:p text:style-name="P260"><text:s/></text:p>
      <text:p text:style-name="P260">This control is NOT used in <text:span text:style-name="T38">Manual </text:span>or <text:span text:style-name="T38">Radio Scan</text:span> operations.</text:p>
      <text:p text:style-name="P260"/>
      <text:h text:style-name="P409" text:outline-level="4">Starting/<text:span text:style-name="T228">Ending</text:span> Channel/Record </text:h>
      <text:p text:style-name="P268"><text:s/><text:span text:style-name="T227">Certain operations allow specification of a starting </text:span><text:span text:style-name="T228">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68"/>
      <text:p text:style-name="P265">A start value can be used without a stop value. Likewise a stop value can be used without a start value. The program will use default values if not selected.</text:p>
      <text:p text:style-name="P268"/>
      <text:p text:style-name="P269">The start or stop value will ONLY be used if the corresponding checkbox is selected.</text:p>
      <text:p text:style-name="P265"><text:soft-page-break/></text:p>
      <text:p text:style-name="P269"/>
      <text:h text:style-name="P410" text:outline-level="4">Use System/Group Records</text:h>
      <text:p text:style-name="P270"/>
      <text:p text:style-name="P261">Normally, scan operations will only select value frequency database records. However, if either (or both) of these options is selected, the System and/or Group records that each frequency record references must also be marked as valid to be used in that scan. </text:p>
      <text:p text:style-name="P261"/>
      <text:h text:style-name="P410" text:outline-level="4">Update Database In Manual</text:h>
      <text:p text:style-name="P261">When in <text:span text:style-name="T38">manual </text:span>state, any signal that is received from the radio is normally NOT logged to the frequency database. This option will force logging even when in<text:span text:style-name="T38"> manual </text:span>state.</text:p>
      <text:p text:style-name="P257"/>
      <text:p text:style-name="P257"/>
      <text:h text:style-name="P410" text:outline-level="4">Record Audio when Signal</text:h>
      <text:p text:style-name="P270"><text:s/><text:span text:style-name="T229">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30">The filename will be the frequency (in MHz) indicated by the program’s VFO display. </text:span></text:p>
      <text:p text:style-name="P270"/>
      <text:p text:style-name="P271">This option is functional in ALL states.</text:p>
      <text:p text:style-name="P271"/>
      <text:h text:style-name="P411" text:outline-level="4">Log Events to this file</text:h>
      <text:p text:style-name="P263">If the checkbox is set, any signal detection is logged to the file specified. The directory of the file is determined by the configuration file in your HOME directory. </text:p>
      <text:p text:style-name="P263"/>
      <text:p text:style-name="P263">This option is ignored in <text:span text:style-name="T38">manual</text:span> state UNLESS the ‘<text:span text:style-name="T38">Update Database In Manual</text:span>’ option is also selected.</text:p>
      <text:p text:style-name="P258"/>
      <text:h text:style-name="P384" text:outline-level="2"><text:bookmark-start text:name="__RefHeading___Toc7527_871774493"/>Operations<text:bookmark-end text:name="__RefHeading___Toc7527_871774493"/></text:h>
      <text:p text:style-name="P40">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2"/>
      <text:p text:style-name="P259"/>
      <text:h text:style-name="P397" text:outline-level="3"><text:bookmark-start text:name="__RefHeading___Toc7529_871774493"/>Manual<text:bookmark-end text:name="__RefHeading___Toc7529_871774493"/></text:h>
      <text:p text:style-name="P41"><text:s/>This is the default state of the program. When the program starts, this will always be the state that it starts in. When another operation terminates, this will usually be the state that it returns to.</text:p>
      <text:p text:style-name="P42">In Manual state, the following happens:</text:p>
      <text:list text:style-name="L4">
        <text:list-item>
          <text:p text:style-name="P428">Any change to the Frequency or Modulation of the radio is reflected in the program's VFO <text:span text:style-name="T222">settings and displays.</text:span></text:p>
        </text:list-item>
        <text:list-item>
          <text:p text:style-name="P428">If there is a squelch break, the Signal Meter will indicate the signal strength (value will be 9 if the radio does not allow for reading a signal strength)</text:p>
        </text:list-item>
      </text:list>
      <text:p text:style-name="P42"/>
      <text:p text:style-name="P42"/>
      <text:list text:continue-numbering="true" text:style-name="L4">
        <text:list-header>
          <text:p text:style-name="P428"/>
        </text:list-header>
      </text:list>
      <text:p text:style-name="P42">The following Operation Options affect Manual state<text:span text:style-name="T138">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41">option</text:p>
            </table:table-cell>
            <table:table-cell table:style-name="ManualOptions.A1" office:value-type="string">
              <text:p text:style-name="P141">function</text:p>
            </table:table-cell>
          </table:table-row>
        </table:table-header-rows>
        <table:table-row>
          <table:table-cell table:style-name="ManualOptions.A1" office:value-type="string">
            <text:p text:style-name="P142">Update database in Manual</text:p>
          </table:table-cell>
          <table:table-cell table:style-name="ManualOptions.A1" office:value-type="string">
            <text:p text:style-name="P142">A database record will be added or updated when a signal appears.</text:p>
            <text:p text:style-name="P44">This record will contain the frequency, modulation, time of signal on, duration of the signal on, and the signal strength. In addition, a count of the number of times this frequency was active is also update<text:span text:style-name="T234">d</text:span>. </text:p>
          </table:table-cell>
        </table:table-row>
        <table:table-row>
          <table:table-cell table:style-name="ManualOptions.A1" office:value-type="string">
            <text:p text:style-name="P142">Record audio when signal</text:p>
          </table:table-cell>
          <table:table-cell table:style-name="ManualOptions.A1" office:value-type="string">
            <text:p text:style-name="P142">An audio recording will be made when a signal appears.</text:p>
          </table:table-cell>
        </table:table-row>
        <table:table-row>
          <table:table-cell table:style-name="ManualOptions.A1" office:value-type="string">
            <text:p text:style-name="P230">Log events to this file</text:p>
          </table:table-cell>
          <table:table-cell table:style-name="ManualOptions.A1" office:value-type="string">
            <text:p text:style-name="P230">A log entry in the file specified will be made after each squelch break.</text:p>
            <text:p text:style-name="P230">This ONLY works in manual mode if the 'Update database in Manual' option is also selected.</text:p>
          </table:table-cell>
        </table:table-row>
      </table:table>
      <text:p text:style-name="P42"/>
      <text:p text:style-name="P4"/>
      <text:p text:style-name="P73">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74">control</text:p>
            </table:table-cell>
            <table:table-cell table:style-name="ManualStateControls.A1" office:value-type="string">
              <text:p text:style-name="P74">Function</text:p>
            </table:table-cell>
          </table:table-row>
        </table:table-header-rows>
        <table:table-row>
          <table:table-cell table:style-name="ManualStateControls.A1" office:value-type="string">
            <text:p text:style-name="P75">Signal <text:span text:style-name="T224">Meter </text:span>Off</text:p>
          </table:table-cell>
          <table:table-cell table:style-name="ManualStateControls.A1" office:value-type="string">
            <text:p text:style-name="P75">If using the Local radio, <text:span text:style-name="T224">this </text:span>will turn off the signal. For all other radios, this button does nothing in manual state.</text:p>
          </table:table-cell>
        </table:table-row>
        <table:table-row>
          <table:table-cell table:style-name="ManualStateControls.A1" office:value-type="string">
            <text:p text:style-name="P75">Signal <text:span text:style-name="T234">Meter Segment</text:span></text:p>
          </table:table-cell>
          <table:table-cell table:style-name="ManualStateControls.A1" office:value-type="string">
            <text:p text:style-name="P75">If using the Local radio, <text:span text:style-name="T234">pressing one of these segments </text:span>will turn on the signal at the selected level. For all other radios, <text:span text:style-name="T234">pressing one of these segments </text:span>does nothing in manual state.</text:p>
          </table:table-cell>
        </table:table-row>
        <table:table-row table:style-name="ManualStateControls.4">
          <table:table-cell table:style-name="ManualStateControls.A1" office:value-type="string">
            <text:p text:style-name="P75">Frequency</text:p>
          </table:table-cell>
          <table:table-cell table:style-name="ManualStateControls.A1" office:value-type="string">
            <text:p text:style-name="P76">Any change in frequency will be sent to the radio, <text:span text:style-name="T224">along with the current values of </text:span><text:span text:style-name="T64">Modulation</text:span><text:span text:style-name="T224">, </text:span><text:span text:style-name="T64">Att/Preamp</text:span><text:span text:style-name="T224">, </text:span><text:span text:style-name="T64">ctcss </text:span><text:span text:style-name="T114">&amp;</text:span><text:span text:style-name="T64"> dcs.</text:span><text:span text:style-name="T114"> </text:span></text:p>
            <text:p text:style-name="P8">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7"><text:span text:style-name="T223">I</text:span>ndex</text:p>
          </table:table-cell>
          <table:table-cell table:style-name="ManualStateControls.A1" office:value-type="string">
            <text:p text:style-name="P273"><text:span text:style-name="T223">Changes to this control will cause t</text:span>he contents of the RadioCtl frequency record <text:span text:style-name="T153">number </text:span><text:span text:style-name="T223">to</text:span> be <text:span text:style-name="T154">set in the </text:span><text:span text:style-name="T222">program’s </text:span><text:span text:style-name="T154">VFO. </text:span><text:span text:style-name="T222">If there is a radio connected, the settings will also be sent to that radio’s VFO</text:span><text:span text:style-name="T153">.</text:span> <text:span text:style-name="T222">Any differences in the Radio’s values will be reflected in the program’s displays.</text:span></text:p>
            <text:p text:style-name="P274">Note that the selected database index MUST already be present, or the changes to this control will be ignored.</text:p>
          </table:table-cell>
        </table:table-row>
        <text:soft-page-break/>
        <table:table-row>
          <table:table-cell table:style-name="ManualStateControls.A1" office:value-type="string">
            <text:p text:style-name="P248">Channel</text:p>
          </table:table-cell>
          <table:table-cell table:style-name="ManualStateControls.A1" office:value-type="string">
            <text:p text:style-name="P248">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48">Step</text:p>
          </table:table-cell>
          <table:table-cell table:style-name="ManualStateControls.A1" office:value-type="string">
            <text:p text:style-name="P248">The value set will be used when the <text:span text:style-name="T38">Up/Down</text:span> buttons of the <text:span text:style-name="T38">Frequency </text:span>control are pressed. The <text:span text:style-name="T38">Step</text:span> value is NEVER sent to the radio.</text:p>
          </table:table-cell>
        </table:table-row>
        <table:table-row>
          <table:table-cell table:style-name="ManualStateControls.A1" office:value-type="string">
            <text:p text:style-name="P250">Modulation</text:p>
          </table:table-cell>
          <table:table-cell table:style-name="ManualStateControls.A1" office:value-type="string">
            <text:p text:style-name="P250">If there is a radio connected, any change in this control will result in the new modulation selected being sent to the radio. In addition, the current values of </text:p>
            <text:p text:style-name="P250"><text:span text:style-name="T38">Frequency</text:span>, <text:span text:style-name="T38">Att/Preamp</text:span>, <text:span text:style-name="T38">ctcss </text:span><text:span text:style-name="T107">&amp;</text:span><text:span text:style-name="T38"> dcs </text:span><text:span text:style-name="T107">will also be sent.</text:span></text:p>
            <text:p text:style-name="P8">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51">Extra Controls</text:p>
          </table:table-cell>
          <table:table-cell table:style-name="ManualStateControls.A1" office:value-type="string">
            <text:p text:style-name="P251">If there is a radio connected, any change in these controls will result in the new value being sent to the radio, along with the current values of <text:span text:style-name="T38">Frequency</text:span> &amp; <text:span text:style-name="T38">modulation</text:span>. </text:p>
            <text:p text:style-name="P77"><text:span text:style-name="T114">The resulting values that the radio responded with will be updated in the VFO displays. Note that these values MIGHT be different than what was attempted to be set. </text:span><text:span text:style-name="T115">This will be especially true if the radio does NOT support one or more of these extra controls. </text:span></text:p>
          </table:table-cell>
        </table:table-row>
      </table:table>
      <text:p text:style-name="P249"/>
      <text:p text:style-name="P46"/>
      <text:p text:style-name="P43"/>
      <text:h text:style-name="P398" text:outline-level="3"><text:bookmark-start text:name="__RefHeading___Toc7533_871774493"/>Scan by Database Frequency<text:bookmark-end text:name="__RefHeading___Toc7533_871774493"/></text:h>
      <text:p text:style-name="P45">Th<text:span text:style-name="T225">is operation </text:span>will loop through all Frequency <text:span text:style-name="T235">database </text:span>records<text:span text:style-name="T140">. If a frequency record has the 'valid' flag reset, then that record will be ignored.</text:span><text:span text:style-name="T142"> <text:s/></text:span><text:span text:style-name="T207">T</text:span><text:span text:style-name="T142">he frequency of the database record must be within the range of the radio. <text:s/></text:span><text:span text:style-name="T141">Depending on options selected, other criteria for selection may </text:span><text:span text:style-name="T142">also </text:span><text:span text:style-name="T141">need to be met.</text:span></text:p>
      <text:p text:style-name="P43"/>
      <text:p text:style-name="P47">Once a valid record has been located, the <text:span text:style-name="T225">frequency and modulation specified in that record is sent to the VFO of radio. If the radio supports it, tone, attention and preamp information may also be set.</text:span><text:span text:style-name="T143"> </text:span><text:span text:style-name="T225">The values that are actually set in the radio will be reflected in the RadioCtl VFO. </text:span>The program will <text:span text:style-name="T143">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225">nother signal from the same VFO settings </text:span>is determined by the <text:span text:style-name="T38">SPEED</text:span> control <text:span text:style-name="T231">as well as any enabled </text:span><text:span text:style-name="T65">resume</text:span><text:span text:style-name="T231"> value.</text:span></text:p>
      <text:p text:style-name="P47"/>
      <text:p text:style-name="P342">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47"/>
      <text:p text:style-name="P47"><text:span text:style-name="T38">Scan by Database Frequency</text:span><text:span text:style-name="T144"> </text:span>will terminate if there are less than two records in the frequency database that <text:span text:style-name="T141">meet the selection criteria.</text:span></text:p>
      <text:p text:style-name="P47"/>
      <text:p text:style-name="P265">This operation only increments record numbers. The up/down controls do NOT affect the scan direction.</text:p>
      <text:p text:style-name="P47"/>
      <text:p text:style-name="P224">Table <text:sequence text:ref-name="refTable0" text:name="Table" text:formula="ooow:Table+1" style:num-format="1">1</text:sequence>: Options affecting <text:span text:style-name="T1">Scan By Database Frequency</text:span><text:span text:style-name="T5">/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169">option</text:p>
            </table:table-cell>
            <table:table-cell table:style-name="ScanByDatabaseFrequencyOptions.A1" office:value-type="string">
              <text:p text:style-name="P169">function</text:p>
            </table:table-cell>
          </table:table-row>
        </table:table-header-rows>
        <table:table-row>
          <table:table-cell table:style-name="ScanByDatabaseFrequencyOptions.A1" office:value-type="string">
            <text:p text:style-name="P71">Resume/Delay</text:p>
          </table:table-cell>
          <table:table-cell table:style-name="ScanByDatabaseFrequencyOptions.A1" office:value-type="string">
            <text:p text:style-name="P262">If selected, Resume or delay will be processed. If the value in the option is 0, then the resume or delay function is determined by the currently selected f<text:span text:style-name="T38">requency</text:span> database record.</text:p>
          </table:table-cell>
        </table:table-row>
        <table:table-row>
          <table:table-cell table:style-name="ScanByDatabaseFrequencyOptions.A1" office:value-type="string">
            <text:p text:style-name="P264">Starting/Ending </text:p>
          </table:table-cell>
          <table:table-cell table:style-name="ScanByDatabaseFrequencyOptions.A1" office:value-type="string">
            <text:p text:style-name="P264">If selected, the <text:span text:style-name="T236">Database </text:span><text:span text:style-name="T67">frequency Records</text:span> selected must be greater than <text:span text:style-name="T236">or equal to </text:span><text:soft-page-break/>the starting record, and less than <text:span text:style-name="T236">or equal to </text:span>the ending record. </text:p>
            <text:p text:style-name="P264">The record numbers specified MUST be greater than 0 (record 0 is NOT a valid <text:span text:style-name="T38">radioctl </text:span>index).</text:p>
            <text:p text:style-name="P266">The default value for Start is 1, and the Ending value is the last <text:span text:style-name="T38">frequency</text:span> database index.</text:p>
          </table:table-cell>
        </table:table-row>
        <table:table-row>
          <table:table-cell table:style-name="ScanByDatabaseFrequencyOptions.A1" office:value-type="string">
            <text:p text:style-name="P197"><text:span text:style-name="T232">Use</text:span> System records.</text:p>
          </table:table-cell>
          <table:table-cell table:style-name="ScanByDatabaseFrequencyOptions.A1" office:value-type="string">
            <text:p text:style-name="P197">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197"><text:span text:style-name="T232">U</text:span>se Group records.</text:p>
          </table:table-cell>
          <table:table-cell table:style-name="ScanByDatabaseFrequencyOptions.A1" office:value-type="string">
            <text:p text:style-name="P197">If selected, any group records are selected in sequence and frequency records that reference this group number are used. Only group records marked as valid are used.</text:p>
            <text:p text:style-name="P197">NOTE: If <text:s/>system records are also used, both group AND system numbers must match for the frequency record to be used.</text:p>
          </table:table-cell>
        </table:table-row>
        <table:table-row>
          <table:table-cell table:style-name="ScanByDatabaseFrequencyOptions.A1" office:value-type="string">
            <text:p text:style-name="P144">Record audio when signal</text:p>
          </table:table-cell>
          <table:table-cell table:style-name="ScanByDatabaseFrequencyOptions.A1" office:value-type="string">
            <text:p text:style-name="P143">An audio recording will be made when a signal appears.</text:p>
          </table:table-cell>
        </table:table-row>
        <table:table-row>
          <table:table-cell table:style-name="ScanByDatabaseFrequencyOptions.A1" office:value-type="string">
            <text:p text:style-name="P230">Log events to this file</text:p>
          </table:table-cell>
          <table:table-cell table:style-name="ScanByDatabaseFrequencyOptions.A1" office:value-type="string">
            <text:p text:style-name="P230">A log entry in the file specified will be made after each squelch break</text:p>
          </table:table-cell>
        </table:table-row>
      </table:table>
      <text:p text:style-name="P47"/>
      <text:p text:style-name="P81"/>
      <text:p text:style-name="P224">Table <text:sequence text:ref-name="refTable1" text:name="Table" text:formula="ooow:Table+1" style:num-format="1">2</text:sequence>: Controls for <text:span text:style-name="T1">Scan by </text:span><text:span text:style-name="T10">Database </text:span><text:span text:style-name="T1">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80">Control</text:p>
            </table:table-cell>
            <table:table-cell table:style-name="ScanControls.A1" office:value-type="string">
              <text:p text:style-name="P80">Function</text:p>
            </table:table-cell>
          </table:table-row>
        </table:table-header-rows>
        <table:table-row>
          <table:table-cell table:style-name="ScanControls.A1" office:value-type="string">
            <text:p text:style-name="Table_20_Contents">Frequency Up/Down/<text:span text:style-name="T233">Digit/Entry</text:span></text:p>
          </table:table-cell>
          <table:table-cell table:style-name="ScanControls.A1" office:value-type="string">
            <text:p text:style-name="Table_20_Contents">If a signal is present, the program will turn off the signal and move to the next <text:span text:style-name="T233">valid </text:span><text:span text:style-name="T66">frequency</text:span><text:span text:style-name="T233"> database record</text:span>. <text:span text:style-name="T233">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37">valid f</text:span><text:span text:style-name="T68">requency</text:span><text:span text:style-name="T237"> database record.</text:span></text:p>
          </table:table-cell>
        </table:table-row>
        <table:table-row>
          <table:table-cell table:style-name="ScanControls.A1" office:value-type="string">
            <text:p text:style-name="P266">Modulation</text:p>
          </table:table-cell>
          <table:table-cell table:style-name="ScanControls.A1" office:value-type="string">
            <text:p text:style-name="P266">The radio will be changed to the selected modulation.</text:p>
            <text:p text:style-name="P266">This MAY cause the signal to change or turn off. </text:p>
          </table:table-cell>
        </table:table-row>
        <table:table-row table:style-name="ScanControls.5">
          <table:table-cell table:style-name="ScanControls.A1" office:value-type="string">
            <text:p text:style-name="P266">Extra Controls</text:p>
          </table:table-cell>
          <table:table-cell table:style-name="ScanControls.A1" office:value-type="string">
            <text:p text:style-name="P266">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76">Database Record Valid</text:p>
          </table:table-cell>
          <table:table-cell table:style-name="ScanControls.A1" office:value-type="string">
            <text:p text:style-name="P276">If the valid flag is turned off for an active frequency database record, the signal will be turned off and the scan will move to the next valid record. </text:p>
            <text:p text:style-name="P276">If Use System Records or Use Group Records is selected, Turning off the valid flag on the active System or Group record will also terminate the signal. </text:p>
          </table:table-cell>
        </table:table-row>
      </table:table>
      <text:p text:style-name="P79"/>
      <text:p text:style-name="Text_20_body"/>
      <text:p text:style-name="Text_20_body"/>
      <text:h text:style-name="P399" text:outline-level="3"><text:bookmark-start text:name="__RefHeading___Toc7535_871774493"/>Scan by Radio's Channel<text:bookmark-end text:name="__RefHeading___Toc7535_871774493"/></text:h>
      <text:p text:style-name="P272"><text:s text:c="2"/>The program will loop through all <text:span text:style-name="T235">Frequency Database records. A database record will be selected if the following conditions are met:</text:span></text:p>
      <text:p text:style-name="P272"/>
      <text:list text:style-name="L5">
        <text:list-item>
          <text:p text:style-name="P430">The ‘valid’ field must be checked.</text:p>
        </text:list-item>
        <text:list-item>
          <text:p text:style-name="P430">A numeric channel number must be entered in the ‘channel’ field.</text:p>
        </text:list-item>
        <text:list-item>
          <text:p text:style-name="P430">The channel number is within the memory range of the connected radio.</text:p>
          <text:p text:style-name="P429"/>
        </text:list-item>
      </text:list>
      <text:p text:style-name="P278">Once a record meeting all the criteria has been found, the radio’s memory channel indicated in that record <text:soft-page-break/>will be selected. All other fields in that record are NOT used.</text:p>
      <text:p text:style-name="P278"/>
      <text:p text:style-name="P278">After the channel has been selected, a check will be made for a signal on that channel. If a signal is found, the Frequency, Modulation and other information will be updated in the RadioCtl record that was selected. </text:p>
      <text:p text:style-name="P343">The program will move to the next database record once the signal has gone away.</text:p>
      <text:p text:style-name="P52">The time that the radio waits for a<text:span text:style-name="T225">nother signal from the same VFO settings </text:span>is determined by the <text:span text:style-name="T38">SPEED</text:span> control <text:span text:style-name="T231">as well as any enabled </text:span><text:span text:style-name="T65">resume</text:span><text:span text:style-name="T231"> value.</text:span></text:p>
      <text:p text:style-name="P343">If the user changes the ‘valid’ checkbox on the Database record while a signal is present, the program will ‘terminate’ the signal and proceed to the next Database record. </text:p>
      <text:p text:style-name="P343"/>
      <text:p text:style-name="P342">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list text:continue-numbering="true" text:style-name="L5">
        <text:list-header>
          <text:p text:style-name="P423"/>
        </text:list-header>
      </text:list>
      <text:p text:style-name="P53"/>
      <text:p text:style-name="P53">Note: This operation is not available for <text:span text:style-name="T236">Uniden Dynamic Radios</text:span><text:span text:style-name="T145">, as there are no channel numbers.</text:span></text:p>
      <text:p text:style-name="P53"><text:s/></text:p>
      <text:p text:style-name="P225">Table <text:sequence text:ref-name="refTable2" text:name="Table" text:formula="ooow:Table+1" style:num-format="1">3</text:sequence>: Options affecting <text:span text:style-name="T1">Scan By </text:span><text:span text:style-name="T6">Radio's Channel</text:span></text:p>
      <table:table table:name="Table5" table:style-name="Table5">
        <table:table-column table:style-name="Table5.A"/>
        <table:table-column table:style-name="Table5.B"/>
        <table:table-header-rows>
          <table:table-row>
            <table:table-cell table:style-name="Table5.A1" office:value-type="string">
              <text:p text:style-name="P170">option</text:p>
            </table:table-cell>
            <table:table-cell table:style-name="Table5.A1" office:value-type="string">
              <text:p text:style-name="P170">function</text:p>
            </table:table-cell>
          </table:table-row>
        </table:table-header-rows>
        <table:table-row>
          <table:table-cell table:style-name="Table5.A1" office:value-type="string">
            <text:p text:style-name="P71">Resume/Delay</text:p>
          </table:table-cell>
          <table:table-cell table:style-name="Table5.A1" office:value-type="string">
            <text:p text:style-name="P262">If selected, Resume or delay will be processed. If the value in the option is 0, then the resume or delay function is determined by the currently selected f<text:span text:style-name="T38">requency</text:span> database record.</text:p>
          </table:table-cell>
        </table:table-row>
        <table:table-row>
          <table:table-cell table:style-name="Table5.A1" office:value-type="string">
            <text:p text:style-name="P198">Starting/<text:span text:style-name="T238">Ending</text:span></text:p>
          </table:table-cell>
          <table:table-cell table:style-name="Table5.A1" office:value-type="string">
            <text:p text:style-name="P277">If selected, the channel referenced in each Frequency Record must be between the starting and ending numbers specified.. </text:p>
          </table:table-cell>
        </table:table-row>
        <table:table-row>
          <table:table-cell table:style-name="Table5.A1" office:value-type="string">
            <text:p text:style-name="P145">Record audio when signal</text:p>
          </table:table-cell>
          <table:table-cell table:style-name="Table5.A1" office:value-type="string">
            <text:p text:style-name="P145">An audio recording will be made when a signal appears.</text:p>
          </table:table-cell>
        </table:table-row>
        <table:table-row>
          <table:table-cell table:style-name="Table5.A1" office:value-type="string">
            <text:p text:style-name="P230">Log events to this file</text:p>
          </table:table-cell>
          <table:table-cell table:style-name="Table5.A1" office:value-type="string">
            <text:p text:style-name="P230">A log entry in the file specified will be made after each squelch break</text:p>
          </table:table-cell>
        </table:table-row>
      </table:table>
      <text:p text:style-name="P48"/>
      <text:p text:style-name="P48"/>
      <text:p text:style-name="P48">The following controls can be used during a <text:span text:style-name="T34">Scan By Radio's Channel</text:span> operation.</text:p>
      <text:p text:style-name="P48"/>
      <text:p text:style-name="P224">Table <text:sequence text:ref-name="refTable3" text:name="Table" text:formula="ooow:Table+1" style:num-format="1">4</text:sequence>: Controls for <text:span text:style-name="T1">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176">Control</text:p>
            </table:table-cell>
            <table:table-cell table:style-name="ScanByChannel.A1" office:value-type="string">
              <text:p text:style-name="P176">Function</text:p>
            </table:table-cell>
          </table:table-row>
        </table:table-header-rows>
        <table:table-row>
          <table:table-cell table:style-name="ScanByChannel.A1" office:value-type="string">
            <text:p text:style-name="Table_20_Contents"><text:span text:style-name="T238">Index/</text:span>Channel Up/Down</text:p>
          </table:table-cell>
          <table:table-cell table:style-name="ScanByChannel.A1" office:value-type="string">
            <text:p text:style-name="Table_20_Contents">If a signal is present, the program will turn off the signal and <text:span text:style-name="T238">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38">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76">Database Record Valid</text:p>
          </table:table-cell>
          <table:table-cell table:style-name="ScanByChannel.A1" office:value-type="string">
            <text:p text:style-name="P276">If the valid flag is turned off for an active frequency database record, the signal will be turned off and the scan will move to the next valid record. </text:p>
            <text:p text:style-name="P276">If Use System Records or Use Group Records is selected, Turning off the valid flag on the active System or Group record will also terminate the signal. </text:p>
          </table:table-cell>
        </table:table-row>
      </table:table>
      <text:p text:style-name="P48"/>
      <text:h text:style-name="P400" text:outline-level="3"><text:bookmark-start text:name="__RefHeading___Toc7537_871774493"/><text:soft-page-break/>Radio Scan<text:bookmark-end text:name="__RefHeading___Toc7537_871774493"/></text:h>
      <text:p text:style-name="P54"><text:s text:c="2"/>This operation lets the radio do the scanning, while the program monitors squelch breaks. Using this function, it is possible for the program to scan trunked systems.</text:p>
      <text:p text:style-name="P54">When selected, the radio is place<text:span text:style-name="T146">d</text:span> in a SCAN state. Some radios may require the user to press a button to start the scan. RadioCtl will <text:span text:style-name="T146">then start </text:span>monitor<text:span text:style-name="T146">ing</text:span> the radio's squelch. </text:p>
      <text:p text:style-name="P54"/>
      <text:p text:style-name="P346">When a signal is detected from the radio the following actions are taken:</text:p>
      <text:list text:style-name="L6">
        <text:list-item>
          <text:p text:style-name="P431"><text:span text:style-name="T306"><text:s/></text:span><text:span text:style-name="T305">The </text:span><text:span text:style-name="T306">frequency. modulation, and other information is logged to the Frequency database. If the radio is scanning a trunked system, the Trunked Group ID (TGID) and possibly the description of that TGID will be logged. </text:span></text:p>
        </text:list-item>
        <text:list-item>
          <text:p text:style-name="P431"><text:span text:style-name="T305">The first database </text:span><text:span text:style-name="T306">record </text:span><text:span text:style-name="T305">with </text:span><text:span text:style-name="T306">the </text:span><text:span text:style-name="T305">same </text:span><text:span text:style-name="T306">frequency </text:span><text:span text:style-name="T305">and tone squelch setting</text:span><text:span text:style-name="T306"> will be updated. </text:span><text:span text:style-name="T305">If this is a trunked system, the TGID will be compared</text:span></text:p>
        </text:list-item>
        <text:list-item>
          <text:p text:style-name="P431"><text:span text:style-name="T305">If no existing database record is found, a new one will be </text:span><text:span text:style-name="T306">created </text:span><text:span text:style-name="T305">with the current values reported by the radio.</text:span></text:p>
        </text:list-item>
        <text:list-item>
          <text:p text:style-name="P432">If the VALID flag is turned off for an existing database records. no information will be updated, and <text:s/>any audio recording will be suppressed. This is provided as the program CANNOT force the radio to skip a channel during Radio Scan.</text:p>
        </text:list-item>
      </text:list>
      <text:p text:style-name="P54"/>
      <text:p text:style-name="P231">A number of radios (<text:span text:style-name="T203">such as </text:span><text:s/>the ICOM <text:span text:style-name="T203">IC-705</text:span>) do not provide a way to determine what channel is active and the 'service' data associated with that channel. For these radios, RadioCtl will set the service string to '<text:span text:style-name="T38">Found </text:span><text:span text:style-name="T107">mm/dd/yy</text:span><text:span text:style-name="T38"> </text:span><text:span text:style-name="T107">mm:ss</text:span><text:span text:style-name="T38"> Signal:</text:span><text:span text:style-name="T107">x</text:span><text:span text:style-name="T38">',</text:span> and assign to <text:s/>the group '<text:span text:style-name="T38">Autolog Group</text:span>'.</text:p>
      <text:p text:style-name="P231"/>
      <text:p text:style-name="P342"><text:span text:style-name="T38">Radio Scan</text:span> bypasses the latency issue <text:span text:style-name="T298">for </text:span><text:span text:style-name="T87">Frequency Scan </text:span><text:span text:style-name="T298">and </text:span><text:span text:style-name="T87">Channel Scan</text:span><text:span text:style-name="T298"> operations. All radios will scan SIGNIFICANTLY faster using the radio’s internal software instead of the computer interface. The SPEED control is not functional during the </text:span><text:span text:style-name="T87">Radio Scan</text:span><text:span text:style-name="T298"> operation. </text:span></text:p>
      <text:p text:style-name="P231"/>
      <text:p text:style-name="P54">NOTE: Not all radios can perform a <text:span text:style-name="T38">Radio S</text:span><text:span text:style-name="T57">c</text:span><text:span text:style-name="T38">an</text:span> operation.</text:p>
      <text:p text:style-name="P54"/>
      <text:p text:style-name="P226">Table <text:sequence text:ref-name="refTable4" text:name="Table" text:formula="ooow:Table+1" style:num-format="1">5</text:sequence>: Options affecting <text:span text:style-name="T7">Radio Scan</text:span></text:p>
      <table:table table:name="Table6" table:style-name="Table6">
        <table:table-column table:style-name="Table6.A"/>
        <table:table-column table:style-name="Table6.B"/>
        <table:table-header-rows>
          <table:table-row>
            <table:table-cell table:style-name="Table6.A1" office:value-type="string">
              <text:p text:style-name="P171">option</text:p>
            </table:table-cell>
            <table:table-cell table:style-name="Table6.A1" office:value-type="string">
              <text:p text:style-name="P171">function</text:p>
            </table:table-cell>
          </table:table-row>
        </table:table-header-rows>
        <table:table-row>
          <table:table-cell table:style-name="Table6.A1" office:value-type="string">
            <text:p text:style-name="P146">Record audio when signal</text:p>
          </table:table-cell>
          <table:table-cell table:style-name="Table6.A1" office:value-type="string">
            <text:p text:style-name="P146">An audio recording will be made when a signal appears.</text:p>
          </table:table-cell>
        </table:table-row>
        <table:table-row>
          <table:table-cell table:style-name="Table6.A1" office:value-type="string">
            <text:p text:style-name="P230">Log events to this file</text:p>
          </table:table-cell>
          <table:table-cell table:style-name="Table6.A1" office:value-type="string">
            <text:p text:style-name="P230">A log entry in the file specified will be made after each squelch break</text:p>
          </table:table-cell>
        </table:table-row>
      </table:table>
      <text:p text:style-name="P49"/>
      <text:p text:style-name="P49"/>
      <text:h text:style-name="P401" text:outline-level="3"><text:bookmark-start text:name="__RefHeading___Toc7539_871774493"/>Frequency Search<text:bookmark-end text:name="__RefHeading___Toc7539_871774493"/></text:h>
      <text:p text:style-name="P55"><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5"/>
      <text:p text:style-name="P57">The current frequency or step value can be changed at any time by using the Up/Down buttons, or entering the new value in the box under each display.</text:p>
      <text:p text:style-name="P55"/>
      <text:p text:style-name="P57">The '<text:span text:style-name="T38">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text:p>
      <text:p text:style-name="P57"/>
      <text:p text:style-name="P345">The <text:span text:style-name="T38">ctcss</text:span>, <text:span text:style-name="T38">dcs</text:span>, and <text:span text:style-name="T38">atten</text:span> controls are disabled during search operations. <text:span text:style-name="T303">Search operations currently do not use tone decoding and attenuation settings.</text:span></text:p>
      <text:p text:style-name="P55"><text:soft-page-break/></text:p>
      <text:p text:style-name="P56">When a signal is detected, the search will pause until the signal goes away. If there is a record in the frequency database with this frequency and modulation, it will be updated with signal level, duration of signal, <text:span text:style-name="T147">and timestamp. If there is no matching record, a new one will be created.</text:span><text:span text:style-name="T148"> If there are multiple records with the same frequency and modulation, then the first one encountered (using the 'i</text:span><text:span text:style-name="T41">ndex</text:span><text:span text:style-name="T148">' field) will be used.</text:span></text:p>
      <text:p text:style-name="P56"/>
      <text:p text:style-name="P60">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6"/>
      <text:p text:style-name="P60">If an existing Frequency Database record has the 'valid' flag off, then that frequency will not be included in the search. </text:p>
      <text:p text:style-name="P56"/>
      <text:p text:style-name="P56"><text:span text:style-name="T147">Delay and Resume controls on each Frequency Database record work the same way as they do on Scan operations. </text:span><text:span text:style-name="T139">If the Operation Option is selected, the option is applied to all records. Otherwise, the option is only applied to the record with that option selected.</text:span></text:p>
      <text:p text:style-name="P56"/>
      <text:p text:style-name="P227">Table <text:sequence text:ref-name="refTable5" text:name="Table" text:formula="ooow:Table+1" style:num-format="1">6</text:sequence>: Options affecting <text:span text:style-name="T8">Frequency Search</text:span></text:p>
      <table:table table:name="Table7" table:style-name="Table7">
        <table:table-column table:style-name="Table7.A"/>
        <table:table-column table:style-name="Table7.B"/>
        <table:table-header-rows>
          <table:table-row>
            <table:table-cell table:style-name="Table7.A1" office:value-type="string">
              <text:p text:style-name="P172">option</text:p>
            </table:table-cell>
            <table:table-cell table:style-name="Table7.A1" office:value-type="string">
              <text:p text:style-name="P172">function</text:p>
            </table:table-cell>
          </table:table-row>
        </table:table-header-rows>
        <table:table-row>
          <table:table-cell table:style-name="Table7.A1" office:value-type="string">
            <text:p text:style-name="P72">Resume/Delay &lt; 0</text:p>
            <text:p text:style-name="P72">and selected</text:p>
          </table:table-cell>
          <table:table-cell table:style-name="Table7.A1" office:value-type="string">
            <text:p text:style-name="P173">Continue to the next <text:span text:style-name="T147">frequency</text:span> after the number of second<text:span text:style-name="T141">s</text:span> specified in the value of this option when there is a signal.</text:p>
          </table:table-cell>
        </table:table-row>
        <table:table-row>
          <table:table-cell table:style-name="Table7.A1" office:value-type="string">
            <text:p text:style-name="P72">Resume/Delay &gt; 0</text:p>
            <text:p text:style-name="P72">and selected</text:p>
          </table:table-cell>
          <table:table-cell table:style-name="Table7.A1" office:value-type="string">
            <text:p text:style-name="P199">Pause for the number of seconds specified in the value of this option when the signal goes off</text:p>
          </table:table-cell>
        </table:table-row>
        <table:table-row>
          <table:table-cell table:style-name="Table7.A1" office:value-type="string">
            <text:p text:style-name="P147">Record audio when signal</text:p>
          </table:table-cell>
          <table:table-cell table:style-name="Table7.A1" office:value-type="string">
            <text:p text:style-name="P147">An audio recording will be made when a signal appears.</text:p>
          </table:table-cell>
        </table:table-row>
        <table:table-row>
          <table:table-cell table:style-name="Table7.A1" office:value-type="string">
            <text:p text:style-name="P230">Log events to this file</text:p>
          </table:table-cell>
          <table:table-cell table:style-name="Table7.A1" office:value-type="string">
            <text:p text:style-name="P230">A log entry in the file specified will be made after each squelch break</text:p>
          </table:table-cell>
        </table:table-row>
      </table:table>
      <text:p text:style-name="P50"/>
      <text:p text:style-name="P56"/>
      <text:h text:style-name="P402" text:outline-level="3"><text:bookmark-start text:name="__RefHeading___Toc7541_871774493"/>Frequency Bank Search<text:bookmark-end text:name="__RefHeading___Toc7541_871774493"/></text:h>
      <text:p text:style-name="P58"><text:s/>This operation is similar to the Frequency Search except that the range of frequencies, the step value, and the modulation are determined by records in the Search Banks database. </text:p>
      <text:p text:style-name="P58"/>
      <text:p text:style-name="P58">Starting with the first Search Banks record marked as valid, the Frequency of the radio is set to the lower limit of that record. If allowed, the radio's modulation is also set based on the value in the selected record.</text:p>
      <text:p text:style-name="P58">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58">NOTE: Search direction changes using Up/Down controls only affect the Frequency increment or decrement. The selection of bank records is always low to high.</text:p>
      <text:p text:style-name="P58"/>
      <text:p text:style-name="P59">The <text:span text:style-name="T88">f</text:span><text:span text:style-name="T38">requency,</text:span> <text:span text:style-name="T88">s</text:span><text:span text:style-name="T38">tep, </text:span><text:span text:style-name="T88">m</text:span><text:span text:style-name="T38">odulation, </text:span><text:span text:style-name="T88">ctcss, dcs</text:span><text:span text:style-name="T302">, and </text:span><text:span text:style-name="T88">atten</text:span> controls on the VFO panel are not functional during Frequency Bank Search. The <text:span text:style-name="T303">frequency, step and modulation</text:span> values are determined exclusively by the settings in each <text:span text:style-name="T38">Bank</text:span> record. <text:span text:style-name="T303">Search operations currently do not use tone decoding and attenuation settings.</text:span></text:p>
      <text:p text:style-name="P59"/>
      <text:p text:style-name="P228">Table <text:sequence text:ref-name="refTable6" text:name="Table" text:formula="ooow:Table+1" style:num-format="1">7</text:sequence>: Options affecting <text:span text:style-name="T8">Frequency </text:span><text:span text:style-name="T9">Bank </text:span><text:span text:style-name="T8">Search</text:span></text:p>
      <table:table table:name="Table8" table:style-name="Table8">
        <table:table-column table:style-name="Table8.A"/>
        <table:table-column table:style-name="Table8.B"/>
        <table:table-header-rows>
          <table:table-row>
            <table:table-cell table:style-name="Table8.A1" office:value-type="string">
              <text:p text:style-name="P174">option</text:p>
            </table:table-cell>
            <table:table-cell table:style-name="Table8.A1" office:value-type="string">
              <text:p text:style-name="P174">function</text:p>
            </table:table-cell>
          </table:table-row>
        </table:table-header-rows>
        <table:table-row>
          <table:table-cell table:style-name="Table8.A1" office:value-type="string">
            <text:p text:style-name="P72">Resume/Delay &lt; 0</text:p>
            <text:p text:style-name="P72">and selected</text:p>
          </table:table-cell>
          <table:table-cell table:style-name="Table8.A1" office:value-type="string">
            <text:p text:style-name="P175">Continue to the next <text:span text:style-name="T147">frequency</text:span> after the number of second<text:span text:style-name="T141">s</text:span> specified in the value of this option when there is a signal.</text:p>
          </table:table-cell>
        </table:table-row>
        <table:table-row>
          <table:table-cell table:style-name="Table8.A1" office:value-type="string">
            <text:p text:style-name="P72">Resume/Delay &gt;0</text:p>
            <text:p text:style-name="P72"><text:soft-page-break/>and selected</text:p>
          </table:table-cell>
          <table:table-cell table:style-name="Table8.A1" office:value-type="string">
            <text:p text:style-name="P200">Pause for the number of seconds specified in the value of this option when <text:soft-page-break/>the signal goes off</text:p>
          </table:table-cell>
        </table:table-row>
        <table:table-row>
          <table:table-cell table:style-name="Table8.A1" office:value-type="string">
            <text:p text:style-name="P148">Record audio when signal</text:p>
          </table:table-cell>
          <table:table-cell table:style-name="Table8.A1" office:value-type="string">
            <text:p text:style-name="P148">An audio recording will be made when a signal appears.</text:p>
          </table:table-cell>
        </table:table-row>
        <table:table-row>
          <table:table-cell table:style-name="Table8.A1" office:value-type="string">
            <text:p text:style-name="P230">Log events to this file</text:p>
          </table:table-cell>
          <table:table-cell table:style-name="Table8.A1" office:value-type="string">
            <text:p text:style-name="P230">A log entry in the file specified will be made after each squelch break</text:p>
          </table:table-cell>
        </table:table-row>
      </table:table>
      <text:p text:style-name="P51"/>
      <text:p text:style-name="P58"/>
      <text:p text:style-name="P58"/>
      <text:h text:style-name="P403" text:outline-level="3"><text:bookmark-start text:name="__RefHeading___Toc5307_508810315"/>Load From Radio<text:bookmark-end text:name="__RefHeading___Toc5307_508810315"/></text:h>
      <text:p text:style-name="P362">When selected, the databases will be loaded with data from the connected radio’s memory channels. For radios that support trunked systems, only information from non-trunked systems are loaded. </text:p>
      <text:p text:style-name="P362"/>
      <text:p text:style-name="P362">This operation CAN take a long time, depending on the radio and the number of channels with information. During this time, all controls will be disabled. However, a pop-up will be displayed with a ‘cancel’ button. This allows you to abort the operation before it completes.</text:p>
      <text:p text:style-name="P362"/>
      <text:p text:style-name="P362">The following options are used during the LOAD operation:</text:p>
      <text:p text:style-name="P362"/>
      <table:table table:name="Table13" table:style-name="Table13">
        <table:table-column table:style-name="Table13.A"/>
        <table:table-column table:style-name="Table13.B"/>
        <table:table-header-rows>
          <table:table-row>
            <table:table-cell table:style-name="Table13.A1" office:value-type="string">
              <text:p text:style-name="P174">option</text:p>
            </table:table-cell>
            <table:table-cell table:style-name="Table13.A1" office:value-type="string">
              <text:p text:style-name="P174">function</text:p>
            </table:table-cell>
          </table:table-row>
        </table:table-header-rows>
        <table:table-row>
          <table:table-cell table:style-name="Table13.A1" office:value-type="string">
            <text:p text:style-name="P361">Starting Channel</text:p>
          </table:table-cell>
          <table:table-cell table:style-name="Table13.A1" office:value-type="string">
            <text:p text:style-name="P361">Start loading from the Radio’s channel number indicated. </text:p>
            <text:p text:style-name="P363">For this option to be used, the number MUST be &gt; 0 and the checkbox for the option set.</text:p>
            <text:p text:style-name="P363">This option is ignored for Dynamic radios (Uniden) as there are no channel numbers in these radios.</text:p>
          </table:table-cell>
        </table:table-row>
        <table:table-row>
          <table:table-cell table:style-name="Table13.A1" office:value-type="string">
            <text:p text:style-name="P363">Ending Channel</text:p>
          </table:table-cell>
          <table:table-cell table:style-name="Table13.A1" office:value-type="string">
            <text:p text:style-name="P363">Stop loading after the Radio’s channel number indicated.</text:p>
            <text:p text:style-name="P363">For this option to be used, the number MUST be &gt; 0 and the checkbox for the option set.</text:p>
            <text:p text:style-name="P363">This option is ignored for Dynamic radios (Uniden) as there are no</text:p>
            <text:p text:style-name="P363">channel numbers in these radios.</text:p>
            <text:p text:style-name="P364"><text:span text:style-name="T1">NOTE</text:span>: If both Starting and Ending Channels are selected and the Starting channel is LARGER than the Ending Channel, The numbers will be reversed such that the LOWER number will always be the first channel and the HIGHER number will be the last.</text:p>
          </table:table-cell>
        </table:table-row>
        <table:table-row>
          <table:table-cell table:style-name="Table13.A1" office:value-type="string">
            <text:p text:style-name="P363">LOAD uses existing System</text:p>
          </table:table-cell>
          <table:table-cell table:style-name="Table13.A1" office:value-type="string">
            <text:p text:style-name="P363">By default, a new system will be created when the LOAD operation starts. If this option is selected, an existing number will be used. However, if there is NO existing system when LOAD starts, this option is ignored.</text:p>
          </table:table-cell>
        </table:table-row>
        <table:table-row>
          <table:table-cell table:style-name="Table13.A1" office:value-type="string">
            <text:p text:style-name="P363">Clear Database Before Load</text:p>
          </table:table-cell>
          <table:table-cell table:style-name="Table13.A1" office:value-type="string">
            <text:p text:style-name="P363">If selected, all RadioCtl data will be cleared before the LOAD operation starts</text:p>
          </table:table-cell>
        </table:table-row>
        <table:table-row>
          <table:table-cell table:style-name="Table13.A1" office:value-type="string">
            <text:p text:style-name="P363">Don’t Skip Empty Channels</text:p>
          </table:table-cell>
          <table:table-cell table:style-name="Table13.A1" office:value-type="string">
            <text:p text:style-name="P363">By default, radio memory channels that are not used are NOT loaded. If this option is selected, these channels will be added to the FREQUENCY database (with a ‘0’ frequency).</text:p>
            <text:p text:style-name="P365">This option has no effect for dynamic (Uniden) radios, as empty channels are NEVER present.</text:p>
          </table:table-cell>
        </table:table-row>
        <table:table-row>
          <table:table-cell table:style-name="Table13.A1" office:value-type="string">
            <text:p text:style-name="P363">Don’t Keep Duplicate <text:span text:style-name="T311">Channels</text:span></text:p>
          </table:table-cell>
          <table:table-cell table:style-name="Table13.A1" office:value-type="string">
            <text:p text:style-name="P363">If selected, <text:span text:style-name="T311">channel numbers</text:span> that are already in the RadioCtl database will NOT result in a new record being added. <text:s/></text:p>
          </table:table-cell>
        </table:table-row>
      </table:table>
      <text:p text:style-name="P362"/>
      <text:p text:style-name="P58"/>
      <text:p text:style-name="P58"/>
      <text:p text:style-name="Horizontal_20_Line"/>
      <text:h text:style-name="P385" text:outline-level="2"><text:bookmark-start text:name="__RefHeading___Toc3263_1148968855"/><text:soft-page-break/>Database Panels<text:bookmark-end text:name="__RefHeading___Toc3263_1148968855"/></text:h>
      <text:p text:style-name="P82"><text:s text:c="2"/>The database panels will display <text:span text:style-name="T156">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6"/>
      <text:p text:style-name="P86"/>
      <text:p text:style-name="P86"/>
      <text:h text:style-name="Heading_20_1" text:outline-level="1"><text:bookmark-start text:name="__RefHeading___Toc7468_695504953"/>GUI Command Line Options<text:bookmark-end text:name="__RefHeading___Toc7468_695504953"/></text:h>
      <text:p text:style-name="P369"><text:s/>If the GUI is started using the command line, there are a few options that can be specified that are used at startup. All options start with '--' and MAY include some additional parameter following the option keyword.</text:p>
      <text:p text:style-name="P369">NOTE: Option keywords ARE case sensitive. </text:p>
      <text:p text:style-name="P369"/>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68">option</text:p>
            </table:table-cell>
            <table:table-cell table:style-name="Table14.A1" office:value-type="string">
              <text:p text:style-name="P368">parameter</text:p>
            </table:table-cell>
            <table:table-cell table:style-name="Table14.A1" office:value-type="string">
              <text:p text:style-name="P368">function</text:p>
            </table:table-cell>
          </table:table-row>
        </table:table-header-rows>
        <table:table-row>
          <table:table-cell table:style-name="Table14.A1" office:value-type="string">
            <text:p text:style-name="P367">--cfg</text:p>
          </table:table-cell>
          <table:table-cell table:style-name="Table14.A1" office:value-type="string">
            <text:p text:style-name="P367">file specification</text:p>
          </table:table-cell>
          <table:table-cell table:style-name="Table14.A1" office:value-type="string">
            <text:p text:style-name="P367">Specify a different configuration file than the default.</text:p>
            <text:p text:style-name="P367">The full specification (including the path to the file) MUST be given. </text:p>
            <text:p text:style-name="P367">EX: <text:span text:style-name="T38">--cfg /mypath/myconfig.conf</text:span></text:p>
          </table:table-cell>
        </table:table-row>
        <table:table-row>
          <table:table-cell table:style-name="Table14.A1" office:value-type="string">
            <text:p text:style-name="P367">--cmd</text:p>
          </table:table-cell>
          <table:table-cell table:style-name="Table14.A1" office:value-type="string">
            <text:p text:style-name="P367">operation</text:p>
          </table:table-cell>
          <table:table-cell table:style-name="Table14.A1" office:value-type="string">
            <text:p text:style-name="P367">Same as pressing one of the operation buttons. </text:p>
            <text:p text:style-name="P367">Valid operations:</text:p>
            <text:p text:style-name="P116"><text:s text:c="3"/>channel_scan</text:p>
            <text:p text:style-name="P116"><text:s text:c="3"/>frequency_scan</text:p>
            <text:p text:style-name="P116"><text:s text:c="3"/>radio_scan</text:p>
            <text:p text:style-name="P116"><text:s text:c="3"/>load</text:p>
            <text:p text:style-name="P367">EX: <text:span text:style-name="T38">--cmd load</text:span></text:p>
          </table:table-cell>
        </table:table-row>
        <table:table-row>
          <table:table-cell table:style-name="Table14.A1" office:value-type="string">
            <text:p text:style-name="P367">--init</text:p>
          </table:table-cell>
          <table:table-cell table:style-name="Table14.A1" office:value-type="string">
            <text:p text:style-name="P367">(none)</text:p>
          </table:table-cell>
          <table:table-cell table:style-name="Table14.A1" office:value-type="string">
            <text:p text:style-name="P367">Clear all options and settings when starting. Settings and options frrom the previous run of the GUI will be ignored.</text:p>
          </table:table-cell>
        </table:table-row>
        <table:table-row>
          <table:table-cell table:style-name="Table14.A1" office:value-type="string">
            <text:p text:style-name="P367">--file</text:p>
          </table:table-cell>
          <table:table-cell table:style-name="Table14.A1" office:value-type="string">
            <text:p text:style-name="P367">file specification</text:p>
          </table:table-cell>
          <table:table-cell table:style-name="Table14.A1" office:value-type="string">
            <text:p text:style-name="P367">Load a RadioCtl data file into the program's database. The full file specification MUST be given. The file must be a valid RadioCtl database file. </text:p>
            <text:p text:style-name="P367">EX: <text:span text:style-name="T38">--file /mypath/myradioctl.csv</text:span></text:p>
          </table:table-cell>
        </table:table-row>
        <table:table-row>
          <table:table-cell table:style-name="Table14.A1" office:value-type="string">
            <text:p text:style-name="P367">--radio</text:p>
          </table:table-cell>
          <table:table-cell table:style-name="Table14.A1" office:value-type="string">
            <text:p text:style-name="P367">radio name</text:p>
          </table:table-cell>
          <table:table-cell table:style-name="Table14.A1" office:value-type="string">
            <text:p text:style-name="P367">Connect to the radio specified. The radio MUST be included in the configuration file.If the radio name is not found in the configuration, then LOCAL will be selected.</text:p>
            <text:p text:style-name="P367">EX:<text:span text:style-name="T38"> --radio IC705</text:span></text:p>
          </table:table-cell>
        </table:table-row>
      </table:table>
      <text:p text:style-name="P369"/>
      <text:p text:style-name="P86"/>
      <text:p text:style-name="P87"/>
      <text:h text:style-name="P380" text:outline-level="1"><text:bookmark-start text:name="__RefHeading___Toc3265_1148968855"/>COMMAND LINE PROGRAM<text:bookmark-end text:name="__RefHeading___Toc3265_1148968855"/></text:h>
      <text:p text:style-name="P88">A separate command line program is provided that allows for processing RadioCtl files, Storing values into radio memories, Reading values from radio memories, and updating SD cards. </text:p>
      <text:p text:style-name="P88"/>
      <text:p text:style-name="P88">To start the command line program issue the following command from a terminal:</text:p>
      <text:p text:style-name="P131"><text:s text:c="4"/><text:span text:style-name="T34">cd /</text:span>directory_where_program_was_placed</text:p>
      <text:p text:style-name="P88"><text:s text:c="3"/><text:span text:style-name="T38"><text:s/></text:span><text:span text:style-name="T34">radiowrite</text:span><text:span text:style-name="T1"> </text:span><text:s/><text:span text:style-name="T38">cmd <text:s/></text:span><text:span text:style-name="T45">input1 </text:span><text:span text:style-name="T38"><text:s/></text:span><text:span text:style-name="T45">input2</text:span><text:span text:style-name="T38"> ... options</text:span></text:p>
      <text:p text:style-name="P10">'<text:span text:style-name="T38">cmd</text:span>' is a specific command, and '<text:span text:style-name="T90">input</text:span>' is <text:span text:style-name="T165">a file specification <text:s/>or radio name</text:span>. <text:span text:style-name="T165">Any input specification that contains a blank MUST be surrounded by quotes (ex: </text:span><text:span text:style-name="T45">"Input With Blank"</text:span><text:span text:style-name="T165">). If the input is a file specification, the full path of the file MUST be included if the file does not reside in the current directory. </text:span><text:span text:style-name="T157">Not all commands require a</text:span><text:span text:style-name="T165">n input</text:span><text:span text:style-name="T157">, and not all commands can process multiple </text:span><text:span text:style-name="T165">inputs</text:span><text:span text:style-name="T157">, Options follow the Unix standard of '-' for single letter and '--' for </text:span><text:s/><text:span text:style-name="T157">word options.</text:span></text:p>
      <text:p text:style-name="P10"/>
      <text:p text:style-name="P11">Any files created by these commands will be placed in a directory chosen in the following order:</text:p>
      <text:p text:style-name="P11"><text:s/></text:p>
      <text:list xml:id="list3036767875" text:style-name="L7">
        <text:list-item>
          <text:p text:style-name="P433">If the<text:span text:style-name="T38"> --dir</text:span> option is specified <text:span text:style-name="T290">on the command</text:span>, <text:span text:style-name="T290">output will be placed there.</text:span></text:p>
        </text:list-item>
        <text:list-item>
          <text:p text:style-name="P434">If <text:span text:style-name="T38">--radio</text:span> option specified <text:span text:style-name="T290">(</text:span><text:span text:style-name="T289">or the radio </text:span><text:span text:style-name="T81">name</text:span><text:span text:style-name="T289"> is part of the command</text:span><text:span text:style-name="T290">)</text:span><text:span text:style-name="T289">, </text:span><text:s/>and ‘<text:span text:style-name="T38">sdir</text:span>’ is included <text:span text:style-name="T288">in the configuration file </text:span>for that radio, <text:span text:style-name="T289">this will be th</text:span><text:span text:style-name="T290">e directory where files will be placed.</text:span></text:p>
          <text:p text:style-name="P434">If multiple<text:span text:style-name="T38"> --radio</text:span> options specified, the first one ONLY will be used.</text:p>
          <text:p text:style-name="P433">Some commands may also search for ‘sdir’ in radios of a specific model even if the --radio option is not specified.</text:p>
        </text:list-item>
        <text:list-item>
          <text:p text:style-name="P434">If there is a ‘<text:span text:style-name="T38">tempdir</text:span>’ option specified in the control file, <text:span text:style-name="T287">it will be used.</text:span></text:p>
          <text:p text:style-name="P434"/>
        </text:list-item>
      </text:list>
      <text:p text:style-name="P12"><text:span text:style-name="T96">If all of the above are blank/not set, then </text:span><text:span text:style-name="T103">the output directory will be </text:span><text:span text:style-name="T34">radioctl</text:span><text:span text:style-name="T96"> in the User’s HOME directory.</text:span></text:p>
      <text:p text:style-name="P15"/>
      <text:p text:style-name="P16">If the determined directory does not exist. the program will attempt to create it. If the selected directory CANNOT be created, the command will terminate.</text:p>
      <text:p text:style-name="P15"/>
      <text:p text:style-name="P17">Commands to generate SD-Card data will also create additional sub-directories in the selected directory. <text:s/>These sub-directories will mimic the structure of the Radio’s SD-Card.</text:p>
      <text:p text:style-name="P84"/>
      <text:h text:style-name="P386" text:outline-level="2"><text:bookmark-start text:name="__RefHeading___Toc4493_1341067211"/>BLOCKS<text:bookmark-end text:name="__RefHeading___Toc4493_1341067211"/></text:h>
      <text:p text:style-name="P105"><text:span text:style-name="T38">Inputs:</text:span> <text:span text:style-name="T273">Name of radio. Must be either a Uniden BCD325P2 or a Uniden BCD396T model.</text:span></text:p>
      <text:p text:style-name="P306"/>
      <text:p text:style-name="P306"><text:s/><text:span text:style-name="T273">BLOCKS command will generate a list of ALL defined ‘blocks’ for each system in the specified radio. The report will include the amount of memory used, and the address for each of the allocated blocks for each system.</text:span></text:p>
      <text:p text:style-name="P155"/>
      <text:p text:style-name="P305"><text:span text:style-name="T100">T</text:span><text:span text:style-name="T96">he output filename will be </text:span><text:span text:style-name="T89">radio_name</text:span><text:span text:style-name="T96">-blocks.txt, where </text:span><text:span text:style-name="T89">radio_name</text:span><text:span text:style-name="T96"> is the name given as the input.</text:span></text:p>
      <text:p text:style-name="P159"/>
      <text:p text:style-name="P155"/>
      <text:p text:style-name="P305"><text:span text:style-name="T100">T</text:span><text:span text:style-name="T96">he following options are defined for the BLOCKS operation:</text:span></text:p>
      <text:p text:style-name="P156"><text:s/></text:p>
      <table:table table:name="Table9" table:style-name="Table9">
        <table:table-column table:style-name="Table9.A"/>
        <table:table-column table:style-name="Table9.B"/>
        <table:table-header-rows>
          <table:table-row>
            <table:table-cell table:style-name="Table9.A1" office:value-type="string">
              <text:p text:style-name="P304">option</text:p>
            </table:table-cell>
            <table:table-cell table:style-name="Table9.A1" office:value-type="string">
              <text:p text:style-name="P304">description</text:p>
            </table:table-cell>
          </table:table-row>
        </table:table-header-rows>
        <table:table-row>
          <table:table-cell table:style-name="Table9.A1" office:value-type="string">
            <text:p text:style-name="P178"><text:span text:style-name="T38">--dir</text:span> directory</text:p>
          </table:table-cell>
          <table:table-cell table:style-name="Table9.A1" office:value-type="string">
            <text:p text:style-name="P179">Directory to place output into. Overrides the <text:span text:style-name="T290">standard </text:span><text:span text:style-name="T289">directory selection.</text:span><text:span text:style-name="T168"> </text:span></text:p>
          </table:table-cell>
        </table:table-row>
        <table:table-row>
          <table:table-cell table:style-name="Table9.A1" office:value-type="string">
            <text:p text:style-name="P113">--<text:span text:style-name="T273">notrunk</text:span></text:p>
          </table:table-cell>
          <table:table-cell table:style-name="Table9.A1" office:value-type="string">
            <text:p text:style-name="P303">Don’t include TRUNKED systems</text:p>
          </table:table-cell>
        </table:table-row>
        <table:table-row>
          <table:table-cell table:style-name="Table9.A1" office:value-type="string">
            <text:p text:style-name="P113">--<text:span text:style-name="T273">raw</text:span></text:p>
          </table:table-cell>
          <table:table-cell table:style-name="Table9.A1" office:value-type="string">
            <text:p text:style-name="P303">Include the raw output from the radio. Used primarily for debugging this program.</text:p>
          </table:table-cell>
        </table:table-row>
      </table:table>
      <text:p text:style-name="P156"><text:soft-page-break/></text:p>
      <text:p text:style-name="P291"/>
      <text:p text:style-name="P97"/>
      <text:h text:style-name="P387" text:outline-level="2"><text:bookmark-start text:name="__RefHeading___Toc3269_1148968855"/>CSV2<text:span text:style-name="T184">ICOM</text:span><text:bookmark-end text:name="__RefHeading___Toc3269_1148968855"/></text:h>
      <text:p text:style-name="P103"><text:span text:style-name="T38">Inputs:</text:span> One or more file specifications.</text:p>
      <text:p text:style-name="P103"/>
      <text:p text:style-name="P98">This command will convert one or more CSV files to<text:span text:style-name="T185"> </text:span><text:span text:style-name="T48">.csv</text:span><text:span text:style-name="T162"> </text:span>file<text:span text:style-name="T162">s</text:span> for <text:span text:style-name="T162">ICOM</text:span> radio<text:span text:style-name="T184">s</text:span>. The destination files are intended to be used in the SD card that the radio<text:span text:style-name="T184">s</text:span> load systems from. <text:span text:style-name="T184"><text:s/></text:span><text:span text:style-name="T185">Output files will be named: </text:span><text:span text:style-name="T12">IC</text:span><text:span text:style-name="T49">model</text:span><text:span text:style-name="T12">-group-</text:span><text:span text:style-name="T185">xx.</text:span><text:span text:style-name="T12">csv</text:span><text:span text:style-name="T185"> and </text:span><text:span text:style-name="T12">IC</text:span><text:span text:style-name="T49">model</text:span><text:span text:style-name="T12">-all.csv</text:span><text:span text:style-name="T99">, where '</text:span><text:span text:style-name="T92">model</text:span><text:span text:style-name="T99">' is the model of radio (R30/705/etc) and 'xx' is the group (00-99). The 'xx' files are intended to be used for loading one group. The 'all' files are for loading the entire radio's memory. </text:span></text:p>
      <text:p text:style-name="P100"><text:span text:style-name="T14">Warning</text:span><text:span text:style-name="T100">: T</text:span><text:span text:style-name="T99">he IC-705 will erase the ENTIRE memory even if only one group is loaded.</text:span></text:p>
      <text:p text:style-name="P153"/>
      <text:p text:style-name="P323"><text:span text:style-name="T96"><text:s/></text:span><text:span text:style-name="T104">If the </text:span><text:span text:style-name="T94">--radio</text:span><text:span text:style-name="T104"> option is not used, the directory selection will include the first ICOM model found in the configuration list.</text:span></text:p>
      <text:p text:style-name="P157"/>
      <text:p text:style-name="P322"><text:span text:style-name="T96"><text:s text:c="2"/></text:span><text:span text:style-name="T99">T</text:span><text:span text:style-name="T96">he directory structure created in this sub-directory will </text:span><text:span text:style-name="T102">be</text:span><text:span text:style-name="T96">:<text:line-break/> <text:s text:c="10"/></text:span><text:span text:style-name="T89">../</text:span><text:span text:style-name="T93">ICOM_SD_FILES</text:span><text:span text:style-name="T89">{model}/Csv/Memory/Ch </text:span></text:p>
      <text:p text:style-name="P14">where '{model}' is IC-R30, IC-705 or IC-R8600.</text:p>
      <text:p text:style-name="P98"/>
      <text:p text:style-name="P95"/>
      <text:p text:style-name="P99">The files generated are intended to be transferred to an SD card that the <text:span text:style-name="T184">ICOM radio</text:span> can read. These files can then be used to program the various groups and frequencies in the radio. <text:s/>Because the ICOM <text:span text:style-name="T293">IC-</text:span>R30 does NOT have any direct commands for storing memory, this is the ONLY way that RadioCtl can be used to set memory channels<text:span text:style-name="T184"> in this radio.</text:span><text:span text:style-name="T195"> </text:span></text:p>
      <text:p text:style-name="P99"/>
      <text:p text:style-name="P323">Only IC-R30, IC-705 and IC-R8600 support SD cards</text:p>
      <text:p text:style-name="P95"/>
      <text:p text:style-name="P102">The following options are recognized for the CSV2<text:span text:style-name="T184">ICOM</text:span> command:</text:p>
      <text:p text:style-name="P95"/>
      <text:p text:style-name="P224">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177">option</text:p>
          </table:table-cell>
          <table:table-cell table:style-name="Table2.A1" office:value-type="string">
            <text:p text:style-name="P177">description</text:p>
          </table:table-cell>
        </table:table-row>
        <table:table-row>
          <table:table-cell table:style-name="Table2.A1" office:value-type="string">
            <text:p text:style-name="P178"><text:span text:style-name="T38">--dir</text:span> directory</text:p>
          </table:table-cell>
          <table:table-cell table:style-name="Table2.A1" office:value-type="string">
            <text:p text:style-name="P179">Directory to place output into. Overrides any<text:span text:style-name="T168"> defaults </text:span><text:span text:style-name="T285">for output directory.</text:span></text:p>
          </table:table-cell>
        </table:table-row>
        <table:table-row>
          <table:table-cell table:style-name="Table2.A1" office:value-type="string">
            <text:p text:style-name="P219">--<text:span text:style-name="T38">radio </text:span><text:span text:style-name="T107">model</text:span></text:p>
          </table:table-cell>
          <table:table-cell table:style-name="Table2.A1" office:value-type="string">
            <text:p text:style-name="P219">Radio to generate output for. The model MUST be ICR30, IC705 or R8600. </text:p>
            <text:p text:style-name="P219">More than one -<text:span text:style-name="T38">-radio</text:span> option can be specified. </text:p>
            <text:p text:style-name="P219">If not given, the output for all of these radios will be generated.</text:p>
          </table:table-cell>
        </table:table-row>
      </table:table>
      <text:p text:style-name="P95"/>
      <text:p text:style-name="P95"/>
      <text:p text:style-name="P95"/>
      <text:h text:style-name="P387" text:outline-level="2"><text:bookmark-start text:name="__RefHeading___Toc3271_1148968855"/>CSV2<text:span text:style-name="T252">HPD</text:span><text:bookmark-end text:name="__RefHeading___Toc3271_1148968855"/></text:h>
      <text:p text:style-name="P103"><text:span text:style-name="T38">Inputs:</text:span> One or more file specifications.</text:p>
      <text:p text:style-name="P103"/>
      <text:p text:style-name="P101">This command will convert one or more CSV files to <text:s/><text:span text:style-name="T38"><text:s/>.hpd</text:span> file<text:span text:style-name="T253">s</text:span> for Uniden SDS radios. The destination files are intended to be used in the SD card that the radio loads systems from. <text:span text:style-name="T293">See the documentation file </text:span><text:span text:style-name="T35">RadioCtl-Data Files.odt</text:span><text:span text:style-name="T293"> for the file and record format for the input.</text:span></text:p>
      <text:p text:style-name="P101"/>
      <text:p text:style-name="P101"><text:span text:style-name="T253">Each </text:span><text:span text:style-name="T15">SYSTEM</text:span><text:span text:style-name="T253"> record in the input file (or files) results in one ‘f_xxxxxx.hpd’ file in the output directory. (‘xxxxxx’ is a number from ‘000000’ to ‘999999’). <text:s/>The number used will will either be taken from the ‘hpd’ </text:span><text:soft-page-break/><text:span text:style-name="T253">key in the </text:span><text:span text:style-name="T15">SYSTEM</text:span><text:span text:style-name="T253"> record of the input file, or defined (in sequence) starting with ‘000000’.</text:span></text:p>
      <text:p text:style-name="P101"/>
      <text:p text:style-name="P288">All <text:span text:style-name="T1">SYSTEM</text:span> records MUST have a quick-key defined. If one is NOT defined, the output for that system will NOT be generated. The ‘<text:span text:style-name="T38">Favorites</text:span>’ quick-key for that system will be assigned to th<text:span text:style-name="T254">e same quick-key. If the </text:span><text:span text:style-name="T18">SYSTEM</text:span><text:span text:style-name="T254"> record <text:s/>‘</text:span><text:span text:style-name="T71">valid</text:span><text:span text:style-name="T254">’ key is TRUE, then the quick-key for the System &amp; Favorites will be turned on. Otherwise the quick-key will be turned off. </text:span><text:span text:style-name="T293">However, if the key ‘</text:span><text:span text:style-name="T84">turnqk</text:span><text:span text:style-name="T293">’ is specified in the </text:span><text:span text:style-name="T20">SYSTEM</text:span><text:span text:style-name="T293"> record, the quick-key will be turned On or Off based on the value of this key. </text:span></text:p>
      <text:p text:style-name="P288"/>
      <text:p text:style-name="P290">All <text:span text:style-name="T1">SITE</text:span> records MUST have a quick-key defined. If one is NOT defined, output for that site will NOT be generated. If the <text:span text:style-name="T1">SITE</text:span> ‘valid’ key is true, the <text:span text:style-name="T38">Department</text:span> quick-key for that site will be turned on. Otherwise the quick-key will be turned off. <text:span text:style-name="T293">However, if the key ‘</text:span><text:span text:style-name="T84">turnqk</text:span><text:span text:style-name="T293">’ or the key ‘</text:span><text:span text:style-name="T84">turndqk</text:span><text:span text:style-name="T293">’ is specified in the </text:span><text:span text:style-name="T20">SITE</text:span><text:span text:style-name="T293"> record, the quick-key will be turned On or Off based on the value of this key. </text:span></text:p>
      <text:p text:style-name="P289"/>
      <text:p text:style-name="P290">All <text:span text:style-name="T1">GROU</text:span>P records SHOULD have a quick-key defined. If one is NOT defined, the group CANNOT be selected by the radio. If the <text:span text:style-name="T16">GROUP</text:span> ‘valid’ key is true, the <text:span text:style-name="T38">Department</text:span> quick-key for that site will be turned on. Otherwise the quick-key will be turned off. <text:span text:style-name="T293">However, if the key ‘</text:span><text:span text:style-name="T84">turnqk</text:span><text:span text:style-name="T293">’ or the key ‘</text:span><text:span text:style-name="T84">turndqk</text:span><text:span text:style-name="T293">’ is specified in the </text:span><text:span text:style-name="T20">GROUP</text:span><text:span text:style-name="T293"> record, the quick-key will be turned On or Off based on the value of this key. </text:span></text:p>
      <text:p text:style-name="P289"/>
      <text:p text:style-name="P289"/>
      <text:p text:style-name="P289"><text:span text:style-name="T1">NOTE: Quick</text:span>-keys for <text:span text:style-name="T1">SITE</text:span> and <text:span text:style-name="T1">GROUP</text:span> definitions are both assigned to <text:span text:style-name="T38">Department</text:span> quick-keys. Care needs to be taken NOT to assign the same key for <text:span text:style-name="T1">SITE</text:span> and <text:span text:style-name="T1">GROUP</text:span><text:span text:style-name="T120">.</text:span></text:p>
      <text:p text:style-name="P13"/>
      <text:p text:style-name="P160">For directory selection, the command will also include any ‘<text:span text:style-name="T38">sdir</text:span>’ in the first Uniden ‘SDSx00’ radio defined in the configuration file. </text:p>
      <text:list text:continue-numbering="true" text:style-name="L7">
        <text:list-header>
          <text:p text:style-name="P435"/>
        </text:list-header>
      </text:list>
      <text:p text:style-name="P324">Files created in th<text:span text:style-name="T291">e output</text:span> directory will be placed in <text:span text:style-name="T291">the sub-directory</text:span> <text:span text:style-name="T38">../</text:span><text:span text:style-name="T82">BCDx36HP/favorites_lists/</text:span><text:span text:style-name="T286"><text:line-break/> </text:span><text:span text:style-name="T291">This mimics the structure of the SD Card for SDS100/SDS200 radios.</text:span></text:p>
      <text:p text:style-name="P101"/>
      <text:p text:style-name="P292">Before the routine starts, any ‘<text:span text:style-name="T38">f-list.cfg</text:span>’ file in the output <text:span text:style-name="T264">directory </text:span>will be read. This file contains quick-key settings for each ‘favorite’ file, along with the system quick-keys. Any existing record in this file for a generated <text:span text:style-name="T38">.hpd</text:span> file will be updated. If the ‘<text:span text:style-name="T38">f-list.cfg</text:span>’ file does not exist, a new one will be generated. <text:s/></text:p>
      <text:p text:style-name="P101"/>
      <text:p text:style-name="P293">These files are designed to transfer directly to the <text:span text:style-name="T38">../favorites</text:span> <text:s/>directory of the Radio's SD card when that card is mounted (internally or through the USB) on the computer.</text:p>
      <text:p text:style-name="P293"><text:line-break/>Note that the SD100 &amp; SD200 radios do NOT contain any internal memory. All settings and programming reside on the SD card. Because of this, <text:span text:style-name="T268">the </text:span><text:span text:style-name="T1">CSV2HPD</text:span> <text:span text:style-name="T268">command</text:span> is the ONLY way that RadioCtl can create the various systems for the radio. </text:p>
      <text:p text:style-name="P95"/>
      <text:p text:style-name="P102">The following options are recognized for the CSV2HPD command:</text:p>
      <text:p text:style-name="P95"/>
      <text:p text:style-name="P224">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177">option</text:p>
          </table:table-cell>
          <table:table-cell table:style-name="Table10.A1" office:value-type="string">
            <text:p text:style-name="P177">description</text:p>
          </table:table-cell>
        </table:table-row>
        <table:table-row>
          <table:table-cell table:style-name="Table10.A1" office:value-type="string">
            <text:p text:style-name="P178"><text:span text:style-name="T38">--dir</text:span> directory</text:p>
          </table:table-cell>
          <table:table-cell table:style-name="Table10.A1" office:value-type="string">
            <text:p text:style-name="P179">Directory to place output into. Overrides <text:span text:style-name="T291">the directory selection.</text:span></text:p>
          </table:table-cell>
        </table:table-row>
        <table:table-row>
          <table:table-cell table:style-name="Table10.A1" office:value-type="string">
            <text:p text:style-name="P96"><text:span text:style-name="T38">--hpd</text:span> n</text:p>
          </table:table-cell>
          <table:table-cell table:style-name="Table10.A1" office:value-type="string">
            <text:p text:style-name="P96">Set the <text:span text:style-name="T255">first </text:span><text:span text:style-name="T256">unassigned index</text:span>. 'n' must be a number between 0 and 999999. <text:span text:style-name="T255">If the SYSTEM record does NOT contain an ‘hpd’ key, t</text:span>he output file name will be set based on this index. <text:span text:style-name="T255">Indexes will be assigned incrementally.</text:span></text:p>
            <text:p text:style-name="P284">If this option is not specified, SYSTEM records without specified <text:span text:style-name="T38">hpd</text:span> values will be assigned numbers starting with 0.</text:p>
            <text:p text:style-name="P283"/>
            <text:p text:style-name="P96">ex: <text:span text:style-name="T38">--hpd 3</text:span> <text:s/>option results in <text:span text:style-name="T255">an</text:span> output file <text:span text:style-name="T38">f_000003.hp</text:span><text:span text:style-name="T72">d </text:span><text:span text:style-name="T116">for the next SYSTEM without an ‘hpd’ setting. </text:span></text:p>
          </table:table-cell>
        </table:table-row>
        <text:soft-page-break/>
        <table:table-row>
          <table:table-cell table:style-name="Table10.A1" office:value-type="string">
            <text:p text:style-name="P96">--<text:span text:style-name="T256">force</text:span></text:p>
          </table:table-cell>
          <table:table-cell table:style-name="Table10.A1" office:value-type="string">
            <text:p text:style-name="P284">Force assignment of <text:span text:style-name="T38">hpd</text:span> numbers <text:span text:style-name="T257">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95"/>
      <text:h text:style-name="P388" text:outline-level="2"><text:bookmark-start text:name="__RefHeading___Toc3277_1148968855"/>FETCH<text:bookmark-end text:name="__RefHeading___Toc3277_1148968855"/></text:h>
      <text:p text:style-name="P106"><text:span text:style-name="T38">Inputs:</text:span> <text:span text:style-name="T166">Name of radio to read</text:span></text:p>
      <text:p text:style-name="P106"/>
      <text:p text:style-name="P108">This command will extract information from <text:span text:style-name="T167">all or part of </text:span>the memories of the radio specified. The output will be a RadioCtl .csv file. <text:span text:style-name="T158">The output file</text:span><text:span text:style-name="T161"> name </text:span><text:span text:style-name="T292">will be</text:span><text:span text:style-name="T161"> </text:span><text:span text:style-name="T83">radio_name</text:span><text:span text:style-name="T161">.csv. <text:s/></text:span></text:p>
      <text:p text:style-name="P108"/>
      <text:p text:style-name="P158"/>
      <text:p text:style-name="P119">Depending on the radio and the options, this command can take as long as 2 or 3 minutes to complete.</text:p>
      <text:p text:style-name="P108"/>
      <text:p text:style-name="P338"/>
      <text:p text:style-name="P9"/>
      <text:p text:style-name="P6">The following options are recognized for the <text:span text:style-name="T282">FETCH</text:span> command:</text:p>
      <text:p text:style-name="P6"/>
      <table:table table:name="Table11" table:style-name="Table11">
        <table:table-column table:style-name="Table11.A"/>
        <table:table-column table:style-name="Table11.B"/>
        <table:table-header-rows>
          <table:table-row>
            <table:table-cell table:style-name="Table11.A1" office:value-type="string">
              <text:p text:style-name="P182">option</text:p>
            </table:table-cell>
            <table:table-cell table:style-name="Table11.A1" office:value-type="string">
              <text:p text:style-name="P182">description</text:p>
            </table:table-cell>
          </table:table-row>
        </table:table-header-rows>
        <table:table-row>
          <table:table-cell table:style-name="Table11.A1" office:value-type="string">
            <text:p text:style-name="P114">--<text:span text:style-name="T247">append</text:span></text:p>
          </table:table-cell>
          <table:table-cell table:style-name="Table11.A1" office:value-type="string">
            <text:p text:style-name="P327">Append data to any existing file. The default is to replace any existing file.</text:p>
          </table:table-cell>
        </table:table-row>
        <table:table-row>
          <table:table-cell table:style-name="Table11.A1" office:value-type="string">
            <text:p text:style-name="P328">-<text:span text:style-name="T38">-count</text:span> n</text:p>
          </table:table-cell>
          <table:table-cell table:style-name="Table11.A1" office:value-type="string">
            <text:p text:style-name="P328">Count of systems or channels to process. For Uniden radios, this will be the number of systems returned. For all other radios, it will be the number of channels.</text:p>
          </table:table-cell>
        </table:table-row>
        <table:table-row>
          <table:table-cell table:style-name="Table11.A1" office:value-type="string">
            <text:p text:style-name="P181"><text:span text:style-name="T38">--dir</text:span> directory</text:p>
          </table:table-cell>
          <table:table-cell table:style-name="Table11.A1" office:value-type="string">
            <text:p text:style-name="P181">Directory to place output into. Overrides the standard search order.</text:p>
          </table:table-cell>
        </table:table-row>
        <table:table-row>
          <table:table-cell table:style-name="Table11.A1" office:value-type="string">
            <text:p text:style-name="P93">-<text:span text:style-name="T38">f|--filename</text:span> filename</text:p>
          </table:table-cell>
          <table:table-cell table:style-name="Table11.A1" office:value-type="string">
            <text:p text:style-name="P93">The filename for the output. The default filename is <text:span text:style-name="T292">the name of the radio.</text:span> Filename should NOT include any path or exten<text:span text:style-name="T296">s</text:span>ion.</text:p>
          </table:table-cell>
        </table:table-row>
        <table:table-row>
          <table:table-cell table:style-name="Table11.A1" office:value-type="string">
            <text:p text:style-name="P329">-<text:span text:style-name="T38">-</text:span><text:span text:style-name="T69">first</text:span><text:span text:style-name="T38"> </text:span><text:span text:style-name="T246">n</text:span></text:p>
          </table:table-cell>
          <table:table-cell table:style-name="Table11.A1" office:value-type="string">
            <text:p text:style-name="P330">The First system number to read. </text:p>
            <text:p text:style-name="P327">The number specified must be an integer &gt; 0</text:p>
            <text:p text:style-name="P330">System numbers are based on the order in which they are stored in the radio. </text:p>
            <text:p text:style-name="P330">Used with Uniden Dynamic Radios only.</text:p>
          </table:table-cell>
        </table:table-row>
        <table:table-row>
          <table:table-cell table:style-name="Table11.A1" office:value-type="string">
            <text:p text:style-name="P329">--<text:span text:style-name="T248">globals</text:span></text:p>
          </table:table-cell>
          <table:table-cell table:style-name="Table11.A1" office:value-type="string">
            <text:p text:style-name="P331">Also get information from the radio on information relating to search and various settings that are <text:s/>not specific to any ‘channel’</text:p>
            <text:p text:style-name="P331">Additional records that are added to the output file will d<text:span text:style-name="T296">e</text:span>pend on the particular radio.</text:p>
          </table:table-cell>
        </table:table-row>
        <table:table-row>
          <table:table-cell table:style-name="Table11.A1" office:value-type="string">
            <text:p text:style-name="P181"><text:span text:style-name="T38">-</text:span><text:span text:style-name="T76">i|--irenum</text:span><text:span text:style-name="T274"> x</text:span></text:p>
          </table:table-cell>
          <table:table-cell table:style-name="Table11.A1" office:value-type="string">
            <text:p text:style-name="P310">Renumber channels using ICOM Group channel specification (GGCC).</text:p>
            <text:p text:style-name="P310">‘GG’ is the group number, and ‘CC’ is the channel number.</text:p>
            <text:p text:style-name="P310">Group number will be assigned sequentially starting with ‘00’</text:p>
            <text:p text:style-name="P310"><text:span text:style-name="T275">‘</text:span><text:span text:style-name="T266">x’ is an optional value for the first channel number </text:span>in each group.</text:p>
            <text:p text:style-name="P300">If ‘x’ is omitted, the channel renumber starts at ‘0’.</text:p>
            <text:p text:style-name="P300">If ‘x’ is less than 0, all channel numbers will be set to -1 (not used).</text:p>
            <text:p text:style-name="P310">If renumbering a group results in a channel number greater than 99, that channel will be set to -1 (not used).</text:p>
            <text:p text:style-name="P312">This option should NOT be used if <text:s/><text:span text:style-name="T38">--renum</text:span> specified. </text:p>
          </table:table-cell>
        </table:table-row>
        <table:table-row>
          <table:table-cell table:style-name="Table11.A1" office:value-type="string">
            <text:p text:style-name="P181">--<text:span text:style-name="T38">keyformat</text:span></text:p>
          </table:table-cell>
          <table:table-cell table:style-name="Table11.A1" office:value-type="string">
            <text:p text:style-name="P181">Output records will be in the form: <text:span text:style-name="T38">keyword=value</text:span>, rather than positional fields.</text:p>
            <text:p text:style-name="P332">Note: For trunked systems, the '<text:span text:style-name="T38">freq'</text:span> records will always be in <text:span text:style-name="T38">keyword=value</text:span> format, as most of the positional fields in this record are not used for these systems.</text:p>
          </table:table-cell>
        </table:table-row>
        <table:table-row>
          <table:table-cell table:style-name="Table11.A1" office:value-type="string">
            <text:p text:style-name="P181">--<text:span text:style-name="T248">nocomment</text:span></text:p>
          </table:table-cell>
          <table:table-cell table:style-name="Table11.A1" office:value-type="string">
            <text:p text:style-name="P331">Do NOT generate ‘<text:span text:style-name="T70">freq</text:span><text:span text:style-name="T249">’ record comments after the end of each set of ‘</text:span><text:span text:style-name="T70">group</text:span><text:span text:style-name="T249">’ records .</text:span></text:p>
          </table:table-cell>
        </table:table-row>
        <table:table-row>
          <table:table-cell table:style-name="Table11.A1" office:value-type="string">
            <text:p text:style-name="P110">--<text:span text:style-name="T249">nohdr</text:span></text:p>
          </table:table-cell>
          <table:table-cell table:style-name="Table11.A1" office:value-type="string">
            <text:p text:style-name="P333">Do not generate header records. This option will be forced if –<text:span text:style-name="T38">append</text:span> option specified.</text:p>
          </table:table-cell>
        </table:table-row>
        <table:table-row>
          <table:table-cell table:style-name="Table11.A1" office:value-type="string">
            <text:p text:style-name="P110">--<text:span text:style-name="T250">notrunk</text:span></text:p>
          </table:table-cell>
          <table:table-cell table:style-name="Table11.A1" office:value-type="string">
            <text:p text:style-name="P334">Only read conventional systems.</text:p>
            <text:p text:style-name="P334">This option is only used for Uniden Dynamic Radios. </text:p>
            <text:p text:style-name="P334">All other radios use only conventional systems.</text:p>
          </table:table-cell>
        </table:table-row>
        <text:soft-page-break/>
        <table:table-row>
          <table:table-cell table:style-name="Table11.A1" office:value-type="string">
            <text:p text:style-name="P110">-o</text:p>
          </table:table-cell>
          <table:table-cell table:style-name="Table11.A1" office:value-type="string">
            <text:p text:style-name="P181">Overwrite any existing file without prompting.</text:p>
          </table:table-cell>
        </table:table-row>
        <table:table-row>
          <table:table-cell table:style-name="Table11.A1" office:value-type="string">
            <text:p text:style-name="P222">-<text:span text:style-name="T38">-posformat</text:span> </text:p>
          </table:table-cell>
          <table:table-cell table:style-name="Table11.A1" office:value-type="string">
            <text:p text:style-name="P222">All output records will be in positional format <text:span text:style-name="T248">(Including Trunked Systems).</text:span></text:p>
          </table:table-cell>
        </table:table-row>
        <table:table-row>
          <table:table-cell table:style-name="Table11.A1" office:value-type="string">
            <text:p text:style-name="P181"><text:span text:style-name="T38">-q</text:span> <text:span text:style-name="T249">n</text:span></text:p>
          </table:table-cell>
          <table:table-cell table:style-name="Table11.A1" office:value-type="string">
            <text:p text:style-name="P181">Change <text:span text:style-name="T249">a</text:span>l<text:span text:style-name="T249">l </text:span><text:span text:style-name="T70">S</text:span><text:span text:style-name="T42">YSTEM</text:span> <text:span text:style-name="T159">and</text:span> <text:span text:style-name="T42">SITE</text:span> quick-keys to the <text:span text:style-name="T250">number indicated. ‘n’ must be an integer between 0 and 99.</text:span></text:p>
            <text:p text:style-name="P333">This is used ONLY with Uniden Dynamic Radios.</text:p>
          </table:table-cell>
        </table:table-row>
        <table:table-row>
          <table:table-cell table:style-name="Table11.A1" office:value-type="string">
            <text:p text:style-name="P110">--renum <text:span text:style-name="T117">x</text:span></text:p>
          </table:table-cell>
          <table:table-cell table:style-name="Table11.A1" office:value-type="string">
            <text:p text:style-name="P181">Renumber the channels. ‘<text:span text:style-name="T266">x’ is an optional value for the first channel number.</text:span></text:p>
            <text:p text:style-name="P300">If ‘x’ is omitted, the channel renumber starts at ‘0’. </text:p>
            <text:p text:style-name="P300">If ‘x’ is less than 0, all channel numbers will be set to -1 (not used).</text:p>
            <text:p text:style-name="P312">This option should NOT be used if <text:span text:style-name="T38">--irenum </text:span>specified. </text:p>
          </table:table-cell>
        </table:table-row>
        <table:table-row>
          <table:table-cell table:style-name="Table11.A1" office:value-type="string">
            <text:p text:style-name="P110">-s</text:p>
          </table:table-cell>
          <table:table-cell table:style-name="Table11.A1" office:value-type="string">
            <text:p text:style-name="P181">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able:table-row>
          <table:table-cell table:style-name="Table11.A1" office:value-type="string">
            <text:p text:style-name="P110">--<text:span text:style-name="T284">search</text:span></text:p>
          </table:table-cell>
          <table:table-cell table:style-name="Table11.A1" office:value-type="string">
            <text:p text:style-name="P321">Also get search channels from the radio. </text:p>
            <text:p text:style-name="P321"><text:span text:style-name="T1">NOTE</text:span>: Only functional with Uniden BCD325P2 and BCD396T Radios.</text:p>
          </table:table-cell>
        </table:table-row>
        <table:table-row>
          <table:table-cell table:style-name="Table11.A1" office:value-type="string">
            <text:p text:style-name="P110">--<text:span text:style-name="T250">skip</text:span></text:p>
          </table:table-cell>
          <table:table-cell table:style-name="Table11.A1" office:value-type="string">
            <text:p text:style-name="P334">Skip empty channels. Normally <text:span text:style-name="T251">empty channels are saved with a frequency equal to 0.</text:span></text:p>
          </table:table-cell>
        </table:table-row>
        <table:table-row>
          <table:table-cell table:style-name="Table11.A1" office:value-type="string">
            <text:p text:style-name="P110">--<text:span text:style-name="T284">toneout</text:span></text:p>
          </table:table-cell>
          <table:table-cell table:style-name="Table11.A1" office:value-type="string">
            <text:p text:style-name="P321">Also get tone-out information from the radio.</text:p>
            <text:p text:style-name="P321"><text:span text:style-name="T1">NOTE</text:span>: Only functional with Uniden BCD325P2 and BCD396T Radios.</text:p>
          </table:table-cell>
        </table:table-row>
        <table:table-row>
          <table:table-cell table:style-name="Table11.A1" office:value-type="string">
            <text:p text:style-name="P110">-z|--Hz</text:p>
          </table:table-cell>
          <table:table-cell table:style-name="Table11.A1" office:value-type="string">
            <text:p text:style-name="P181">Store frequencies in Hz. The default is in MHz</text:p>
          </table:table-cell>
        </table:table-row>
      </table:table>
      <text:p text:style-name="P6"/>
      <text:p text:style-name="P95"/>
      <text:h text:style-name="P389" text:outline-level="2"><text:bookmark-start text:name="__RefHeading___Toc3275_1148968855"/>HPD2CSV<text:bookmark-end text:name="__RefHeading___Toc3275_1148968855"/></text:h>
      <text:p text:style-name="P106"><text:span text:style-name="T38">Inputs:</text:span> One <text:s/>file specification.</text:p>
      <text:p text:style-name="P106"/>
      <text:p text:style-name="P325"><text:s/>This will convert<text:span text:style-name="T38"> .hpd</text:span> files <text:span text:style-name="T269">to RadioCtl <text:s/>.</text:span><text:span text:style-name="T74">csv</text:span><text:span text:style-name="T269"> files. These can be </text:span>from the Uniden master database, <text:span text:style-name="T269">or from Favorites Lists in the Radio</text:span>. Only one input file can be processed at a time. <text:span text:style-name="T163"><text:s/></text:span></text:p>
      <text:p text:style-name="P94"><text:span text:style-name="T158">The output file</text:span> name defaults to <text:span text:style-name="T269">the name of the input file (with a </text:span><text:span text:style-name="T74">.csv</text:span><text:span text:style-name="T269"> file extension)</text:span><text:span text:style-name="T158">. The directory where the output files are placed is determined by the </text:span><text:span text:style-name="T44">'tempdir' </text:span><text:span text:style-name="T158">setting specified in the radioctl.conf file.</text:span></text:p>
      <text:p text:style-name="P336">NOTE: Converting a large <text:span text:style-name="T38">.hpd </text:span>file can take a <text:span text:style-name="T269">bit of time, depending on the options and the processing speed of your computer.</text:span></text:p>
      <text:p text:style-name="P336"/>
      <text:p text:style-name="P336">The following options are recognized for the SDS2CSV command:</text:p>
      <text:p text:style-name="P336"/>
      <text:p text:style-name="P326">Table <text:sequence text:ref-name="refTable9" text:name="Table" text:formula="ooow:Table+1" style:num-format="1">10</text:sequence>: Options for <text:span text:style-name="T270">HPD</text:span>2CSV command</text:p>
      <table:table table:name="Table12" table:style-name="Table12">
        <table:table-column table:style-name="Table12.A"/>
        <table:table-column table:style-name="Table12.B"/>
        <table:table-header-rows>
          <table:table-row>
            <table:table-cell table:style-name="Table12.A1" office:value-type="string">
              <text:p text:style-name="P182">option</text:p>
            </table:table-cell>
            <table:table-cell table:style-name="Table12.A1" office:value-type="string">
              <text:p text:style-name="P182">description</text:p>
            </table:table-cell>
          </table:table-row>
        </table:table-header-rows>
        <table:table-row>
          <table:table-cell table:style-name="Table12.A1" office:value-type="string">
            <text:p text:style-name="P222">--<text:span text:style-name="T38">append</text:span></text:p>
          </table:table-cell>
          <table:table-cell table:style-name="Table12.A1" office:value-type="string">
            <text:p text:style-name="P222">Append output to any existing file. The default is to replace the contents of any existing file.</text:p>
          </table:table-cell>
        </table:table-row>
        <table:table-row>
          <table:table-cell table:style-name="Table12.A1" office:value-type="string">
            <text:p text:style-name="P181"><text:span text:style-name="T38">--dir</text:span> directory</text:p>
          </table:table-cell>
          <table:table-cell table:style-name="Table12.A1" office:value-type="string">
            <text:p text:style-name="P181">Directory to place output into. Overrides <text:span text:style-name="T292">the standard selection.</text:span></text:p>
          </table:table-cell>
        </table:table-row>
        <table:table-row>
          <table:table-cell table:style-name="Table12.A1" office:value-type="string">
            <text:p text:style-name="P181">--<text:span text:style-name="T73">dqkey</text:span></text:p>
          </table:table-cell>
          <table:table-cell table:style-name="Table12.A1" office:value-type="string">
            <text:p text:style-name="P296">Assign Department quick-keys (if missing). If <text:span text:style-name="T38">--force</text:span> specified, Department quick-keys will ALWAYS be replaced. </text:p>
          </table:table-cell>
        </table:table-row>
        <table:table-row>
          <table:table-cell table:style-name="Table12.A1" office:value-type="string">
            <text:p text:style-name="P93">-<text:span text:style-name="T38">f|filename</text:span> filename</text:p>
          </table:table-cell>
          <table:table-cell table:style-name="Table12.A1" office:value-type="string">
            <text:p text:style-name="P93">The filename for the output. The default filename is 'temp'. Filename should NOT include any path or extension.</text:p>
          </table:table-cell>
        </table:table-row>
        <table:table-row>
          <table:table-cell table:style-name="Table12.A1" office:value-type="string">
            <text:p text:style-name="P181">--<text:span text:style-name="T73">force</text:span></text:p>
          </table:table-cell>
          <table:table-cell table:style-name="Table12.A1" office:value-type="string">
            <text:p text:style-name="P296">Force reassignment of all quick-keys for any quick-key option specified (<text:span text:style-name="T38">--dqkey</text:span>, <text:s text:c="8"/><text:span text:style-name="T38">--sqkey</text:span>, <text:span text:style-name="T38">--tqkey</text:span> or <text:span text:style-name="T38">--gqkey</text:span>)</text:p>
          </table:table-cell>
        </table:table-row>
        <table:table-row>
          <table:table-cell table:style-name="Table12.A1" office:value-type="string">
            <text:p text:style-name="P181">--<text:span text:style-name="T38">gqkey</text:span></text:p>
          </table:table-cell>
          <table:table-cell table:style-name="Table12.A1" office:value-type="string">
            <text:p text:style-name="P296">Assign <text:span text:style-name="T17">GROUP</text:span> quick-keys (if missing). If <text:span text:style-name="T38">--force</text:span> specified, <text:span text:style-name="T1">GROUP</text:span> quick-keys will ALWAYS be replaced. </text:p>
          </table:table-cell>
        </table:table-row>
        <table:table-row>
          <table:table-cell table:style-name="Table12.A1" office:value-type="string">
            <text:p text:style-name="P181">--<text:span text:style-name="T38">keyformat</text:span></text:p>
          </table:table-cell>
          <table:table-cell table:style-name="Table12.A1" office:value-type="string">
            <text:p text:style-name="P181">Output records will be in the form: keyword=value, rather than positional fields.</text:p>
          </table:table-cell>
        </table:table-row>
        <table:table-row>
          <table:table-cell table:style-name="Table12.A1" office:value-type="string">
            <text:p text:style-name="P115">--lat<text:span text:style-name="T202"> <text:s/></text:span><text:span text:style-name="T118">coord</text:span></text:p>
          </table:table-cell>
          <table:table-cell table:style-name="Table12.A1" office:value-type="string">
            <text:p text:style-name="P335">Specify the latitude for <text:span text:style-name="T202">including records. If specified, only records that have a latitude defined, and are within the radius of this latitude will be kept. The coordinate can be in </text:span><text:soft-page-break/><text:span text:style-name="T202">decimal or DMS (DD:MM:SS.SS:direction) format.</text:span></text:p>
          </table:table-cell>
        </table:table-row>
        <table:table-row table:style-name="Table12.10">
          <table:table-cell table:style-name="Table12.A1" office:value-type="string">
            <text:p text:style-name="P115">--lon <text:span text:style-name="T121">coord</text:span></text:p>
          </table:table-cell>
          <table:table-cell table:style-name="Table12.A1" office:value-type="string">
            <text:p text:style-name="P335">Specify the l<text:span text:style-name="T202">ong</text:span>itude for <text:span text:style-name="T202">including records. If specified, only records that have a longitude defined, and are within the radius of this longitude will be kept. The coordinate can be in decimal or DMS (DD:MM:SS.SS:direction) format.</text:span></text:p>
          </table:table-cell>
        </table:table-row>
        <table:table-row table:style-name="Table12.11">
          <table:table-cell table:style-name="Table12.A1" office:value-type="string">
            <text:p text:style-name="P115">--<text:span text:style-name="T270">loc </text:span><text:span text:style-name="T119">location_name</text:span></text:p>
          </table:table-cell>
          <table:table-cell table:style-name="Table12.A1" office:value-type="string">
            <text:p text:style-name="P337">Name of a pre-defined location in the the configuration file. If specified, this will set the <text:span text:style-name="T38">--lat</text:span> and <text:span text:style-name="T38">--lon</text:span> options to the coordinates defined in this location.</text:p>
          </table:table-cell>
        </table:table-row>
        <table:table-row>
          <table:table-cell table:style-name="Table12.A1" office:value-type="string">
            <text:p text:style-name="P112">--nohdr</text:p>
          </table:table-cell>
          <table:table-cell table:style-name="Table12.A1" office:value-type="string">
            <text:p text:style-name="P222">Don't generate header records.</text:p>
          </table:table-cell>
        </table:table-row>
        <table:table-row>
          <table:table-cell table:style-name="Table12.A1" office:value-type="string">
            <text:p text:style-name="P110">-o<text:span text:style-name="T270">|--overwrite</text:span></text:p>
          </table:table-cell>
          <table:table-cell table:style-name="Table12.A1" office:value-type="string">
            <text:p text:style-name="P181">Overwrite any existing file without prompting.</text:p>
          </table:table-cell>
        </table:table-row>
        <table:table-row>
          <table:table-cell table:style-name="Table12.A1" office:value-type="string">
            <text:p text:style-name="P115">--radius</text:p>
          </table:table-cell>
          <table:table-cell table:style-name="Table12.A1" office:value-type="string">
            <text:p text:style-name="P335">The radius in miles for the <text:span text:style-name="T38">--</text:span><text:span text:style-name="T75">lat</text:span><text:span text:style-name="T202"> &amp; </text:span><text:span text:style-name="T75">--lon</text:span><text:span text:style-name="T202"> options.</text:span><text:span text:style-name="T164"> Defaults to 50.</text:span></text:p>
          </table:table-cell>
        </table:table-row>
        <table:table-row>
          <table:table-cell table:style-name="Table12.A1" office:value-type="string">
            <text:p text:style-name="P110">-s<text:span text:style-name="T270">|--sort</text:span></text:p>
          </table:table-cell>
          <table:table-cell table:style-name="Table12.A1" office:value-type="string">
            <text:p text:style-name="P181">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able:table-row>
          <table:table-cell table:style-name="Table12.A1" office:value-type="string">
            <text:p text:style-name="P110">--<text:span text:style-name="T266">sqkey</text:span></text:p>
          </table:table-cell>
          <table:table-cell table:style-name="Table12.A1" office:value-type="string">
            <text:p text:style-name="P296">Assign <text:span text:style-name="T1">SYSTEM </text:span>quick-keys (if missing). If <text:span text:style-name="T38">--force</text:span> specified, <text:span text:style-name="T1">SYSTEM</text:span> quick-keys will ALWAYS be replaced. </text:p>
          </table:table-cell>
        </table:table-row>
        <table:table-row>
          <table:table-cell table:style-name="Table12.A1" office:value-type="string">
            <text:p text:style-name="P110">--tqkey</text:p>
          </table:table-cell>
          <table:table-cell table:style-name="Table12.A1" office:value-type="string">
            <text:p text:style-name="P296">Assign <text:span text:style-name="T1">SITE</text:span> quick-keys (if missing). If <text:span text:style-name="T38">--force</text:span> specified, <text:span text:style-name="T1">SITE</text:span> quick-keys will ALWAYS be replaced. </text:p>
          </table:table-cell>
        </table:table-row>
        <table:table-row>
          <table:table-cell table:style-name="Table12.A1" office:value-type="string">
            <text:p text:style-name="P110">-z|--Hz</text:p>
          </table:table-cell>
          <table:table-cell table:style-name="Table12.A1" office:value-type="string">
            <text:p text:style-name="P181">Store frequencies in Hz. The default is in MHz</text:p>
          </table:table-cell>
        </table:table-row>
      </table:table>
      <text:p text:style-name="P336"><text:s/></text:p>
      <text:p text:style-name="P85">Some notes on <text:span text:style-name="T266">q</text:span>uick-<text:span text:style-name="T266">k</text:span>ey options (--dqkey, --gqkey, --sqkey and --tqkey):</text:p>
      <text:p text:style-name="P85"/>
      <text:p text:style-name="P85">When any of these options are specified, the program will make a ‘best-attempt’ to reduce duplication of various quick-keys. <text:span text:style-name="T267">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71">the output </text:span><text:span text:style-name="T267">file and add the values.</text:span></text:p>
      <text:p text:style-name="P85"/>
      <text:p text:style-name="P302">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336"/>
      <text:p text:style-name="P95"/>
      <text:h text:style-name="P390" text:outline-level="2"><text:bookmark-start text:name="__RefHeading___Toc4885_1123065323"/>RADIOS<text:bookmark-end text:name="__RefHeading___Toc4885_1123065323"/></text:h>
      <text:p text:style-name="P349"><text:s text:c="2"/><text:span text:style-name="T307">Display the names of the currently defined radios. This command has no inputs or options. All radios that are defined to the program will be displayed. The radios listed do NOT have to be connected to the computer to be shown. </text:span></text:p>
      <text:p text:style-name="P95"/>
      <text:h text:style-name="P391" text:outline-level="2"><text:bookmark-start text:name="__RefHeading___Toc3273_1148968855"/>REWRITE<text:bookmark-end text:name="__RefHeading___Toc3273_1148968855"/></text:h>
      <text:p text:style-name="P103"><text:span text:style-name="T38">Inputs:</text:span> One or more file specifications.</text:p>
      <text:p text:style-name="P103"/>
      <text:p text:style-name="P92"><text:s/>This command will <text:span text:style-name="T265">reprocess </text:span>any number of RadioCtl data files. <text:span text:style-name="T265">The output can be a single RadioCtl file, or <text:s text:c="2"/>processed copies of the input files. Each </text:span><text:span text:style-name="T158">file will be re-indexed, and any options specified applied before being written to. </text:span></text:p>
      <text:p text:style-name="P92"><text:span text:style-name="T265">For a single file, </text:span><text:span text:style-name="T158">output file</text:span> name defaults to '<text:span text:style-name="T73">rewrite</text:span><text:span text:style-name="T38">.csv</text:span>'<text:span text:style-name="T158">. The directory where the output files are placed is determined by the '</text:span><text:span text:style-name="T44">tempdir</text:span><text:span text:style-name="T158">' setting specified in the r</text:span><text:span text:style-name="T44">adioctl.conf</text:span><text:span text:style-name="T158"> file, </text:span><text:span text:style-name="T265">or by an option on the command line. </text:span></text:p>
      <text:p text:style-name="P92"/>
      <text:p text:style-name="P89">Any references to re-indexed records (such as <text:span text:style-name="T1">SYSTEM</text:span>, <text:span text:style-name="T1">SITE</text:span>, or <text:span text:style-name="T1">GROUP</text:span> are preserved as a file is <text:soft-page-break/>processed. <text:s/>If the output file already exists, the user will be prompted to allow overwriting.<text:span text:style-name="T160"> The extension of the output file </text:span><text:span text:style-name="T265">or files</text:span><text:span text:style-name="T160"> is ALWAYS</text:span><text:span text:style-name="T43"> .csv</text:span><text:span text:style-name="T160">.</text:span></text:p>
      <text:p text:style-name="P235"/>
      <text:p text:style-name="P235">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35"/>
      <text:p text:style-name="P90">NOTE: Any comments that are NOT part of a :tag structure will be removed in the new file.</text:p>
      <text:p text:style-name="P90"/>
      <text:p text:style-name="P102">The following options are recognized for the REWRITE command:</text:p>
      <text:p text:style-name="P83"/>
      <text:p text:style-name="P224">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177">option</text:p>
            </table:table-cell>
            <table:table-cell table:style-name="Table3.A1" office:value-type="string">
              <text:p text:style-name="P177">description</text:p>
            </table:table-cell>
          </table:table-row>
        </table:table-header-rows>
        <table:table-row>
          <table:table-cell table:style-name="Table3.A1" office:value-type="string">
            <text:p text:style-name="P221">--<text:span text:style-name="T38">append</text:span></text:p>
          </table:table-cell>
          <table:table-cell table:style-name="Table3.A1" office:value-type="string">
            <text:p text:style-name="P221">Append output to any existing file. The default is to replace the contents of any existing file. <text:span text:style-name="T265">This option is ignored if the </text:span><text:span text:style-name="T73">--keep</text:span><text:span text:style-name="T265"> option is specified.</text:span></text:p>
          </table:table-cell>
        </table:table-row>
        <table:table-row>
          <table:table-cell table:style-name="Table3.A1" office:value-type="string">
            <text:p text:style-name="P178"><text:span text:style-name="T38">--dir</text:span> directory</text:p>
          </table:table-cell>
          <table:table-cell table:style-name="Table3.A1" office:value-type="string">
            <text:p text:style-name="P179">Directory to place output into. Overrides the standard selectio<text:span text:style-name="T38">n.</text:span></text:p>
          </table:table-cell>
        </table:table-row>
        <table:table-row>
          <table:table-cell table:style-name="Table3.A1" office:value-type="string">
            <text:p text:style-name="P178">--<text:span text:style-name="T73">dqkey</text:span></text:p>
          </table:table-cell>
          <table:table-cell table:style-name="Table3.A1" office:value-type="string">
            <text:p text:style-name="P294">Assign Department quick-keys (if missing). If <text:span text:style-name="T38">--force</text:span> specified, Department quick-keys will ALWAYS be replaced. </text:p>
          </table:table-cell>
        </table:table-row>
        <table:table-row>
          <table:table-cell table:style-name="Table3.A1" office:value-type="string">
            <text:p text:style-name="P91">-<text:span text:style-name="T38">f|fname</text:span> filename</text:p>
          </table:table-cell>
          <table:table-cell table:style-name="Table3.A1" office:value-type="string">
            <text:p text:style-name="P91">The filename for <text:span text:style-name="T265">a single</text:span> output <text:span text:style-name="T265">file</text:span>. The default filename is '<text:span text:style-name="T73">rewrite</text:span>'. Filename should NOT include any path or extension.</text:p>
            <text:p text:style-name="P294">This option will be ignore if the <text:span text:style-name="T38">--keep</text:span> option is specified.</text:p>
          </table:table-cell>
        </table:table-row>
        <table:table-row>
          <table:table-cell table:style-name="Table3.A1" office:value-type="string">
            <text:p text:style-name="P178">--<text:span text:style-name="T73">force</text:span></text:p>
          </table:table-cell>
          <table:table-cell table:style-name="Table3.A1" office:value-type="string">
            <text:p text:style-name="P294">Force reassignment of all quick-keys for any quick-key option specified (<text:span text:style-name="T38">--dqkey</text:span>, <text:s text:c="8"/><text:span text:style-name="T38">--sqkey</text:span>, <text:span text:style-name="T38">--tqkey</text:span> or <text:span text:style-name="T38">--gqkey</text:span>)</text:p>
          </table:table-cell>
        </table:table-row>
        <table:table-row>
          <table:table-cell table:style-name="Table3.A1" office:value-type="string">
            <text:p text:style-name="P178">--<text:span text:style-name="T38">gqkey</text:span></text:p>
          </table:table-cell>
          <table:table-cell table:style-name="Table3.A1" office:value-type="string">
            <text:p text:style-name="P295">Assign <text:span text:style-name="T17">GROUP</text:span> quick-keys (if missing). If <text:span text:style-name="T38">--force</text:span> specified, <text:span text:style-name="T1">GROUP</text:span> quick-keys will ALWAYS be replaced. </text:p>
          </table:table-cell>
        </table:table-row>
        <table:table-row table:style-name="Table3.8">
          <table:table-cell table:style-name="Table3.A1" office:value-type="string">
            <text:p text:style-name="P178"><text:span text:style-name="T38">-</text:span><text:span text:style-name="T76">i|--irenum</text:span><text:span text:style-name="T274"> x</text:span></text:p>
          </table:table-cell>
          <table:table-cell table:style-name="Table3.A1" office:value-type="string">
            <text:p text:style-name="P309">Renumber channels using ICOM Group channel specification (GGCC).</text:p>
            <text:p text:style-name="P309">‘GG’ is the group number, and ‘CC’ is the channel number.</text:p>
            <text:p text:style-name="P309">Group number will be assigned sequentially starting with ‘00’</text:p>
            <text:p text:style-name="P309"><text:span text:style-name="T275">‘</text:span><text:span text:style-name="T266">x’ is an optional value for the first channel number </text:span>in each group.</text:p>
            <text:p text:style-name="P298">If ‘x’ is omitted, the channel renumber starts at ‘0’.</text:p>
            <text:p text:style-name="P298">If ‘x’ is less than 0, all channel numbers will be set to -1 (not used).</text:p>
            <text:p text:style-name="P309">If renumbering a group results in a channel number greater than 99, that channel will be set to -1 (not used).</text:p>
            <text:p text:style-name="P319">NOTE: ‘<text:span text:style-name="T38">Orphaned</text:span>’ records will have the channel set to -1 (disabled)</text:p>
            <text:p text:style-name="P311">This option should NOT be used if <text:s/><text:span text:style-name="T38">--renum</text:span> specified. </text:p>
          </table:table-cell>
        </table:table-row>
        <table:table-row>
          <table:table-cell table:style-name="Table3.A1" office:value-type="string">
            <text:p text:style-name="P178">--<text:span text:style-name="T73">keep</text:span></text:p>
          </table:table-cell>
          <table:table-cell table:style-name="Table3.A1" office:value-type="string">
            <text:p text:style-name="P294">Keep output names. The output will be in one or more files with the same name as the input file(s).</text:p>
            <text:p text:style-name="P294">If this option is <text:span text:style-name="T269">NOT</text:span> specified, a single output file will be generated with the contents of all the input files.</text:p>
          </table:table-cell>
        </table:table-row>
        <table:table-row>
          <table:table-cell table:style-name="Table3.A1" office:value-type="string">
            <text:p text:style-name="P178">-<text:span text:style-name="T272">k|</text:span>--<text:span text:style-name="T38">keyfmt</text:span></text:p>
          </table:table-cell>
          <table:table-cell table:style-name="Table3.A1" office:value-type="string">
            <text:p text:style-name="P178"><text:span text:style-name="T208">All out</text:span>put records will be in the form: <text:span text:style-name="T38">keyword=value</text:span>, rather than positional fields.</text:p>
          </table:table-cell>
        </table:table-row>
        <table:table-row table:style-name="Table3.11">
          <table:table-cell table:style-name="Table3.A1" office:value-type="string">
            <text:p text:style-name="P111">--nohdr</text:p>
          </table:table-cell>
          <table:table-cell table:style-name="Table3.A1" office:value-type="string">
            <text:p text:style-name="P221">Don't generate header records.</text:p>
          </table:table-cell>
        </table:table-row>
        <table:table-row table:style-name="Table3.11">
          <table:table-cell table:style-name="Table3.A1" office:value-type="string">
            <text:p text:style-name="P109">-o<text:span text:style-name="T266">|--owrite</text:span></text:p>
          </table:table-cell>
          <table:table-cell table:style-name="Table3.A1" office:value-type="string">
            <text:p text:style-name="P178">Overwrite any existing file without prompting.</text:p>
          </table:table-cell>
        </table:table-row>
        <table:table-row table:style-name="Table3.11">
          <table:table-cell table:style-name="Table3.A1" office:value-type="string">
            <text:p text:style-name="P221">-<text:span text:style-name="T272">p|</text:span>-<text:span text:style-name="T38">-posfmt</text:span> </text:p>
          </table:table-cell>
          <table:table-cell table:style-name="Table3.A1" office:value-type="string">
            <text:p text:style-name="P221">All output records will be in positional format.</text:p>
          </table:table-cell>
        </table:table-row>
        <table:table-row>
          <table:table-cell table:style-name="Table3.A1" office:value-type="string">
            <text:p text:style-name="P109">--renum <text:span text:style-name="T117">x</text:span></text:p>
          </table:table-cell>
          <table:table-cell table:style-name="Table3.A1" office:value-type="string">
            <text:p text:style-name="P178">Renumber the channels. ‘<text:span text:style-name="T266">x’ is an optional value for the first channel number.</text:span></text:p>
            <text:p text:style-name="P297">If ‘x’ is omitted, the channel renumber starts at ‘0’. </text:p>
            <text:p text:style-name="P297">If ‘x’ is less than 0, all channel numbers will be set to -1 (not used).</text:p>
            <text:p text:style-name="P319">‘<text:span text:style-name="T38">Orphaned</text:span>’ records will have the channel set to -1 (disabled)</text:p>
            <text:p text:style-name="P311">This option should NOT be used if <text:span text:style-name="T38">--irenum </text:span>specified. </text:p>
          </table:table-cell>
        </table:table-row>
        <table:table-row>
          <table:table-cell table:style-name="Table3.A1" office:value-type="string">
            <text:p text:style-name="P109">-s<text:span text:style-name="T266">|--sort</text:span></text:p>
          </table:table-cell>
          <table:table-cell table:style-name="Table3.A1" office:value-type="string">
            <text:p text:style-name="P178">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ext:soft-page-break/>
        <table:table-row>
          <table:table-cell table:style-name="Table3.A1" office:value-type="string">
            <text:p text:style-name="P109">--<text:span text:style-name="T266">sqkey</text:span></text:p>
          </table:table-cell>
          <table:table-cell table:style-name="Table3.A1" office:value-type="string">
            <text:p text:style-name="P295">Assign <text:span text:style-name="T1">SYSTEM </text:span>quick-keys (if missing). If <text:span text:style-name="T38">--force</text:span> specified, <text:span text:style-name="T1">SYSTEM</text:span> quick-keys will ALWAYS be replaced. </text:p>
          </table:table-cell>
        </table:table-row>
        <table:table-row>
          <table:table-cell table:style-name="Table3.A1" office:value-type="string">
            <text:p text:style-name="P109">--tqkey</text:p>
          </table:table-cell>
          <table:table-cell table:style-name="Table3.A1" office:value-type="string">
            <text:p text:style-name="P295">Assign <text:span text:style-name="T1">SITE</text:span> quick-keys (if missing). If <text:span text:style-name="T38">--force</text:span> specified, <text:span text:style-name="T1">SITE</text:span> quick-keys will ALWAYS be replaced. </text:p>
          </table:table-cell>
        </table:table-row>
        <table:table-row>
          <table:table-cell table:style-name="Table3.A1" office:value-type="string">
            <text:p text:style-name="P109">-z|--Hz</text:p>
          </table:table-cell>
          <table:table-cell table:style-name="Table3.A1" office:value-type="string">
            <text:p text:style-name="P178">Store frequencies in Hz. The default is in M<text:span text:style-name="T268">H</text:span>z</text:p>
          </table:table-cell>
        </table:table-row>
      </table:table>
      <text:p text:style-name="P83"/>
      <text:p text:style-name="P83">Some notes on <text:span text:style-name="T266">q</text:span>uick-<text:span text:style-name="T266">k</text:span>ey options (--dqkey, --gqkey, --sqkey and --tqkey):</text:p>
      <text:p text:style-name="P83"/>
      <text:p text:style-name="P83">When any of these options are specified, the program will make a ‘best-attempt’ to reduce duplication of various quick-keys. <text:span text:style-name="T267">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83"/>
      <text:p text:style-name="P301">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301"/>
      <text:p text:style-name="P301">Quick-keys are ONLY used by Uniden Radios. <text:s/></text:p>
      <text:p text:style-name="P83"/>
      <text:p text:style-name="P7"/>
      <text:h text:style-name="P392" text:outline-level="2"><text:bookmark-start text:name="__RefHeading___Toc12893_1736276434"/>STORE<text:bookmark-end text:name="__RefHeading___Toc12893_1736276434"/></text:h>
      <text:p text:style-name="P104"><text:span text:style-name="T38">Inputs:</text:span> <text:span text:style-name="T166">Name of radio </text:span><text:span text:style-name="T169">for writing (must be specified first).</text:span><text:span text:style-name="T166"><text:line-break/></text:span><text:span text:style-name="T169"> <text:s text:c="11"/>RadioCtl file(s).</text:span></text:p>
      <text:p text:style-name="P120"><text:s text:c="12"/></text:p>
      <text:p text:style-name="P121">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293">See the documentation file </text:span><text:span text:style-name="T35">RadioCtl-Data Files.odt</text:span><text:span text:style-name="T293"> for the file and record format for the input.</text:span></text:p>
      <text:p text:style-name="P120"/>
      <text:p text:style-name="P107">How this function operates is dependent on the radio model that is being <text:span text:style-name="T169">written</text:span>. </text:p>
      <text:p text:style-name="P118"/>
      <text:p text:style-name="P107"/>
      <text:h text:style-name="P404" text:outline-level="3"><text:bookmark-start text:name="__RefHeading___Toc3279_11489688551"/>BCD325P2<text:span text:style-name="T172">/BCD396</text:span><text:span text:style-name="T297">T</text:span><text:bookmark-end text:name="__RefHeading___Toc3279_11489688551"/></text:h>
      <text:p text:style-name="P121"><text:s text:c="3"/>All of the systems, groups and frequencies included in the input file(s) will be written to the radio's memory. <text:span text:style-name="T170">New systems will ALWAYS be generated, Existing systems in the radio will not be modified unless the --erase option is specified. If the radio's dynamic memory gets exhausted, then the operation will terminate. </text:span><text:span text:style-name="T174"><text:s/></text:span></text:p>
      <text:p text:style-name="P121"/>
      <text:p text:style-name="P121"><text:span text:style-name="T294">RadioCtl requires that a</text:span><text:span text:style-name="T174"> </text:span><text:span text:style-name="T21">SYSTEM</text:span><text:span text:style-name="T174"> quick-key MUST be defined for </text:span><text:span text:style-name="T297">all Conventional</text:span><text:span text:style-name="T174"> </text:span><text:span text:style-name="T21">SYSTEM</text:span><text:span text:style-name="T174"> records. </text:span><text:span text:style-name="T297">Conventional s</text:span><text:span text:style-name="T294">ystems that do NOT have a valid quick-key defined will NOT be stored in the radio. </text:span><text:span text:style-name="T297">For trunked systems, </text:span><text:span text:style-name="T294">the BCD325P2 does NOT utilize the </text:span><text:span text:style-name="T22">SYSTEM</text:span><text:span text:style-name="T294"> quick-key, </text:span><text:span text:style-name="T297">so the program will not required it. </text:span><text:span text:style-name="T294">Instead, each individual </text:span><text:span text:style-name="T22">SITE</text:span><text:span text:style-name="T294"> record determines quick-key </text:span><text:span text:style-name="T297">usage</text:span><text:span text:style-name="T294">. </text:span><text:span text:style-name="T297">For the BCD396T, a quick-key is required <text:s/>for ALL system records (trunked or conventional), as this radio does not utilize </text:span><text:span text:style-name="T25">SITE</text:span><text:span text:style-name="T297"> records. </text:span><text:span text:style-name="T294"><text:line-break/></text:span><text:soft-page-break/></text:p>
      <text:p text:style-name="P121"><text:span text:style-name="T294">For Conventional systems, the SYSTEM</text:span> quick-key will be turned ON if the ‘<text:span text:style-name="T85">valid</text:span><text:span text:style-name="T294">’</text:span> <text:span text:style-name="T294">field</text:span> is TRUE, Turned OFF if the <text:span text:style-name="T85">valid</text:span><text:span text:style-name="T294"> field </text:span>is FALSE. However, if the ‘<text:span text:style-name="T38">turn</text:span><text:span text:style-name="T85">qk</text:span><text:span text:style-name="T294">’ key is defined, then the quick-key will be turned ON or OFF based on the value in this key.</text:span></text:p>
      <text:p text:style-name="P121"/>
      <text:p text:style-name="P339">RadioCtl also requires that each <text:span text:style-name="T1">SITE</text:span> record have a quick-key, or it will not be stored. A Trunked system <text:span text:style-name="T297">for the BCD325P2 </text:span>MUST have at least one valid <text:span text:style-name="T1">SITE</text:span> defined, or the system will NOT be stored. <text:span text:style-name="T295">Each </text:span><text:span text:style-name="T23">SITE</text:span><text:span text:style-name="T295"> must have at LEAST one </text:span><text:span text:style-name="T23">TFREQ</text:span><text:span text:style-name="T295"> record defined or the </text:span><text:span text:style-name="T23">SITE</text:span><text:span text:style-name="T295"> will be bypassed.</text:span></text:p>
      <text:p text:style-name="P340">SITE quick-keys are turned ON if the valid field is TRUE, OFF if the valid field is false. <text:span text:style-name="T169">However, if the ‘</text:span><text:span text:style-name="T86">turn</text:span><text:span text:style-name="T85">qk</text:span><text:span text:style-name="T294">’ key is defined, then the quick-key will be turned ON or OFF based on the value in this key. <text:line-break/></text:span><text:span text:style-name="T25">SITE</text:span><text:span text:style-name="T297"> records are not used by the BCD396T.</text:span></text:p>
      <text:p text:style-name="P340"/>
      <text:p text:style-name="P121"/>
      <text:p text:style-name="P122"><text:span text:style-name="T295">For GROUP records, a defined quick-key is recommended, but NOT required. If a quick-key IS defined, it will be turned ON if the valid field is TRUE, OFF if the valid field is FALSE. </text:span>However, if the ‘<text:span text:style-name="T38">turn</text:span><text:span text:style-name="T85">qk</text:span><text:span text:style-name="T294">’ key is defined, then the quick-key will be turned ON or OFF based on the value in this key.</text:span></text:p>
      <text:p text:style-name="P122"/>
      <text:p text:style-name="P340">If a quick-key is NOT defined for a group, a warning message will be displayed, and the group will have ‘LOUT’ (Lock-Out) turned on, as the group cannot be selected/deselected. </text:p>
      <text:p text:style-name="P122"/>
      <text:p text:style-name="P340">The radio makes it hard to select the system if ALL groups are locked-out or all group quick-keys turned off. Because of this, the program will attempt to detect this situation, and modify settings so that at LEAST one group is active. </text:p>
      <text:p text:style-name="P122"><text:span text:style-name="T295"><text:s/></text:span><text:span text:style-name="T170"><text:line-break/>Any group quick-key that is &gt; 9 will be adjusted by a mod 10 operations.</text:span></text:p>
      <text:p text:style-name="P122"><text:span text:style-name="T170"><text:s text:c="2"/></text:span><text:span text:style-name="T23">EX</text:span><text:span text:style-name="T170">: quick-key </text:span><text:span text:style-name="T24">23</text:span><text:span text:style-name="T170"> </text:span><text:span text:style-name="T295">=&gt;</text:span><text:span text:style-name="T170"> quick-key </text:span><text:span text:style-name="T24">3</text:span></text:p>
      <text:p text:style-name="P122"><text:span text:style-name="T170"><text:line-break/></text:span><text:span text:style-name="T295">The radio only </text:span><text:span text:style-name="T170">only allows 20 groups per system. The process will terminate after 20 groups are stored.</text:span></text:p>
      <text:p text:style-name="P341"><text:s text:c="2"/></text:p>
      <text:p text:style-name="P120"/>
      <text:h text:style-name="P405" text:outline-level="3"><text:bookmark-start text:name="__RefHeading___Toc12895_1736276434"/>SDS200/SDS100<text:bookmark-end text:name="__RefHeading___Toc12895_1736276434"/></text:h>
      <text:p text:style-name="P123"><text:s text:c="2"/>Because these radios do NOT contain any memory, this operation cannot be executed for these models.<text:span text:style-name="T171"> Use the </text:span><text:span text:style-name="T11">CSV2HPD</text:span><text:span text:style-name="T171"> command to convert RadioCtl files to save in <text:s/>the SD Card for these radios.</text:span></text:p>
      <text:p text:style-name="P123"/>
      <text:h text:style-name="P405" text:outline-level="3"><text:bookmark-start text:name="__RefHeading___Toc12897_1736276434"/>ICOM <text:span text:style-name="T196">IC-</text:span>R30<text:bookmark-end text:name="__RefHeading___Toc12897_1736276434"/></text:h>
      <text:p text:style-name="P123"><text:s text:c="3"/><text:span text:style-name="T241">This radio does not have the ability to store directly. All memory channels must be loaded from the SD Card. Use the </text:span><text:span text:style-name="T19">CSV2ICOM </text:span><text:span text:style-name="T241">command to generate this data.</text:span></text:p>
      <text:h text:style-name="P406" text:outline-level="3"><text:bookmark-start text:name="__RefHeading___Toc3729_3380326530"/>ICOM IC-705<text:span text:style-name="T197">/ICOM IC-R8600</text:span><text:bookmark-end text:name="__RefHeading___Toc3729_3380326530"/></text:h>
      <text:p text:style-name="P162"><text:s text:c="2"/><text:span text:style-name="T299">These radios contain 100 ‘groups’ of 100 channels for each group. Both group and channel addresses are 0-99. </text:span><text:span text:style-name="T241">The ‘channel’ field in </text:span><text:span text:style-name="T299">each </text:span><text:span text:style-name="T241">RadioCtl </text:span><text:span text:style-name="T26">FREQ</text:span><text:span text:style-name="T299"> record</text:span><text:span text:style-name="T241"> specifies these memory channels as 0-9999, where channels 0-99 are group 0, channels 100-199 are group 1, etc. This is referred to as ‘GGCC’ specification (‘GG’ is group, ‘CC’ is channel in that group). </text:span></text:p>
      <text:p text:style-name="P344"/>
      <text:p text:style-name="P344">Each RadioCtl <text:span text:style-name="T1">FREQ</text:span> record will be stored in the channel specified in that record. Channels are expected to be in ‘GGCC’ format. </text:p>
      <text:p text:style-name="P344">Ex: <text:s/>If ‘channel’ field is ‘234’, the data will be stored in the Radio’s Group 02, Channel 34.</text:p>
      <text:p text:style-name="P344"/>
      <text:p text:style-name="P344"><text:soft-page-break/>The RadioCtl <text:span text:style-name="T1">GROUP</text:span> records are usually not used for this operation with a couple of exceptions:</text:p>
      <text:p text:style-name="P344"/>
      <text:p text:style-name="P344"><text:s text:c="3"/>Both <text:span text:style-name="T1">GROUP</text:span> and <text:span text:style-name="T1">FREQ</text:span> records can specify the ‘<text:span text:style-name="T38">scangrp</text:span>’ key. This key identifies a record as being part of a ‘<text:span text:style-name="T38">scanning group</text:span>’ in the radio. For the IC-705, there are 3 of these (numbered 1-3), while the IC-R8600 has 9. This key is entered as an ‘<text:span text:style-name="T38">_extra</text:span>’ field on positional <text:span text:style-name="T1">FREQ</text:span> or <text:span text:style-name="T1">GROUP</text:span> records in the RadioCtl data file. If this key is specified on a <text:span text:style-name="T1">FREQ </text:span>record, it will be set in the radio for that channel. If it is NOT specified on the <text:span text:style-name="T1">FREQ</text:span> record, but it IS specified on the referenced <text:span text:style-name="T1">GROUP</text:span> record, the value from the <text:span text:style-name="T1">GROUP</text:span> record will be set in the radio. </text:p>
      <text:p text:style-name="P344"/>
      <text:p text:style-name="P165"><text:s/></text:p>
      <text:p text:style-name="P166">If the --<text:span text:style-name="T34">renum</text:span> option is specified, the <text:span text:style-name="T241">channel number in the </text:span><text:span text:style-name="T27">FREQ</text:span><text:span text:style-name="T300"> record</text:span><text:span text:style-name="T241"> is ignored. </text:span><text:span text:style-name="T300">Instead, c</text:span>hannels are <text:span text:style-name="T241">written to </text:span><text:s/><text:span text:style-name="T241">sequentially </text:span>starting with <text:span text:style-name="T277">the first channel in each group (usually 0)</text:span>. <text:span text:style-name="T241">Groups are selected incrementally starting with 0 for </text:span>each <text:span text:style-name="T1">GROUP</text:span> record <text:span text:style-name="T241">in the file. </text:span><text:span text:style-name="T277">If a number is given with the</text:span><text:span text:style-name="T36"> --renum</text:span><text:span text:style-name="T277"> option, the first channel in each group written will be that number. </text:span></text:p>
      <text:p text:style-name="P166"/>
      <text:p text:style-name="P344">ex:<text:span text:style-name="T38"> --renum 5</text:span> <text:s text:c="2"/># the first FREQ record in the file will be written to the Radio’s Group 0, channel 5. </text:p>
      <text:p text:style-name="P344"/>
      <text:p text:style-name="P317">If renumbering causes a channel in a group to be larger than 99, then that record will NOT be stored in the radio. </text:p>
      <text:p text:style-name="P318"/>
      <text:p text:style-name="P166"/>
      <text:p text:style-name="P166"><text:span text:style-name="T1">NOTE</text:span>:Although these radios can theoretically access 10,000 channels, the storage limit is a LOT lower. The IC-705 can store a maximum of 500 channels. The <text:span text:style-name="T300">IC-</text:span>R8600 can store 2000.</text:p>
      <text:p text:style-name="P164"><text:s/></text:p>
      <text:p text:style-name="P163"/>
      <text:p text:style-name="P120"><text:s text:c="3"/></text:p>
      <text:h text:style-name="P407" text:outline-level="3"><text:bookmark-start text:name="__RefHeading___Toc12899_1736276434"/>All other radios<text:bookmark-end text:name="__RefHeading___Toc12899_1736276434"/></text:h>
      <text:p text:style-name="P124"><text:span text:style-name="T38">System</text:span> and <text:span text:style-name="T38">Group</text:span> records are not used. Only frequencies from non-trunked systems in the input file(s) will be stored. The channel number MUST be specified on each '<text:span text:style-name="T38">freq</text:span>' record to store, and be within the range of the radio's memory Any record with a channel number missing or outside the range will be ignored.</text:p>
      <text:p text:style-name="P124">Frequencies must also be within the range of the radio. If the frequency is outside the range, the record is ignored. The exception is if frequency is 0. In this case, the memory channel will be cleared. </text:p>
      <text:p text:style-name="P125">Note that some radios (such as the <text:span text:style-name="T301">Kenwood</text:span> TH-F6A) will also <text:span text:style-name="T196">adjust </text:span>frequencies that are not within a particular step value for the frequency.</text:p>
      <text:p text:style-name="P124"/>
      <text:p text:style-name="P5">The following options are recognized for the <text:span text:style-name="T280">STORE</text:span> command:</text:p>
      <text:p text:style-name="P5"/>
      <table:table table:name="Writesys" table:style-name="Writesys">
        <table:table-column table:style-name="Writesys.A"/>
        <table:table-column table:style-name="Writesys.B"/>
        <table:table-header-rows>
          <table:table-row>
            <table:table-cell table:style-name="Writesys.A1" office:value-type="string">
              <text:p text:style-name="P177">option</text:p>
            </table:table-cell>
            <table:table-cell table:style-name="Writesys.A1" office:value-type="string">
              <text:p text:style-name="P177">description</text:p>
            </table:table-cell>
          </table:table-row>
        </table:table-header-rows>
        <table:table-row>
          <table:table-cell table:style-name="Writesys.A1" office:value-type="string">
            <text:p text:style-name="Table_20_Contents"><text:span text:style-name="T38">--</text:span><text:span text:style-name="T77">count</text:span><text:span text:style-name="T276"> n</text:span></text:p>
          </table:table-cell>
          <table:table-cell table:style-name="Writesys.A1" office:value-type="string">
            <text:p text:style-name="P311">Count of channels to store. The operation will terminate after ‘n’ channels have been successfully stored in the radio. </text:p>
            <text:p text:style-name="P311">This option is ignored for Uniden Dynamic Radios. </text:p>
          </table:table-cell>
        </table:table-row>
        <table:table-row table:style-name="Writesys.3">
          <table:table-cell table:style-name="Writesys.A1" office:value-type="string">
            <text:p text:style-name="P205">-<text:span text:style-name="T38">-erase</text:span></text:p>
          </table:table-cell>
          <table:table-cell table:style-name="Writesys.A1" office:value-type="string">
            <text:p text:style-name="P314">For Uniden Dynamic radios, i<text:span text:style-name="T242">f a system exists with the same 'service' data as the one being written, erase that system before writing the new one. The comparison for the service name IS case sensitive. </text:span></text:p>
            <text:p text:style-name="P311">This option is not used for all other radios. </text:p>
          </table:table-cell>
        </table:table-row>
        <table:table-row table:style-name="Writesys.3">
          <table:table-cell table:style-name="Writesys.A1" office:value-type="string">
            <text:p text:style-name="P161">--<text:span text:style-name="T80">globals</text:span></text:p>
          </table:table-cell>
          <table:table-cell table:style-name="Writesys.A1" office:value-type="string">
            <text:p text:style-name="P315"><text:span text:style-name="T279">Store</text:span> any global information records (from the input file) into the Radio.</text:p>
          </table:table-cell>
        </table:table-row>
        <table:table-row table:style-name="Writesys.3">
          <table:table-cell table:style-name="Writesys.A1" office:value-type="string">
            <text:p text:style-name="P161">--<text:span text:style-name="T80">nodie</text:span></text:p>
          </table:table-cell>
          <table:table-cell table:style-name="Writesys.A1" office:value-type="string">
            <text:p text:style-name="P315">For Uniden radios, do not exit if there are records in error. Normally, if any record has issues, the operation will terminate. </text:p>
            <text:p text:style-name="P315">Note that any records with an error (and the <text:span text:style-name="T38">children</text:span> of that record) will NEVER be stored in the radio.</text:p>
          </table:table-cell>
        </table:table-row>
        <text:soft-page-break/>
        <table:table-row table:style-name="Writesys.3">
          <table:table-cell table:style-name="Writesys.A1" office:value-type="string">
            <text:p text:style-name="Table_20_Contents">--<text:span text:style-name="T80">nosys</text:span></text:p>
          </table:table-cell>
          <table:table-cell table:style-name="Writesys.A1" office:value-type="string">
            <text:p text:style-name="P315">Don’t store systems. This is used in conjunction with the --globals and/or --search options <text:span text:style-name="T279">when those are the ONLY records that should be set.</text:span></text:p>
          </table:table-cell>
        </table:table-row>
        <table:table-row table:style-name="Writesys.3">
          <table:table-cell table:style-name="Writesys.A1" office:value-type="string">
            <text:p text:style-name="Table_20_Contents">-<text:span text:style-name="T38">-port </text:span><text:s/><text:span text:style-name="T38">dev</text:span><text:span text:style-name="T52">ice</text:span><text:span text:style-name="T38"> </text:span></text:p>
          </table:table-cell>
          <table:table-cell table:style-name="Writesys.A1" office:value-type="string">
            <text:p text:style-name="P313">Specify a <text:span text:style-name="T198">port (device)</text:span> to use. Ports are usually <text:span text:style-name="T38">/dev/ttyUSBx</text:span> or <text:span text:style-name="T38">/dev/ttyACMx</text:span>.</text:p>
            <text:p text:style-name="P313">If not specified, <text:span text:style-name="T196">the program will attempt to automatically locate the correct port.</text:span></text:p>
            <text:p text:style-name="P316">Normally, this option should not be needed, as the program SHOULD be able to detect where the radio port is. </text:p>
          </table:table-cell>
        </table:table-row>
        <table:table-row table:style-name="Writesys.3">
          <table:table-cell table:style-name="Writesys.A1" office:value-type="string">
            <text:p text:style-name="P161">-<text:span text:style-name="T38">-renum </text:span><text:span text:style-name="T107">x</text:span></text:p>
          </table:table-cell>
          <table:table-cell table:style-name="Writesys.A1" office:value-type="string">
            <text:p text:style-name="P180">Renumber the channels. ‘<text:span text:style-name="T266">x’ is an optional value for the first channel number. If </text:span><text:span text:style-name="T278">specified, the </text:span><text:span text:style-name="T266">value must be 0 or greater </text:span><text:span text:style-name="T278">(negative values are NOT allowed).</text:span></text:p>
            <text:p text:style-name="P299">If ‘x’ is omitted, the channel renumber starts at ‘0’. </text:p>
            <text:p text:style-name="P315">If the radio is an ICOM radio with group support (IC-705/R8600), renumber will use ‘GGCC’ format for the renumbering. </text:p>
            <text:p text:style-name="P307">‘GG’ is the group number, and ‘CC’ is the channel number.</text:p>
            <text:p text:style-name="P308">Group number will be assigned sequentially starting with ‘00’, <text:span text:style-name="T278">channels for each group will start with the ‘x’ specified, or 0.</text:span></text:p>
            <text:p text:style-name="P319">NOTE: ‘<text:span text:style-name="T38">Orphaned</text:span>’ records <text:span text:style-name="T301">(those that do NOT reference a GROUP/SYSTEM record) </text:span>will have the channel set to -1 (disabled)</text:p>
            <text:p text:style-name="P167">This option is ignored for Dynamic Radios (Uniden).</text:p>
          </table:table-cell>
        </table:table-row>
        <table:table-row table:style-name="Writesys.3">
          <table:table-cell table:style-name="Writesys.A1" office:value-type="string">
            <text:p text:style-name="P161">--<text:span text:style-name="T78">search</text:span></text:p>
          </table:table-cell>
          <table:table-cell table:style-name="Writesys.A1" office:value-type="string">
            <text:p text:style-name="P316">Store any SEARCH records from the input file into the radio. </text:p>
            <text:p text:style-name="P316"><text:span text:style-name="T1">NOTE</text:span>: <text:span text:style-name="T281">This is only valid for BCD325P2 and BCD396T radios.</text:span></text:p>
          </table:table-cell>
        </table:table-row>
        <table:table-row table:style-name="Writesys.3">
          <table:table-cell table:style-name="Writesys.A1" office:value-type="string">
            <text:p text:style-name="P161">--<text:span text:style-name="T79">tone</text:span></text:p>
          </table:table-cell>
          <table:table-cell table:style-name="Writesys.A1" office:value-type="string">
            <text:p text:style-name="P320">Store any TONE records from the input file into the radio.</text:p>
            <text:p text:style-name="P320"><text:span text:style-name="T1">NOTE</text:span>:This is only valid for BCD324P2 radios. </text:p>
          </table:table-cell>
        </table:table-row>
      </table:table>
      <text:p text:style-name="P5"/>
      <text:p text:style-name="P5"/>
      <text:p text:style-name="P5"/>
      <text:p text:style-name="P5"/>
      <text:p text:style-name="P5"/>
      <text:h text:style-name="P381" text:outline-level="1"><text:bookmark-start text:name="__RefHeading___Toc12901_1736276434"/>File Formats<text:bookmark-end text:name="__RefHeading___Toc12901_1736276434"/></text:h>
      <text:p text:style-name="P135"><text:s/>File formats are documented in a separate file, <text:span text:style-name="T38">RadioCtl-DataFiles.od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4-06-20T14:03:04.624385010</dc:date>
    <meta:generator>LibreOffice/24.2.4.1$Linux_X86_64 LibreOffice_project/420$Build-1</meta:generator>
    <meta:editing-duration>P2DT9H26M58S</meta:editing-duration>
    <meta:editing-cycles>215</meta:editing-cycles>
    <meta:document-statistic meta:table-count="23" meta:image-count="0" meta:object-count="0" meta:page-count="34" meta:paragraph-count="943" meta:word-count="17261" meta:character-count="83995" meta:non-whitespace-character-count="70143"/>
  </office:meta>
</office:document-meta>
</file>